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8.932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2.29cm" fo:break-before="auto" style:use-optimal-row-height="true"/>
    </style:style>
    <style:style style:name="ro7" style:family="table-row">
      <style:table-row-properties style:row-height="8.109cm" fo:break-before="auto" style:use-optimal-row-height="true"/>
    </style:style>
    <style:style style:name="ro8" style:family="table-row">
      <style:table-row-properties style:row-height="3.184cm" fo:break-before="auto" style:use-optimal-row-height="true"/>
    </style:style>
    <style:style style:name="ro9" style:family="table-row">
      <style:table-row-properties style:row-height="2.738cm" fo:break-before="auto" style:use-optimal-row-height="true"/>
    </style:style>
    <style:style style:name="ro10" style:family="table-row">
      <style:table-row-properties style:row-height="3.632cm" fo:break-before="auto" style:use-optimal-row-height="true"/>
    </style:style>
    <style:style style:name="ro11" style:family="table-row">
      <style:table-row-properties style:row-height="4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666666" style:text-align-source="fix" style:repeat-content="false" fo:wrap-option="wrap" fo:border="0.06pt solid #000000"/>
      <style:paragraph-properties fo:text-align="center" fo:margin-left="0cm"/>
      <style:text-properties fo:color="#ffffff" fo:font-size="14pt" style:font-size-asian="14pt" style:font-size-complex="14pt"/>
    </style:style>
    <style:style style:name="ce5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  <style:map style:condition="cell-content()=&quot;x&quot;" style:apply-style-name="Error" style:base-cell-address="cpdexcluded2.C2"/>
      <style:map style:condition="cell-content()=&quot;&quot;" style:apply-style-name="Good" style:base-cell-address="cpdexcluded2.C2"/>
    </style:style>
    <style:style style:name="ce8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cpdexcluded2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KEGG Name</text:p>
          </table:table-cell>
          <table:table-cell table:style-name="ce4" office:value-type="string" calcext:value-type="string">
            <text:p>Compound</text:p>
          </table:table-cell>
          <table:table-cell table:style-name="ce1" office:value-type="string" calcext:value-type="string">
            <text:p>Secondary</text:p>
          </table:table-cell>
          <table:table-cell table:style-name="ce8" table:number-columns-repeated="1021"/>
        </table:table-row>
        <table:table-row table:style-name="ro2">
          <table:table-cell table:style-name="ce2" office:value-type="string" calcext:value-type="string">
            <text:p>cpd:C00001</text:p>
          </table:table-cell>
          <table:table-cell table:style-name="ce5" office:value-type="string" calcext:value-type="string">
            <text:p>H2O; Water</text:p>
          </table:table-cell>
          <table:table-cell table:style-name="ce7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pd:C00002</text:p>
          </table:table-cell>
          <table:table-cell table:style-name="ce5" office:value-type="string" calcext:value-type="string">
            <text:p>ATP; Adenosine 5'-triphosphate</text:p>
          </table:table-cell>
          <table:table-cell table:style-name="ce7"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pd:C00003</text:p>
          </table:table-cell>
          <table:table-cell table:style-name="ce5" office:value-type="string" calcext:value-type="string">
            <text:p>NAD+; NAD; Nicotinamide adenine dinucleotide; DPN; Diphosphopyridine nucleotide; Nadide; beta-NAD+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005</text:p>
          </table:table-cell>
          <table:table-cell table:style-name="ce5" office:value-type="string" calcext:value-type="string">
            <text:p>NADPH; TPNH; Reduced nicotinamide adenine dinucleotide phosphate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0006</text:p>
          </table:table-cell>
          <table:table-cell table:style-name="ce5" office:value-type="string" calcext:value-type="string">
            <text:p>NADP+; NADP; Nicotinamide adenine dinucleotide phosphate; beta-Nicotinamide adenine dinucleotide phosphate; TPN; Triphosphopyridine nucleotide; beta-NADP+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008</text:p>
          </table:table-cell>
          <table:table-cell table:style-name="ce5" office:value-type="string" calcext:value-type="string">
            <text:p>ADP; Adenosine 5'-diphosphate</text:p>
          </table:table-cell>
          <table:table-cell table:style-name="ce7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pd:C00010</text:p>
          </table:table-cell>
          <table:table-cell table:style-name="ce5" office:value-type="string" calcext:value-type="string">
            <text:p>CoA; Coenzyme A; CoA-SH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011</text:p>
          </table:table-cell>
          <table:table-cell table:style-name="ce5" office:value-type="string" calcext:value-type="string">
            <text:p>CO2; Carbon dioxide</text:p>
          </table:table-cell>
          <table:table-cell table:style-name="ce7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pd:C00014</text:p>
          </table:table-cell>
          <table:table-cell table:style-name="ce5" office:value-type="string" calcext:value-type="string">
            <text:p>Ammonia; NH3</text:p>
          </table:table-cell>
          <table:table-cell table:style-name="ce7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pd:C00015</text:p>
          </table:table-cell>
          <table:table-cell table:style-name="ce5" office:value-type="string" calcext:value-type="string">
            <text:p>UDP; Uridine 5'-diphosphate</text:p>
          </table:table-cell>
          <table:table-cell table:style-name="ce7" office:value-type="string" calcext:value-type="string">
            <text:p>x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cpd:C00018</text:p>
          </table:table-cell>
          <table:table-cell table:style-name="ce5" office:value-type="string" calcext:value-type="string">
            <text:p>Pyridoxal phosphate; Pyridoxal 5'-phosphate; Pyridoxal 5-phosphate; PLP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019</text:p>
          </table:table-cell>
          <table:table-cell table:style-name="ce5" office:value-type="string" calcext:value-type="string">
            <text:p>S-Adenosyl-L-methionine; S-Adenosylmethionine; AdoMet; SAM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0020</text:p>
          </table:table-cell>
          <table:table-cell table:style-name="ce5" office:value-type="string" calcext:value-type="string">
            <text:p>AMP; Adenosine 5'-monophosphate; Adenylic acid; Adenylate; 5'-AMP; 5'-Adenylic acid; 5'-Adenosine monophosphate; Adenosine 5'-phosphate</text:p>
          </table:table-cell>
          <table:table-cell table:style-name="ce7" office:value-type="string" calcext:value-type="string">
            <text:p>x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cpd:C00022</text:p>
          </table:table-cell>
          <table:table-cell table:style-name="ce5" office:value-type="string" calcext:value-type="string">
            <text:p>Pyruvate; Pyruvic acid; 2-Oxopropanoate; 2-Oxopropanoic acid; Pyroracem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024</text:p>
          </table:table-cell>
          <table:table-cell table:style-name="ce5" office:value-type="string" calcext:value-type="string">
            <text:p>Acetyl-CoA; Acetyl coenzyme A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025</text:p>
          </table:table-cell>
          <table:table-cell table:style-name="ce5" office:value-type="string" calcext:value-type="string">
            <text:p>L-Glutamate; L-Glutamic acid; L-Glutaminic acid; Glutam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026</text:p>
          </table:table-cell>
          <table:table-cell table:style-name="ce5" office:value-type="string" calcext:value-type="string">
            <text:p>2-Oxoglutarate; Oxoglutaric acid; 2-Ketoglutaric acid; alpha-Ketoglutaric acid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029</text:p>
          </table:table-cell>
          <table:table-cell table:style-name="ce5" office:value-type="string" calcext:value-type="string">
            <text:p>UDP-glucose; UDPglucose; UDP-D-glucose; Uridine diphosphate glucose; UDP-alpha-D-glucos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031</text:p>
          </table:table-cell>
          <table:table-cell table:style-name="ce5" office:value-type="string" calcext:value-type="string">
            <text:p>D-Glucose; Grape sugar; Dextrose; Glucose; D-Glucopyranos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032</text:p>
          </table:table-cell>
          <table:table-cell table:style-name="ce5" office:value-type="string" calcext:value-type="string">
            <text:p>Heme; Haem; Protoheme; Heme B; Protoheme IX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033</text:p>
          </table:table-cell>
          <table:table-cell table:style-name="ce5" office:value-type="string" calcext:value-type="string">
            <text:p>Acetate; Acetic acid; Ethanoic acid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036</text:p>
          </table:table-cell>
          <table:table-cell table:style-name="ce5" office:value-type="string" calcext:value-type="string">
            <text:p>Oxaloacetate; Oxalacetic acid; Oxaloacetic acid; 2-Oxobutanedioic acid; 2-Oxosuccinic acid; keto-Oxaloacet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037</text:p>
          </table:table-cell>
          <table:table-cell table:style-name="ce5" office:value-type="string" calcext:value-type="string">
            <text:p>Glycine; Aminoacetic acid; Gly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040</text:p>
          </table:table-cell>
          <table:table-cell table:style-name="ce5" office:value-type="string" calcext:value-type="string">
            <text:p>Acyl-CoA; Acyl coenzyme A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041</text:p>
          </table:table-cell>
          <table:table-cell table:style-name="ce5" office:value-type="string" calcext:value-type="string">
            <text:p>L-Alanine; L-2-Aminopropionic acid; L-alpha-Alan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042</text:p>
          </table:table-cell>
          <table:table-cell table:style-name="ce5" office:value-type="string" calcext:value-type="string">
            <text:p>Succinate; Succinic acid; Butanedionic acid; Ethylenesuccinic acid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043</text:p>
          </table:table-cell>
          <table:table-cell table:style-name="ce5" office:value-type="string" calcext:value-type="string">
            <text:p>UDP-N-acetyl-alpha-D-glucosamine; UDP-N-acetyl-D-glucosamine; UDP-N-acetylglucosam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047</text:p>
          </table:table-cell>
          <table:table-cell table:style-name="ce5" office:value-type="string" calcext:value-type="string">
            <text:p>L-Lysine; Lysine acid; 2,6-Diaminohexano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048</text:p>
          </table:table-cell>
          <table:table-cell table:style-name="ce5" office:value-type="string" calcext:value-type="string">
            <text:p>Glyoxylate; Glyoxalate; Glyoxylic acid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049</text:p>
          </table:table-cell>
          <table:table-cell table:style-name="ce5" office:value-type="string" calcext:value-type="string">
            <text:p>L-Aspartate; L-Aspartic acid; 2-Aminosuccinic acid; L-Asp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0051</text:p>
          </table:table-cell>
          <table:table-cell table:style-name="ce5" office:value-type="string" calcext:value-type="string">
            <text:p>Glutathione; 5-L-Glutamyl-L-cysteinylglycine; N-(N-gamma-L-Glutamyl-L-cysteinyl)glycine; gamma-L-Glutamyl-L-cysteinyl-glycine; GSH; Reduced glutathion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052</text:p>
          </table:table-cell>
          <table:table-cell table:style-name="ce5" office:value-type="string" calcext:value-type="string">
            <text:p>UDP-alpha-D-galactose; UDP-D-galactose; UDP-galactose; UDP-D-galactopyranose; UDP-alpha-D-galactopyranos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053</text:p>
          </table:table-cell>
          <table:table-cell table:style-name="ce5" office:value-type="string" calcext:value-type="string">
            <text:p>3'-Phosphoadenylyl sulfate; 3'-Phosphoadenosine 5'-phosphosulfate; 3'-Phospho-5'-adenylyl sulfate; PAPS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054</text:p>
          </table:table-cell>
          <table:table-cell table:style-name="ce5" office:value-type="string" calcext:value-type="string">
            <text:p>Adenosine 3',5'-bisphosphate; PAP; 3'-Phosphoadenylate; Phosphoadenosine phosph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058</text:p>
          </table:table-cell>
          <table:table-cell table:style-name="ce5" office:value-type="string" calcext:value-type="string">
            <text:p>Formate; Methanoic acid; Formic acid</text:p>
          </table:table-cell>
          <table:table-cell table:style-name="ce7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pd:C00059</text:p>
          </table:table-cell>
          <table:table-cell table:style-name="ce5" office:value-type="string" calcext:value-type="string">
            <text:p>Sulfate; Sulfuric acid</text:p>
          </table:table-cell>
          <table:table-cell table:style-name="ce7" office:value-type="string" calcext:value-type="string">
            <text:p>x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cpd:C00062</text:p>
          </table:table-cell>
          <table:table-cell table:style-name="ce5" office:value-type="string" calcext:value-type="string">
            <text:p>L-Arginine; (S)-2-Amino-5-guanidinovaleric acid; L-Ar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064</text:p>
          </table:table-cell>
          <table:table-cell table:style-name="ce5" office:value-type="string" calcext:value-type="string">
            <text:p>L-Glutamine; L-2-Aminoglutaramic acid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065</text:p>
          </table:table-cell>
          <table:table-cell table:style-name="ce5" office:value-type="string" calcext:value-type="string">
            <text:p>L-Serine; L-2-Amino-3-hydroxypropionic acid; L-3-Hydroxy-alanine; Ser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066</text:p>
          </table:table-cell>
          <table:table-cell table:style-name="ce5" office:value-type="string" calcext:value-type="string">
            <text:p>tRNA; tRNA(n); tRNA(n+1); transfer RNA</text:p>
          </table:table-cell>
          <table:table-cell table:style-name="ce7" office:value-type="string" calcext:value-type="string">
            <text:p>x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cpd:C00068</text:p>
          </table:table-cell>
          <table:table-cell table:style-name="ce5" office:value-type="string" calcext:value-type="string">
            <text:p>Thiamin diphosphate; Thiamine diphosphate; Thiamin pyrophosphate; TPP; ThPP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072</text:p>
          </table:table-cell>
          <table:table-cell table:style-name="ce5" office:value-type="string" calcext:value-type="string">
            <text:p>Ascorbate; Ascorbic acid; L-Ascorbate; L-Ascorbic acid; Vitamin C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073</text:p>
          </table:table-cell>
          <table:table-cell table:style-name="ce5" office:value-type="string" calcext:value-type="string">
            <text:p>L-Methionine; Methionine; L-2-Amino-4methylthiobutyric acid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074</text:p>
          </table:table-cell>
          <table:table-cell table:style-name="ce5" office:value-type="string" calcext:value-type="string">
            <text:p>Phosphoenolpyruvate; Phosphoenolpyruvic acid; PEP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077</text:p>
          </table:table-cell>
          <table:table-cell table:style-name="ce5" office:value-type="string" calcext:value-type="string">
            <text:p>L-Ornithine; (S)-2,5-Diaminovaleric acid; (S)-2,5-Diaminopentanoic acid; (S)-2,5-Diaminopentano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079</text:p>
          </table:table-cell>
          <table:table-cell table:style-name="ce5" office:value-type="string" calcext:value-type="string">
            <text:p>L-Phenylalanine; (S)-alpha-Amino-beta-phenylpropionic acid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082</text:p>
          </table:table-cell>
          <table:table-cell table:style-name="ce5" office:value-type="string" calcext:value-type="string">
            <text:p>L-Tyrosine; (S)-3-(p-Hydroxyphenyl)alanine; (S)-2-Amino-3-(p-hydroxyphenyl)propionic acid; Tyros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083</text:p>
          </table:table-cell>
          <table:table-cell table:style-name="ce5" office:value-type="string" calcext:value-type="string">
            <text:p>Malonyl-CoA; Malonyl coenzyme 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084</text:p>
          </table:table-cell>
          <table:table-cell table:style-name="ce5" office:value-type="string" calcext:value-type="string">
            <text:p>Acetaldehyde; Ethanal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085</text:p>
          </table:table-cell>
          <table:table-cell table:style-name="ce5" office:value-type="string" calcext:value-type="string">
            <text:p>D-Fructose 6-phosphate; D-Fructose 6-phosphoric acid; Neuberg ester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086</text:p>
          </table:table-cell>
          <table:table-cell table:style-name="ce5" office:value-type="string" calcext:value-type="string">
            <text:p>Urea; Carbamide</text:p>
          </table:table-cell>
          <table:table-cell table:style-name="ce7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pd:C00088</text:p>
          </table:table-cell>
          <table:table-cell table:style-name="ce5" office:value-type="string" calcext:value-type="string">
            <text:p>Nitrite</text:p>
          </table:table-cell>
          <table:table-cell table:style-name="ce7" office:value-type="string" calcext:value-type="string">
            <text:p>x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cpd:C00089</text:p>
          </table:table-cell>
          <table:table-cell table:style-name="ce5" office:value-type="string" calcext:value-type="string">
            <text:p>Sucrose; Cane sugar; Saccharose; 1-alpha-D-Glucopyranosyl-2-beta-D-fructofuranosid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091</text:p>
          </table:table-cell>
          <table:table-cell table:style-name="ce5" office:value-type="string" calcext:value-type="string">
            <text:p>Succinyl-CoA; Succinyl coenzyme A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092</text:p>
          </table:table-cell>
          <table:table-cell table:style-name="ce5" office:value-type="string" calcext:value-type="string">
            <text:p>D-Glucose 6-phosphate; Glucose 6-phosphate; Robison ester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093</text:p>
          </table:table-cell>
          <table:table-cell table:style-name="ce5" office:value-type="string" calcext:value-type="string">
            <text:p>sn-Glycerol 3-phosphate; Glycerophosphoric acid; D-Glycerol 1-phosph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094</text:p>
          </table:table-cell>
          <table:table-cell table:style-name="ce5" office:value-type="string" calcext:value-type="string">
            <text:p>Sulfite; Sulfurous acid</text:p>
          </table:table-cell>
          <table:table-cell table:style-name="ce7" office:value-type="string" calcext:value-type="string">
            <text:p>x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cpd:C00095</text:p>
          </table:table-cell>
          <table:table-cell table:style-name="ce5" office:value-type="string" calcext:value-type="string">
            <text:p>D-Fructose; Levulose; Fruit sugar; D-arabino-Hexulos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097</text:p>
          </table:table-cell>
          <table:table-cell table:style-name="ce5" office:value-type="string" calcext:value-type="string">
            <text:p>L-Cysteine; L-2-Amino-3-mercaptopropionic acid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099</text:p>
          </table:table-cell>
          <table:table-cell table:style-name="ce5" office:value-type="string" calcext:value-type="string">
            <text:p>beta-Alanine; 3-Aminopropionic acid; 3-Aminopropano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100</text:p>
          </table:table-cell>
          <table:table-cell table:style-name="ce5" office:value-type="string" calcext:value-type="string">
            <text:p>Propanoyl-CoA; Propionyl-CoA; Propionyl coenzyme A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0101</text:p>
          </table:table-cell>
          <table:table-cell table:style-name="ce5" office:value-type="string" calcext:value-type="string">
            <text:p>Tetrahydrofolate; 5,6,7,8-Tetrahydrofolate; Tetrahydrofolic acid; THF; (6S)-Tetrahydrofolate; (6S)-Tetrahydrofolic acid; (6S)-THFA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103</text:p>
          </table:table-cell>
          <table:table-cell table:style-name="ce5" office:value-type="string" calcext:value-type="string">
            <text:p>D-Glucose 1-phosphate; alpha-D-Glucose 1-phosphate; Cori ester; D-Glucose alpha-1-phosph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105</text:p>
          </table:table-cell>
          <table:table-cell table:style-name="ce5" office:value-type="string" calcext:value-type="string">
            <text:p>UMP; Uridylic acid; Uridine monophosphate; Uridine 5'-monophosphate; 5'Uridylic acid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108</text:p>
          </table:table-cell>
          <table:table-cell table:style-name="ce5" office:value-type="string" calcext:value-type="string">
            <text:p>Anthranilate; Anthranilic acid; o-Aminobenzoic acid; Vitamin L1; 2-Aminobenzoate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0109</text:p>
          </table:table-cell>
          <table:table-cell table:style-name="ce5" office:value-type="string" calcext:value-type="string">
            <text:p>2-Oxobutanoate; 2-Ketobutyric acid; 2-Oxobutyric acid; 2-Oxobutyrate; 2-Oxobutanoic acid; alpha-Ketobutyric acid; alpha-Ketobutyrat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111</text:p>
          </table:table-cell>
          <table:table-cell table:style-name="ce5" office:value-type="string" calcext:value-type="string">
            <text:p>Glycerone phosphate; Dihydroxyacetone phosphate; 3-Hydroxy-2-oxopropyl phosph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114</text:p>
          </table:table-cell>
          <table:table-cell table:style-name="ce5" office:value-type="string" calcext:value-type="string">
            <text:p>Choline; Bilineur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116</text:p>
          </table:table-cell>
          <table:table-cell table:style-name="ce5" office:value-type="string" calcext:value-type="string">
            <text:p>Glycerol; Glycerin; 1,2,3-Trihydroxypropane; 1,2,3-Propanetriol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117</text:p>
          </table:table-cell>
          <table:table-cell table:style-name="ce5" office:value-type="string" calcext:value-type="string">
            <text:p>D-Ribose 5-phosphate; Ribose 5-phosphat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118</text:p>
          </table:table-cell>
          <table:table-cell table:style-name="ce5" office:value-type="string" calcext:value-type="string">
            <text:p>D-Glyceraldehyde 3-phosphate; (2R)-2-Hydroxy-3-(phosphonooxy)-propanal; Glyceraldehyde 3-phosphat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119</text:p>
          </table:table-cell>
          <table:table-cell table:style-name="ce5" office:value-type="string" calcext:value-type="string">
            <text:p>5-Phospho-alpha-D-ribose 1-diphosphate; 5-Phosphoribosyl diphosphate; 5-Phosphoribosyl 1-pyrophosphate; PRPP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120</text:p>
          </table:table-cell>
          <table:table-cell table:style-name="ce5" office:value-type="string" calcext:value-type="string">
            <text:p>Biotin; D-Biotin; Vitamin H; Coenzyme R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122</text:p>
          </table:table-cell>
          <table:table-cell table:style-name="ce5" office:value-type="string" calcext:value-type="string">
            <text:p>Fumarate; Fumaric acid; trans-Butenedio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124</text:p>
          </table:table-cell>
          <table:table-cell table:style-name="ce5" office:value-type="string" calcext:value-type="string">
            <text:p>D-Galactose; D-Galactopyranos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127</text:p>
          </table:table-cell>
          <table:table-cell table:style-name="ce5" office:value-type="string" calcext:value-type="string">
            <text:p>Glutathione disulfide; GSSG; Oxiglutatione; Oxidized glutathio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128</text:p>
          </table:table-cell>
          <table:table-cell table:style-name="ce5" office:value-type="string" calcext:value-type="string">
            <text:p>CMP-N-acetylneuraminate; CMP-N-acetyl-beta-neuraminat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129</text:p>
          </table:table-cell>
          <table:table-cell table:style-name="ce5" office:value-type="string" calcext:value-type="string">
            <text:p>Isopentenyl diphosphate; Delta3-Isopentenyl diphosphate; Delta3-Methyl-3-butenyl diphosphate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0130</text:p>
          </table:table-cell>
          <table:table-cell table:style-name="ce5" office:value-type="string" calcext:value-type="string">
            <text:p>IMP; Inosinic acid; Inosine monophosphate; Inosine 5'-monophosphate; Inosine 5'-phosphate; 5'-Inosinate; 5'-Inosinic acid; 5'-Inosine monophosphate; 5'-IMP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132</text:p>
          </table:table-cell>
          <table:table-cell table:style-name="ce5" office:value-type="string" calcext:value-type="string">
            <text:p>Methanol; Methyl alcohol; CH3OH</text:p>
          </table:table-cell>
          <table:table-cell table:style-name="ce7"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pd:C00134</text:p>
          </table:table-cell>
          <table:table-cell table:style-name="ce5" office:value-type="string" calcext:value-type="string">
            <text:p>Putrescine; 1,4-Butanediamine; 1,4-Diaminobutane; Tetramethylenediamine; Butane-1,4-diam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135</text:p>
          </table:table-cell>
          <table:table-cell table:style-name="ce5" office:value-type="string" calcext:value-type="string">
            <text:p>L-Histidine; (S)-alpha-Amino-1H-imidazole-4-propion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136</text:p>
          </table:table-cell>
          <table:table-cell table:style-name="ce5" office:value-type="string" calcext:value-type="string">
            <text:p>Butanoyl-CoA; Butyryl-CoA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0137</text:p>
          </table:table-cell>
          <table:table-cell table:style-name="ce5" office:value-type="string" calcext:value-type="string">
            <text:p>myo-Inositol; D-myo-Inositol; 1D-myo-Inositol; L-myo-Inositol; 1L-myo-Inositol; meso-Inositol; Inositol; Dambose; Cyclohexitol; Meat sugar; Bios I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140</text:p>
          </table:table-cell>
          <table:table-cell table:style-name="ce5" office:value-type="string" calcext:value-type="string">
            <text:p>N-Acetyl-D-glucosamine; N-Acetylchitosamine; 2-Acetamido-2-deoxy-D-glucose; GlcNAc</text:p>
          </table:table-cell>
          <table:table-cell table:style-name="ce7"/>
          <table:table-cell table:number-columns-repeated="1021"/>
        </table:table-row>
        <table:table-row table:style-name="ro6">
          <table:table-cell table:style-name="ce2" office:value-type="string" calcext:value-type="string">
            <text:p>cpd:C00141</text:p>
          </table:table-cell>
          <table:table-cell table:style-name="ce5" office:value-type="string" calcext:value-type="string">
            <text:p>3-Methyl-2-oxobutanoic acid; 3-Methyl-2-oxobutyric acid; 3-Methyl-2-oxobutanoate; 2-Oxo-3-methylbutanoate; 2-Oxoisovalerate; 2-Oxoisopentanoate; alpha-Ketovaline; 2-Ketovaline; 2-Keto-3-methylbutyric acid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143</text:p>
          </table:table-cell>
          <table:table-cell table:style-name="ce5" office:value-type="string" calcext:value-type="string">
            <text:p>5,10-Methylenetetrahydrofolate; (6R)-5,10-Methylenetetrahydrofolate; 5,10-Methylene-THF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147</text:p>
          </table:table-cell>
          <table:table-cell table:style-name="ce5" office:value-type="string" calcext:value-type="string">
            <text:p>Adenine; 6-Aminopurin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149</text:p>
          </table:table-cell>
          <table:table-cell table:style-name="ce5" office:value-type="string" calcext:value-type="string">
            <text:p>(S)-Malate; L-Malate; L-Apple acid; L-Malic acid; L-2-Hydroxybutanedioic acid; Malate; Mal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151</text:p>
          </table:table-cell>
          <table:table-cell table:style-name="ce5" office:value-type="string" calcext:value-type="string">
            <text:p>L-Amino acid; L-2-Amino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154</text:p>
          </table:table-cell>
          <table:table-cell table:style-name="ce5" office:value-type="string" calcext:value-type="string">
            <text:p>Palmitoyl-CoA; Hexadecanoyl-CoA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155</text:p>
          </table:table-cell>
          <table:table-cell table:style-name="ce5" office:value-type="string" calcext:value-type="string">
            <text:p>L-Homocysteine; L-2-Amino-4-mercaptobutyric acid; Homocystein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156</text:p>
          </table:table-cell>
          <table:table-cell table:style-name="ce5" office:value-type="string" calcext:value-type="string">
            <text:p>4-Hydroxybenzoate; Hydroxybenzoic acid; 4-Hydroxybenzoic acid; Hydroxybenzenecarboxylic acid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0157</text:p>
          </table:table-cell>
          <table:table-cell table:style-name="ce5" office:value-type="string" calcext:value-type="string">
            <text:p>Phosphatidylcholine; Lecithin; Phosphatidyl-N-trimethylethanolamine; 1,2-Diacyl-sn-glycero-3-phosphocholine; Choline phosphatide; 3-sn-Phosphatidylcholin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158</text:p>
          </table:table-cell>
          <table:table-cell table:style-name="ce5" office:value-type="string" calcext:value-type="string">
            <text:p>Citrate; Citric acid; 2-Hydroxy-1,2,3-propanetricarboxylic acid; 2-Hydroxytricarballylic acid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159</text:p>
          </table:table-cell>
          <table:table-cell table:style-name="ce5" office:value-type="string" calcext:value-type="string">
            <text:p>D-Mannose; Mannose; Seminose; Carubinose; D-Mannopyranos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162</text:p>
          </table:table-cell>
          <table:table-cell table:style-name="ce5" office:value-type="string" calcext:value-type="string">
            <text:p>Fatty acid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163</text:p>
          </table:table-cell>
          <table:table-cell table:style-name="ce5" office:value-type="string" calcext:value-type="string">
            <text:p>Propanoate; Propionate; Propanoic acid; Propionic acid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164</text:p>
          </table:table-cell>
          <table:table-cell table:style-name="ce5" office:value-type="string" calcext:value-type="string">
            <text:p>Acetoacetate; 3-Oxobutanoic acid; beta-Ketobutyric acid; Acetoacetic acid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0166</text:p>
          </table:table-cell>
          <table:table-cell table:style-name="ce5" office:value-type="string" calcext:value-type="string">
            <text:p>Phenylpyruvate; Phenylpyruvic acid; alpha-Ketohydrocinnamic acid; keto-Phenylpyruvate; 3-Phenyl-2-oxopropanoate; 2-Oxo-3-phenylpropano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168</text:p>
          </table:table-cell>
          <table:table-cell table:style-name="ce5" office:value-type="string" calcext:value-type="string">
            <text:p>Hydroxypyruvate; Hydroxypyruvic acid; 3-Hydroxypyruvate; 3-Hydroxypyruv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169</text:p>
          </table:table-cell>
          <table:table-cell table:style-name="ce5" office:value-type="string" calcext:value-type="string">
            <text:p>Carbamoyl phosphate</text:p>
          </table:table-cell>
          <table:table-cell table:style-name="ce7"/>
          <table:table-cell table:number-columns-repeated="1021"/>
        </table:table-row>
        <table:table-row table:style-name="ro6">
          <table:table-cell table:style-name="ce2" office:value-type="string" calcext:value-type="string">
            <text:p>cpd:C00170</text:p>
          </table:table-cell>
          <table:table-cell table:style-name="ce5" office:value-type="string" calcext:value-type="string">
            <text:p>5'-Methylthioadenosine; Methylthioadenosine; S-Methyl-5'-thioadenosine; 5-Methylthioadenosine; 5'-Deoxy-5'-(methylthio)adenosine; Thiomethyladenosine; MT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173</text:p>
          </table:table-cell>
          <table:table-cell table:style-name="ce5" office:value-type="string" calcext:value-type="string">
            <text:p>Acyl-[acyl-carrier protein]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178</text:p>
          </table:table-cell>
          <table:table-cell table:style-name="ce5" office:value-type="string" calcext:value-type="string">
            <text:p>Thymine; 5-Methyluracil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179</text:p>
          </table:table-cell>
          <table:table-cell table:style-name="ce5" office:value-type="string" calcext:value-type="string">
            <text:p>Agmatine; (4-Aminobutyl) guanid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180</text:p>
          </table:table-cell>
          <table:table-cell table:style-name="ce5" office:value-type="string" calcext:value-type="string">
            <text:p>Benzoate; Benzoic acid; Benzenecarboxylic acid; Phenylformic acid; Dracyl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183</text:p>
          </table:table-cell>
          <table:table-cell table:style-name="ce5" office:value-type="string" calcext:value-type="string">
            <text:p>L-Valine; 2-Amino-3-methylbutyric acid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185</text:p>
          </table:table-cell>
          <table:table-cell table:style-name="ce5" office:value-type="string" calcext:value-type="string">
            <text:p>Cellobiose; 1-beta-D-Glucopyranosyl-4-D-glucopyranos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189</text:p>
          </table:table-cell>
          <table:table-cell table:style-name="ce5" office:value-type="string" calcext:value-type="string">
            <text:p>Ethanolamine; Aminoethanol; 2-Hydroxyethylam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190</text:p>
          </table:table-cell>
          <table:table-cell table:style-name="ce5" office:value-type="string" calcext:value-type="string">
            <text:p>UDP-D-xylose; UDP-xylose; UDP-alpha-D-xylose</text:p>
          </table:table-cell>
          <table:table-cell table:style-name="ce7"/>
          <table:table-cell table:number-columns-repeated="1021"/>
        </table:table-row>
        <table:table-row table:style-name="ro7">
          <table:table-cell table:style-name="ce2" office:value-type="string" calcext:value-type="string">
            <text:p>cpd:C00194</text:p>
          </table:table-cell>
          <table:table-cell table:style-name="ce5" office:value-type="string" calcext:value-type="string">
            <text:p>Cobamide coenzyme; Adenosylcobalamin; Adenosylcob(III)alamin; Deoxyadenosylcobalamin; Cobamamide; Vitamin B12 coenzyme; 5,6-Dimethylbenzimidazolyl-5-deoxyadenosyl-cobamide; (5'-Deoxy-5'-adenosyl)cobamide coenzyme; (5,6-Dimethylbenzimidazolyl)cobamide coenzyme; alpha-(5,6-Dimethylbenzimidazolyl)cobamide coenzyme; 5'-Deoxy-5'-adenosylcobalamin; 5'-Deoxy-5'-adenosyl vitamin B12; 5'-Deoxy-5'-adenosyl-5,6-dimethylbenzimidazolylcobamide; 5,6-Dimethylbenzimidazolyl-Co-5'-deoxy-5'-adenosylcobamide; Calomide; Cobalamin coenzyme; Coenzyme B12; DMBC coenzyme; Dibencozide; Funacomid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197</text:p>
          </table:table-cell>
          <table:table-cell table:style-name="ce5" office:value-type="string" calcext:value-type="string">
            <text:p>3-Phospho-D-glycerate; D-Glycerate 3-phosphate; 3-Phospho-(R)-glycerate; 3-Phosphoglycer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199</text:p>
          </table:table-cell>
          <table:table-cell table:style-name="ce5" office:value-type="string" calcext:value-type="string">
            <text:p>D-Ribulose 5-phosph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204</text:p>
          </table:table-cell>
          <table:table-cell table:style-name="ce5" office:value-type="string" calcext:value-type="string">
            <text:p>2-Dehydro-3-deoxy-D-gluconate; 2-Keto-3-deoxy-D-glucon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208</text:p>
          </table:table-cell>
          <table:table-cell table:style-name="ce5" office:value-type="string" calcext:value-type="string">
            <text:p>Maltose; Malt sugar; alpha-D-Glucopyranosyl-(1-&amp;gt;4)-D-glucopyranos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209</text:p>
          </table:table-cell>
          <table:table-cell table:style-name="ce5" office:value-type="string" calcext:value-type="string">
            <text:p>Oxalate; Oxalic acid; Ethanedio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213</text:p>
          </table:table-cell>
          <table:table-cell table:style-name="ce5" office:value-type="string" calcext:value-type="string">
            <text:p>Sarcosine; N-Methylglyc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214</text:p>
          </table:table-cell>
          <table:table-cell table:style-name="ce5" office:value-type="string" calcext:value-type="string">
            <text:p>Thymidine; Deoxythymid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217</text:p>
          </table:table-cell>
          <table:table-cell table:style-name="ce5" office:value-type="string" calcext:value-type="string">
            <text:p>D-Glutamate; D-Glutamic acid; D-Glutaminic acid; D-2-Aminoglutar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222</text:p>
          </table:table-cell>
          <table:table-cell table:style-name="ce5" office:value-type="string" calcext:value-type="string">
            <text:p>3-Oxopropanoate; Malonate semialdehyd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223</text:p>
          </table:table-cell>
          <table:table-cell table:style-name="ce5" office:value-type="string" calcext:value-type="string">
            <text:p>p-Coumaroyl-CoA; 4-Coumaroyl-CoA; 4-Hydroxycinnamoyl-CoA; trans-4-Coumaroyl-CoA; (E)-4-Coumaroyl-Co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226</text:p>
          </table:table-cell>
          <table:table-cell table:style-name="ce5" office:value-type="string" calcext:value-type="string">
            <text:p>Primary alcohol; 1-Alcohol</text:p>
          </table:table-cell>
          <table:table-cell table:style-name="ce7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pd:C00227</text:p>
          </table:table-cell>
          <table:table-cell table:style-name="ce5" office:value-type="string" calcext:value-type="string">
            <text:p>Acetyl phosph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229</text:p>
          </table:table-cell>
          <table:table-cell table:style-name="ce5" office:value-type="string" calcext:value-type="string">
            <text:p>Acyl-carrier protein; ACP; [Acyl-carrier protein]; Holo-[acyl-carrier protein]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231</text:p>
          </table:table-cell>
          <table:table-cell table:style-name="ce5" office:value-type="string" calcext:value-type="string">
            <text:p>D-Xylulose 5-phosph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232</text:p>
          </table:table-cell>
          <table:table-cell table:style-name="ce5" office:value-type="string" calcext:value-type="string">
            <text:p>Succinate semialdehyde; Succinic semialdehyde; 4-Oxobutano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233</text:p>
          </table:table-cell>
          <table:table-cell table:style-name="ce5" office:value-type="string" calcext:value-type="string">
            <text:p>4-Methyl-2-oxopentanoate; 2-Oxoisocapro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234</text:p>
          </table:table-cell>
          <table:table-cell table:style-name="ce5" office:value-type="string" calcext:value-type="string">
            <text:p>10-Formyltetrahydrofolate; 10-Formyl-THF</text:p>
          </table:table-cell>
          <table:table-cell table:style-name="ce7"/>
          <table:table-cell table:number-columns-repeated="1021"/>
        </table:table-row>
        <table:table-row table:style-name="ro6">
          <table:table-cell table:style-name="ce2" office:value-type="string" calcext:value-type="string">
            <text:p>cpd:C00235</text:p>
          </table:table-cell>
          <table:table-cell table:style-name="ce5" office:value-type="string" calcext:value-type="string">
            <text:p>Dimethylallyl diphosphate; 2-Isopentenyl diphosphate; Delta2-Isopentenyl diphosphate; Dimethylallyl pyrophosphate; DMAPP; Monoprenyl diphosphate; Prenyl diphosph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237</text:p>
          </table:table-cell>
          <table:table-cell table:style-name="ce5" office:value-type="string" calcext:value-type="string">
            <text:p>CO; Carbon monoxid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243</text:p>
          </table:table-cell>
          <table:table-cell table:style-name="ce5" office:value-type="string" calcext:value-type="string">
            <text:p>Lactose; 1-beta-D-Galactopyranosyl-4-D-glucopyranose; beta-D-Gal-(1-&amp;gt;4)-D-Glc; Milk sugar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245</text:p>
          </table:table-cell>
          <table:table-cell table:style-name="ce5" office:value-type="string" calcext:value-type="string">
            <text:p>Taurine; 2-Aminoethanesulfonic acid; Aminoethylsulfonic acid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249</text:p>
          </table:table-cell>
          <table:table-cell table:style-name="ce5" office:value-type="string" calcext:value-type="string">
            <text:p>Hexadecanoic acid; Hexadecanoate; Hexadecylic acid; Palmitic acid; Palmitate; Cetylic acid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255</text:p>
          </table:table-cell>
          <table:table-cell table:style-name="ce5" office:value-type="string" calcext:value-type="string">
            <text:p>Riboflavin; Lactoflavin; 7,8-Dimethyl-10-ribitylisoalloxazine; Vitamin B2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264</text:p>
          </table:table-cell>
          <table:table-cell table:style-name="ce5" office:value-type="string" calcext:value-type="string">
            <text:p>3-Oxoacyl-Co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266</text:p>
          </table:table-cell>
          <table:table-cell table:style-name="ce5" office:value-type="string" calcext:value-type="string">
            <text:p>Glycolaldehyde; Hydroxyacetaldehyd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267</text:p>
          </table:table-cell>
          <table:table-cell table:style-name="ce5" office:value-type="string" calcext:value-type="string">
            <text:p>alpha-D-Glucos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269</text:p>
          </table:table-cell>
          <table:table-cell table:style-name="ce5" office:value-type="string" calcext:value-type="string">
            <text:p>CDP-diacylglycerol; CDP-1,2-diacylglycerol; 1,2-Diacyl-sn-glycero-3-cytidine-5'-diphosphat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270</text:p>
          </table:table-cell>
          <table:table-cell table:style-name="ce5" office:value-type="string" calcext:value-type="string">
            <text:p>N-Acetylneuraminate; N-Acetylneuraminic acid; 5-Acetamido-3,5-dideoxy-D-glycero-D-galacto-2-nonulosonic acid; Neu5Ac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0272</text:p>
          </table:table-cell>
          <table:table-cell table:style-name="ce5" office:value-type="string" calcext:value-type="string">
            <text:p>Tetrahydrobiopterin; 5,6,7,8-Tetrahydrobiopterin; 2-Amino-6-(1,2-dihydroxypropyl)-5,6,7,8-tetrahydoro-4(1H)-pteridinone; L-erythro-Tetrahydrobiopterin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279</text:p>
          </table:table-cell>
          <table:table-cell table:style-name="ce5" office:value-type="string" calcext:value-type="string">
            <text:p>D-Erythrose 4-phosph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283</text:p>
          </table:table-cell>
          <table:table-cell table:style-name="ce5" office:value-type="string" calcext:value-type="string">
            <text:p>Hydrogen sulfide; Hydrogen-sulfide; H2S; Sulfid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288</text:p>
          </table:table-cell>
          <table:table-cell table:style-name="ce5" office:value-type="string" calcext:value-type="string">
            <text:p>HCO3-; Hydrogencarbonate; Bicarbonate; Hydrogen carbonate; Acid carbon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295</text:p>
          </table:table-cell>
          <table:table-cell table:style-name="ce5" office:value-type="string" calcext:value-type="string">
            <text:p>Orotate; Orotic acid; Uracil-6-carboxylic acid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300</text:p>
          </table:table-cell>
          <table:table-cell table:style-name="ce5" office:value-type="string" calcext:value-type="string">
            <text:p>Creatine; alpha-Methylguanidino acetic acid; Methylglycocyam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307</text:p>
          </table:table-cell>
          <table:table-cell table:style-name="ce5" office:value-type="string" calcext:value-type="string">
            <text:p>CDP-choline; Cytidine 5'-diphosphocholine; Citicolin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311</text:p>
          </table:table-cell>
          <table:table-cell table:style-name="ce5" office:value-type="string" calcext:value-type="string">
            <text:p>Isocitrate; Isocitric acid; 1-Hydroxytricarballylic acid; 1-Hydroxypropane-1,2,3-tricarboxylic acid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315</text:p>
          </table:table-cell>
          <table:table-cell table:style-name="ce5" office:value-type="string" calcext:value-type="string">
            <text:p>Spermidine; N-(3-Aminopropyl)-1,4-butane-diam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320</text:p>
          </table:table-cell>
          <table:table-cell table:style-name="ce5" office:value-type="string" calcext:value-type="string">
            <text:p>Thiosulfate; Hyposulfi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323</text:p>
          </table:table-cell>
          <table:table-cell table:style-name="ce5" office:value-type="string" calcext:value-type="string">
            <text:p>Caffeoyl-CoA; (2E)-3-(3,4-Dihydroxyphenyl)prop-2-enoyl-CoA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327</text:p>
          </table:table-cell>
          <table:table-cell table:style-name="ce5" office:value-type="string" calcext:value-type="string">
            <text:p>L-Citrulline; 2-Amino-5-ureidovaleric acid; Citrull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328</text:p>
          </table:table-cell>
          <table:table-cell table:style-name="ce5" office:value-type="string" calcext:value-type="string">
            <text:p>L-Kynurenine; 3-Anthraniloyl-L-alan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332</text:p>
          </table:table-cell>
          <table:table-cell table:style-name="ce5" office:value-type="string" calcext:value-type="string">
            <text:p>Acetoacetyl-CoA; Acetoacetyl coenzyme A; 3-Acetoacetyl-Co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340</text:p>
          </table:table-cell>
          <table:table-cell table:style-name="ce5" office:value-type="string" calcext:value-type="string">
            <text:p>Reduced rubredoxin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341</text:p>
          </table:table-cell>
          <table:table-cell table:style-name="ce5" office:value-type="string" calcext:value-type="string">
            <text:p>Geranyl diphosphat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344</text:p>
          </table:table-cell>
          <table:table-cell table:style-name="ce5" office:value-type="string" calcext:value-type="string">
            <text:p>Phosphatidylglycerol; 3-(3-sn-Phosphatidyl)glycerol; 3(3-Phosphatidyl-)glycerol; PtdGro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345</text:p>
          </table:table-cell>
          <table:table-cell table:style-name="ce5" office:value-type="string" calcext:value-type="string">
            <text:p>6-Phospho-D-gluconat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349</text:p>
          </table:table-cell>
          <table:table-cell table:style-name="ce5" office:value-type="string" calcext:value-type="string">
            <text:p>2-Methyl-3-oxopropanoate; 3-Oxo-2-methylpropanoate; Methylmalonate semialdehyde</text:p>
          </table:table-cell>
          <table:table-cell table:style-name="ce7"/>
          <table:table-cell table:number-columns-repeated="1021"/>
        </table:table-row>
        <table:table-row table:style-name="ro8">
          <table:table-cell table:style-name="ce2" office:value-type="string" calcext:value-type="string">
            <text:p>cpd:C00350</text:p>
          </table:table-cell>
          <table:table-cell table:style-name="ce5" office:value-type="string" calcext:value-type="string">
            <text:p>Phosphatidylethanolamine; (3-Phosphatidyl)ethanolamine; (3-Phosphatidyl)-ethanolamine; Cephalin; O-(1-beta-Acyl-2-acyl-sn-glycero-3-phospho)ethanolamine; 1-Acyl-2-acyl-sn-glycero-3-phosphoethanolamine; L-1-Phosphatidylethanolam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352</text:p>
          </table:table-cell>
          <table:table-cell table:style-name="ce5" office:value-type="string" calcext:value-type="string">
            <text:p>D-Glucosamine 6-phosphate; D-Glucosamine phosphate</text:p>
          </table:table-cell>
          <table:table-cell table:style-name="ce7"/>
          <table:table-cell table:number-columns-repeated="1021"/>
        </table:table-row>
        <table:table-row table:style-name="ro9">
          <table:table-cell table:style-name="ce2" office:value-type="string" calcext:value-type="string">
            <text:p>cpd:C00353</text:p>
          </table:table-cell>
          <table:table-cell table:style-name="ce5" office:value-type="string" calcext:value-type="string">
            <text:p>Geranylgeranyl diphosphate; Geranylgeranyl pyrophosphate; all-trans-Geranylgeranyl diphosphate; all-trans-Geranylgeranyl pyrophosphate; (2E,6E,10E)-3,7,11,15-Tetramethylhexadeca-2,6,10,14-tetraen-1-yl diphosphate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0355</text:p>
          </table:table-cell>
          <table:table-cell table:style-name="ce5" office:value-type="string" calcext:value-type="string">
            <text:p>3,4-Dihydroxy-L-phenylalanine; L-Dopa; 3-Hydroxy-L-tyrosine; L-beta-(3,4-Dihydroxyphenyl)alanine; Levodopa; Dihydroxy-L-phenylalanine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0356</text:p>
          </table:table-cell>
          <table:table-cell table:style-name="ce5" office:value-type="string" calcext:value-type="string">
            <text:p>(S)-3-Hydroxy-3-methylglutaryl-CoA; Hydroxymethylglutaryl-CoA; Hydroxymethylglutaroyl coenzyme A; HMG-CoA; 3-Hydroxy-3-methylglutaryl-Co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369</text:p>
          </table:table-cell>
          <table:table-cell table:style-name="ce5" office:value-type="string" calcext:value-type="string">
            <text:p>Starch; Glycogen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371</text:p>
          </table:table-cell>
          <table:table-cell table:style-name="ce5" office:value-type="string" calcext:value-type="string">
            <text:p>Zeatin; N6-(4-Hydroxyisopentenyl)adenine; (E)-2-Methyl-4-(1H-purin-6-ylamino)but-2-en-1-ol; trans-Zeatin</text:p>
          </table:table-cell>
          <table:table-cell table:style-name="ce7"/>
          <table:table-cell table:number-columns-repeated="1021"/>
        </table:table-row>
        <table:table-row table:style-name="ro6">
          <table:table-cell table:style-name="ce2" office:value-type="string" calcext:value-type="string">
            <text:p>cpd:C00372</text:p>
          </table:table-cell>
          <table:table-cell table:style-name="ce5" office:value-type="string" calcext:value-type="string">
            <text:p>Dextran; 1,6-alpha-D-Glucan; (1,6-alpha-D-Glucosyl)n; (1,6-alpha-D-Glucosyl)n+1; (1,6-alpha-D-Glucosyl)m; (1,6-alpha-D-Glucosyl)m+1; Dextran 40; Dextran 70; Dextran 75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378</text:p>
          </table:table-cell>
          <table:table-cell table:style-name="ce5" office:value-type="string" calcext:value-type="string">
            <text:p>Thiamine; Thiamin; Vitamin B1; Aneurin; Antiberiberi factor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383</text:p>
          </table:table-cell>
          <table:table-cell table:style-name="ce5" office:value-type="string" calcext:value-type="string">
            <text:p>Malonate; Malonic acid; Propanedio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386</text:p>
          </table:table-cell>
          <table:table-cell table:style-name="ce5" office:value-type="string" calcext:value-type="string">
            <text:p>Carnosine; Nalpha-(beta-alanyl)-L-histid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398</text:p>
          </table:table-cell>
          <table:table-cell table:style-name="ce5" office:value-type="string" calcext:value-type="string">
            <text:p>Tryptamine; 3-(2-Aminoethyl)indol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406</text:p>
          </table:table-cell>
          <table:table-cell table:style-name="ce5" office:value-type="string" calcext:value-type="string">
            <text:p>Feruloyl-CoA; trans-Feruloyl-CoA; 4-Hydroxy-3-methoxycinnamoyl-CoA; (E)-3-(4-Hydroxy-3-methoxyphenyl)propenoyl-CoA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415</text:p>
          </table:table-cell>
          <table:table-cell table:style-name="ce5" office:value-type="string" calcext:value-type="string">
            <text:p>Dihydrofolate; Dihydrofolic acid; 7,8-Dihydrofolate; 7,8-Dihydrofolic acid; 7,8-Dihydropteroylglutam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416</text:p>
          </table:table-cell>
          <table:table-cell table:style-name="ce5" office:value-type="string" calcext:value-type="string">
            <text:p>Phosphatidate; Phosphatidic acid; 1,2-Diacyl-sn-glycerol 3-phosphate; 3-sn-Phosphatid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417</text:p>
          </table:table-cell>
          <table:table-cell table:style-name="ce5" office:value-type="string" calcext:value-type="string">
            <text:p>cis-Aconitate; cis-Aconit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422</text:p>
          </table:table-cell>
          <table:table-cell table:style-name="ce5" office:value-type="string" calcext:value-type="string">
            <text:p>Triacylglycerol; Triglycerid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424</text:p>
          </table:table-cell>
          <table:table-cell table:style-name="ce5" office:value-type="string" calcext:value-type="string">
            <text:p>(S)-Lactaldehyde; L-Lactaldehyde; L-2-Hydroxypropionaldehyd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435</text:p>
          </table:table-cell>
          <table:table-cell table:style-name="ce5" office:value-type="string" calcext:value-type="string">
            <text:p>Oxidized rubredoxin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437</text:p>
          </table:table-cell>
          <table:table-cell table:style-name="ce5" office:value-type="string" calcext:value-type="string">
            <text:p>N-Acetylornithine; N2-Acetyl-L-ornith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438</text:p>
          </table:table-cell>
          <table:table-cell table:style-name="ce5" office:value-type="string" calcext:value-type="string">
            <text:p>N-Carbamoyl-L-aspart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439</text:p>
          </table:table-cell>
          <table:table-cell table:style-name="ce5" office:value-type="string" calcext:value-type="string">
            <text:p>N-Formimino-L-glutamate; N-Formimidoyl-L-glutam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440</text:p>
          </table:table-cell>
          <table:table-cell table:style-name="ce5" office:value-type="string" calcext:value-type="string">
            <text:p>5-Methyltetrahydrofol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441</text:p>
          </table:table-cell>
          <table:table-cell table:style-name="ce5" office:value-type="string" calcext:value-type="string">
            <text:p>L-Aspartate 4-semialdehyde; Aspartate beta-semialdehyde; L-Aspartic 4-semialdehyd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446</text:p>
          </table:table-cell>
          <table:table-cell table:style-name="ce5" office:value-type="string" calcext:value-type="string">
            <text:p>alpha-D-Galactose 1-phosphate; alpha-D-Galactopyranose 1-phosphat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447</text:p>
          </table:table-cell>
          <table:table-cell table:style-name="ce5" office:value-type="string" calcext:value-type="string">
            <text:p>Sedoheptulose 1,7-bisphosphate; D-Sedoheptulose 1,7-bisphosphate; D-altro-Heptulose 1,7-biphosphate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0448</text:p>
          </table:table-cell>
          <table:table-cell table:style-name="ce5" office:value-type="string" calcext:value-type="string">
            <text:p>trans,trans-Farnesyl diphosphate; Farnesyl diphosphate; Farnesyl pyrophosphate; 2-trans,6-trans-Farnesyl diphosphate; (2E,6E)-Farnesyl diphosph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468</text:p>
          </table:table-cell>
          <table:table-cell table:style-name="ce5" office:value-type="string" calcext:value-type="string">
            <text:p>Estrone; 3-Hydroxy-1,3,5(10)-estratrien-17-o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473</text:p>
          </table:table-cell>
          <table:table-cell table:style-name="ce5" office:value-type="string" calcext:value-type="string">
            <text:p>Retinol; all-trans-Retinol; Vitamin A; Vitamin A1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474</text:p>
          </table:table-cell>
          <table:table-cell table:style-name="ce5" office:value-type="string" calcext:value-type="string">
            <text:p>Ribitol; Adonitol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479</text:p>
          </table:table-cell>
          <table:table-cell table:style-name="ce5" office:value-type="string" calcext:value-type="string">
            <text:p>Propanal; Propionaldehyde</text:p>
          </table:table-cell>
          <table:table-cell table:style-name="ce7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pd:C00488</text:p>
          </table:table-cell>
          <table:table-cell table:style-name="ce5" office:value-type="string" calcext:value-type="string">
            <text:p>Formamide; Methanamide</text:p>
          </table:table-cell>
          <table:table-cell table:style-name="ce7" office:value-type="string" calcext:value-type="string">
            <text:p>x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cpd:C00489</text:p>
          </table:table-cell>
          <table:table-cell table:style-name="ce5" office:value-type="string" calcext:value-type="string">
            <text:p>Glutarate; Glutaric acid; Pentanedioic acid; 1,3-Propanedicarboxylic acid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491</text:p>
          </table:table-cell>
          <table:table-cell table:style-name="ce5" office:value-type="string" calcext:value-type="string">
            <text:p>L-Cystine; L-Dicysteine; L-alpha-Diamino-beta-dithiolactic acid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492</text:p>
          </table:table-cell>
          <table:table-cell table:style-name="ce5" office:value-type="string" calcext:value-type="string">
            <text:p>Raffinose; Melitose; Melitriose; Gossypose; 6G-alpha-D-galactosylsucros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498</text:p>
          </table:table-cell>
          <table:table-cell table:style-name="ce5" office:value-type="string" calcext:value-type="string">
            <text:p>ADP-glucose; ADP-alpha-D-glucose; Adenosine diphosphoglucos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499</text:p>
          </table:table-cell>
          <table:table-cell table:style-name="ce5" office:value-type="string" calcext:value-type="string">
            <text:p>Allantoate; Allanto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500</text:p>
          </table:table-cell>
          <table:table-cell table:style-name="ce5" office:value-type="string" calcext:value-type="string">
            <text:p>Biliverdin; Biliverdin IX alph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504</text:p>
          </table:table-cell>
          <table:table-cell table:style-name="ce5" office:value-type="string" calcext:value-type="string">
            <text:p>Folate; Pteroylglutamic acid; Folic acid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506</text:p>
          </table:table-cell>
          <table:table-cell table:style-name="ce5" office:value-type="string" calcext:value-type="string">
            <text:p>L-Cysteate; L-Cysteic acid; 3-Sulfoalanine; 2-Amino-3-sulfopropionic acid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511</text:p>
          </table:table-cell>
          <table:table-cell table:style-name="ce5" office:value-type="string" calcext:value-type="string">
            <text:p>Acrylic acid; Propenoate; Acrylate; 2-Propenoic acid; Vinylform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512</text:p>
          </table:table-cell>
          <table:table-cell table:style-name="ce5" office:value-type="string" calcext:value-type="string">
            <text:p>Benzoyl-CoA; S-Benzoyl-coenzyme 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522</text:p>
          </table:table-cell>
          <table:table-cell table:style-name="ce5" office:value-type="string" calcext:value-type="string">
            <text:p>(R)-Pantoate; Pantoate; Panto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533</text:p>
          </table:table-cell>
          <table:table-cell table:style-name="ce5" office:value-type="string" calcext:value-type="string">
            <text:p>Nitric oxide; NO; Nitrogen monoxide</text:p>
          </table:table-cell>
          <table:table-cell table:style-name="ce7"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pd:C00544</text:p>
          </table:table-cell>
          <table:table-cell table:style-name="ce5" office:value-type="string" calcext:value-type="string">
            <text:p>Homogentisate; Homogentisic acid; 2,5-Dihydroxyphenylacetic acid; 2,5-Dihydroxyphenylacetat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546</text:p>
          </table:table-cell>
          <table:table-cell table:style-name="ce5" office:value-type="string" calcext:value-type="string">
            <text:p>Methylglyoxal; Pyruvaldehyde; Pyruvic aldehyde; 2-Ketopropionaldehyde; 2-Oxopropanal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555</text:p>
          </table:table-cell>
          <table:table-cell table:style-name="ce5" office:value-type="string" calcext:value-type="string">
            <text:p>4-Aminobutyraldehyde; 4-Aminobutanal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566</text:p>
          </table:table-cell>
          <table:table-cell table:style-name="ce5" office:value-type="string" calcext:value-type="string">
            <text:p>(3S)-Citryl-CoA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568</text:p>
          </table:table-cell>
          <table:table-cell table:style-name="ce5" office:value-type="string" calcext:value-type="string">
            <text:p>4-Aminobenzoate; ABEE; 4-Aminobenzoic acid; p-Aminobenzo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570</text:p>
          </table:table-cell>
          <table:table-cell table:style-name="ce5" office:value-type="string" calcext:value-type="string">
            <text:p>CDP-ethanolamine; Cytidine diphosphate ethanolam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577</text:p>
          </table:table-cell>
          <table:table-cell table:style-name="ce5" office:value-type="string" calcext:value-type="string">
            <text:p>D-Glyceraldehyd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593</text:p>
          </table:table-cell>
          <table:table-cell table:style-name="ce5" office:value-type="string" calcext:value-type="string">
            <text:p>Sulfoacetaldehyde; 2-Sulfoacetaldehyde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0596</text:p>
          </table:table-cell>
          <table:table-cell table:style-name="ce5" office:value-type="string" calcext:value-type="string">
            <text:p>2-Hydroxy-2,4-pentadienoate; cis-2-Hydroxypenta-2,4-dienoate; Oxopent-4-enoate; 2-Oxopent-4-enoate; 2-Hydroxypenta-2,4-dieno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603</text:p>
          </table:table-cell>
          <table:table-cell table:style-name="ce5" office:value-type="string" calcext:value-type="string">
            <text:p>(S)-Ureidoglycolate; (-)-Ureidoglycol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605</text:p>
          </table:table-cell>
          <table:table-cell table:style-name="ce5" office:value-type="string" calcext:value-type="string">
            <text:p>2,3-Dehydroacyl-CoA; Dehydroacyl-CoA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606</text:p>
          </table:table-cell>
          <table:table-cell table:style-name="ce5" office:value-type="string" calcext:value-type="string">
            <text:p>3-Sulfino-L-alanine; L-Cysteinesulfinic acid; 3-Sulphino-L-alanine; 3-Sulfinoalan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630</text:p>
          </table:table-cell>
          <table:table-cell table:style-name="ce5" office:value-type="string" calcext:value-type="string">
            <text:p>2-Methylpropanoyl-CoA; 2-Methylpropionyl-CoA; Isobutyryl-Co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638</text:p>
          </table:table-cell>
          <table:table-cell table:style-name="ce5" office:value-type="string" calcext:value-type="string">
            <text:p>Long-chain fatty acid; Higher fatty acid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640</text:p>
          </table:table-cell>
          <table:table-cell table:style-name="ce5" office:value-type="string" calcext:value-type="string">
            <text:p>(3S)-3-Hydroxyacyl-CoA; (S)-3-Hydroxyacyl-CoA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641</text:p>
          </table:table-cell>
          <table:table-cell table:style-name="ce5" office:value-type="string" calcext:value-type="string">
            <text:p>1,2-Diacyl-sn-glycerol; 1,2-Diacylglycerol; L-1,2-Diacylglycerol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658</text:p>
          </table:table-cell>
          <table:table-cell table:style-name="ce5" office:value-type="string" calcext:value-type="string">
            <text:p>trans-2,3-Dehydroacyl-CoA; trans-2-Enoyl-CoA; trans-2,3-Didehydroacyl-CoA; trans-Didehydroacyl-CoA; (2E)-2-Enoyl-Co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663</text:p>
          </table:table-cell>
          <table:table-cell table:style-name="ce5" office:value-type="string" calcext:value-type="string">
            <text:p>beta-D-Glucose 1-phosph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664</text:p>
          </table:table-cell>
          <table:table-cell table:style-name="ce5" office:value-type="string" calcext:value-type="string">
            <text:p>5-Formiminotetrahydrofolate; 5-Formimidoyltetrahydrofolat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669</text:p>
          </table:table-cell>
          <table:table-cell table:style-name="ce5" office:value-type="string" calcext:value-type="string">
            <text:p>gamma-L-Glutamyl-L-cysteine; L-gamma-Glutamylcysteine; 5-L-Glutamyl-L-cysteine; gamma-Glutamylcyste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670</text:p>
          </table:table-cell>
          <table:table-cell table:style-name="ce5" office:value-type="string" calcext:value-type="string">
            <text:p>sn-Glycero-3-phosphocholine; Glycerophosphocholine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0671</text:p>
          </table:table-cell>
          <table:table-cell table:style-name="ce5" office:value-type="string" calcext:value-type="string">
            <text:p>(S)-3-Methyl-2-oxopentanoic acid; (S)-3-Methyl-2-oxopentanoate; (3S)-3-Methyl-2-oxopentanoic acid; (3S)-3-Methyl-2-oxopentano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672</text:p>
          </table:table-cell>
          <table:table-cell table:style-name="ce5" office:value-type="string" calcext:value-type="string">
            <text:p>2-Deoxy-D-ribose 1-phosphate; 2-Deoxy-alpha-D-ribose 1-phosph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679</text:p>
          </table:table-cell>
          <table:table-cell table:style-name="ce5" office:value-type="string" calcext:value-type="string">
            <text:p>5-Dehydro-4-deoxy-D-glucarate; (2R,3S)-2,3-Dihydroxy-5-oxohexanedioat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680</text:p>
          </table:table-cell>
          <table:table-cell table:style-name="ce5" office:value-type="string" calcext:value-type="string">
            <text:p>meso-2,6-Diaminoheptanedioate; meso-2,6-Diaminopimelate; meso-2,6-Diaminopimelic acid; meso-Diaminoheptanedioat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681</text:p>
          </table:table-cell>
          <table:table-cell table:style-name="ce5" office:value-type="string" calcext:value-type="string">
            <text:p>1-Acyl-sn-glycerol 3-phosphate; 2-Lysophosphatidate; Lysophosphatidate; Lysophosphatidic acid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683</text:p>
          </table:table-cell>
          <table:table-cell table:style-name="ce5" office:value-type="string" calcext:value-type="string">
            <text:p>(S)-Methylmalonyl-CoA; (S)-Methylmalonyl-coenzyme A; (2S)-Methylmalonyl-CoA; D-Methylmalonyl-Co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685</text:p>
          </table:table-cell>
          <table:table-cell table:style-name="ce5" office:value-type="string" calcext:value-type="string">
            <text:p>3-Oxoacyl-[acyl-carrier protein]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689</text:p>
          </table:table-cell>
          <table:table-cell table:style-name="ce5" office:value-type="string" calcext:value-type="string">
            <text:p>alpha,alpha'-Trehalose 6-phosphate; Trehalose 6-phosphat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692</text:p>
          </table:table-cell>
          <table:table-cell table:style-name="ce5" office:value-type="string" calcext:value-type="string">
            <text:p>UDP-N-acetylmuramoyl-L-alanyl-D-glutamate; UDP-N-acetyl-alpha-D-muramoyl-L-alanyl-D-glutam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693</text:p>
          </table:table-cell>
          <table:table-cell table:style-name="ce5" office:value-type="string" calcext:value-type="string">
            <text:p>trans-2,3-Dehydroacyl-[acyl-carrier protein]; trans-2-Enoyl-[acyl-carrier protein]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0695</text:p>
          </table:table-cell>
          <table:table-cell table:style-name="ce5" office:value-type="string" calcext:value-type="string">
            <text:p>Cholic acid; Cholate; 3alpha,7alpha,12alpha-Trihydroxy-5beta-cholanate; 3alpha,7alpha,12alpha-Trihydroxy-5beta-cholanic acid</text:p>
          </table:table-cell>
          <table:table-cell table:style-name="ce7"/>
          <table:table-cell table:number-columns-repeated="1021"/>
        </table:table-row>
        <table:table-row table:style-name="ro6">
          <table:table-cell table:style-name="ce2" office:value-type="string" calcext:value-type="string">
            <text:p>cpd:C00718</text:p>
          </table:table-cell>
          <table:table-cell table:style-name="ce5" office:value-type="string" calcext:value-type="string">
            <text:p>Amylose; Amylose chain; (1,4-alpha-D-Glucosyl)n; (1,4-alpha-D-Glucosyl)n+1; (1,4-alpha-D-Glucosyl)n-1; 4-{(1,4)-alpha-D-Glucosyl}(n-1)-D-glucose; 1,4-alpha-D-Glucan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719</text:p>
          </table:table-cell>
          <table:table-cell table:style-name="ce5" office:value-type="string" calcext:value-type="string">
            <text:p>Betaine; Trimethylaminoacetate; Glycine betaine; N,N,N-Trimethylglycine; Trimethylammonioacet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721</text:p>
          </table:table-cell>
          <table:table-cell table:style-name="ce5" office:value-type="string" calcext:value-type="string">
            <text:p>Dextrin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729</text:p>
          </table:table-cell>
          <table:table-cell table:style-name="ce5" office:value-type="string" calcext:value-type="string">
            <text:p>Tropine; 3alpha-Tropanol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750</text:p>
          </table:table-cell>
          <table:table-cell table:style-name="ce5" office:value-type="string" calcext:value-type="string">
            <text:p>Spermine; N,N'-Bis(3-aminopropyl)-1,4-butanediam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794</text:p>
          </table:table-cell>
          <table:table-cell table:style-name="ce5" office:value-type="string" calcext:value-type="string">
            <text:p>D-Sorbitol; D-Glucitol; L-Gulitol; Sorbitol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802</text:p>
          </table:table-cell>
          <table:table-cell table:style-name="ce5" office:value-type="string" calcext:value-type="string">
            <text:p>Oxalureate; Oxaluric acid; Monooxalylurea; Oxalurate; N-Carbamoyl-2-oxoglyc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819</text:p>
          </table:table-cell>
          <table:table-cell table:style-name="ce5" office:value-type="string" calcext:value-type="string">
            <text:p>D-Glutamine; D-2-Aminoglutaram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822</text:p>
          </table:table-cell>
          <table:table-cell table:style-name="ce5" office:value-type="string" calcext:value-type="string">
            <text:p>Dopaquino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825</text:p>
          </table:table-cell>
          <table:table-cell table:style-name="ce5" office:value-type="string" calcext:value-type="string">
            <text:p>Kanamycin B; Bekanamycin; Nebramycin factor 5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829</text:p>
          </table:table-cell>
          <table:table-cell table:style-name="ce5" office:value-type="string" calcext:value-type="string">
            <text:p>Naphthale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852</text:p>
          </table:table-cell>
          <table:table-cell table:style-name="ce5" office:value-type="string" calcext:value-type="string">
            <text:p>Chlorogenate; Chlorogenic acid; Caffeoyl quinic acid; trans-5-O-Caffeoyl-D-quin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864</text:p>
          </table:table-cell>
          <table:table-cell table:style-name="ce5" office:value-type="string" calcext:value-type="string">
            <text:p>Pantothenate; Pantothenic acid; (R)-Pantothen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870</text:p>
          </table:table-cell>
          <table:table-cell table:style-name="ce5" office:value-type="string" calcext:value-type="string">
            <text:p>4-Nitrophenol; p-Nitrophenol; PNP; Niphen; 4-Hydroxynitrobenzene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0877</text:p>
          </table:table-cell>
          <table:table-cell table:style-name="ce5" office:value-type="string" calcext:value-type="string">
            <text:p>Crotonoyl-CoA; Crotonyl-CoA; 2-Butenoyl-CoA; trans-But-2-enoyl-CoA; But-2-enoyl-CoA; (E)-But-2-enoyl-CoA; (2E)-But-2-enoyl-Co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888</text:p>
          </table:table-cell>
          <table:table-cell table:style-name="ce5" office:value-type="string" calcext:value-type="string">
            <text:p>Pentanoyl-CoA; Valeryl-coenzyme 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894</text:p>
          </table:table-cell>
          <table:table-cell table:style-name="ce5" office:value-type="string" calcext:value-type="string">
            <text:p>Propenoyl-CoA; Acryloyl-CoA; Acrylyl-Co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899</text:p>
          </table:table-cell>
          <table:table-cell table:style-name="ce5" office:value-type="string" calcext:value-type="string">
            <text:p>11-cis-Retinol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921</text:p>
          </table:table-cell>
          <table:table-cell table:style-name="ce5" office:value-type="string" calcext:value-type="string">
            <text:p>Dihydropteroate; 7,8-Dihydropteroat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0956</text:p>
          </table:table-cell>
          <table:table-cell table:style-name="ce5" office:value-type="string" calcext:value-type="string">
            <text:p>L-2-Aminoadipate; L-alpha-Aminoadipate; L-alpha-Aminoadipic acid; L-2-Aminoadipic acid; L-2-Aminohexanedio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979</text:p>
          </table:table-cell>
          <table:table-cell table:style-name="ce5" office:value-type="string" calcext:value-type="string">
            <text:p>O-Acetyl-L-serine; O3-Acetyl-L-ser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0986</text:p>
          </table:table-cell>
          <table:table-cell table:style-name="ce5" office:value-type="string" calcext:value-type="string">
            <text:p>1,3-Diaminopropane; Trimethylenediamine; 1,3-Propanediamine; Propane-1,3-diam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988</text:p>
          </table:table-cell>
          <table:table-cell table:style-name="ce5" office:value-type="string" calcext:value-type="string">
            <text:p>2-Phosphoglycolate; Phosphoglycol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993</text:p>
          </table:table-cell>
          <table:table-cell table:style-name="ce5" office:value-type="string" calcext:value-type="string">
            <text:p>D-Alanyl-D-alanine; D-Ala-D-Al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996</text:p>
          </table:table-cell>
          <table:table-cell table:style-name="ce5" office:value-type="string" calcext:value-type="string">
            <text:p>Ferricytochrome b5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0999</text:p>
          </table:table-cell>
          <table:table-cell table:style-name="ce5" office:value-type="string" calcext:value-type="string">
            <text:p>Ferrocytochrome b5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1011</text:p>
          </table:table-cell>
          <table:table-cell table:style-name="ce5" office:value-type="string" calcext:value-type="string">
            <text:p>(3S)-Citramalyl-CoA; L-Citramalyl-CoA; (S)-Citramalyl-CoA; (3S)-3-Carboxy-3-hydroxybutanoyl-Co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1026</text:p>
          </table:table-cell>
          <table:table-cell table:style-name="ce5" office:value-type="string" calcext:value-type="string">
            <text:p>N,N-Dimethylglycine; Dimethylglyc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1044</text:p>
          </table:table-cell>
          <table:table-cell table:style-name="ce5" office:value-type="string" calcext:value-type="string">
            <text:p>N-Formyl-L-aspart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1045</text:p>
          </table:table-cell>
          <table:table-cell table:style-name="ce5" office:value-type="string" calcext:value-type="string">
            <text:p>N-Formyl-L-glutam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1059</text:p>
          </table:table-cell>
          <table:table-cell table:style-name="ce5" office:value-type="string" calcext:value-type="string">
            <text:p>2,5-Dihydroxypyridin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1061</text:p>
          </table:table-cell>
          <table:table-cell table:style-name="ce5" office:value-type="string" calcext:value-type="string">
            <text:p>4-Fumarylacetoacetate; 4-Fumarylacetoacetic acid; Fumarylacetoacetat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1081</text:p>
          </table:table-cell>
          <table:table-cell table:style-name="ce5" office:value-type="string" calcext:value-type="string">
            <text:p>Thiamin monophosphate; Thiamine monophosphate; Thiamin phosphate; Thiamine phosphate; TMP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1083</text:p>
          </table:table-cell>
          <table:table-cell table:style-name="ce5" office:value-type="string" calcext:value-type="string">
            <text:p>alpha,alpha-Trehalose; alpha,alpha'-Trehalose; Trehalos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1094</text:p>
          </table:table-cell>
          <table:table-cell table:style-name="ce5" office:value-type="string" calcext:value-type="string">
            <text:p>D-Fructose 1-phosph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1099</text:p>
          </table:table-cell>
          <table:table-cell table:style-name="ce5" office:value-type="string" calcext:value-type="string">
            <text:p>L-Fuculose 1-phosph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1103</text:p>
          </table:table-cell>
          <table:table-cell table:style-name="ce5" office:value-type="string" calcext:value-type="string">
            <text:p>Orotidine 5'-phosphate; Orotidylic acid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1118</text:p>
          </table:table-cell>
          <table:table-cell table:style-name="ce5" office:value-type="string" calcext:value-type="string">
            <text:p>O-Succinyl-L-homoserine; O4-Succinyl-L-homoserine; O-Succinylhomoser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1121</text:p>
          </table:table-cell>
          <table:table-cell table:style-name="ce5" office:value-type="string" calcext:value-type="string">
            <text:p>Streptidine 6-phosph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1127</text:p>
          </table:table-cell>
          <table:table-cell table:style-name="ce5" office:value-type="string" calcext:value-type="string">
            <text:p>4-Hydroxy-2-oxoglutarate; 4-Hydroxy-2-oxoglutar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1131</text:p>
          </table:table-cell>
          <table:table-cell table:style-name="ce5" office:value-type="string" calcext:value-type="string">
            <text:p>L-Rhamnulose 1-phosphat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1134</text:p>
          </table:table-cell>
          <table:table-cell table:style-name="ce5" office:value-type="string" calcext:value-type="string">
            <text:p>Pantetheine 4'-phosphate; 4'-Phosphopantetheine; Phosphopantetheine; D-Pantetheine 4'-phosphate</text:p>
          </table:table-cell>
          <table:table-cell table:style-name="ce7"/>
          <table:table-cell table:number-columns-repeated="1021"/>
        </table:table-row>
        <table:table-row table:style-name="ro10">
          <table:table-cell table:style-name="ce2" office:value-type="string" calcext:value-type="string">
            <text:p>cpd:C01137</text:p>
          </table:table-cell>
          <table:table-cell table:style-name="ce5" office:value-type="string" calcext:value-type="string">
            <text:p>S-Adenosylmethioninamine; (5-Deoxy-5-adenosyl)(3-aminopropyl)methylsulfonium; (5-Deoxy-5-adenosyl)(3-aminopropyl)methylsulfonium cation; S-Adenosyl-(5')-3-methylthiopropylamine; S-Adenosyl 3-(methylthio)propylamine; S-Adenosyl 3-(methylsulfanyl)propylamine; Decarboxy-AdoMet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1144</text:p>
          </table:table-cell>
          <table:table-cell table:style-name="ce5" office:value-type="string" calcext:value-type="string">
            <text:p>(S)-3-Hydroxybutanoyl-CoA; (S)-3-Hydroxybutyryl-CoA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1146</text:p>
          </table:table-cell>
          <table:table-cell table:style-name="ce5" office:value-type="string" calcext:value-type="string">
            <text:p>2-Hydroxy-3-oxopropanoate; Tartronate semialdehyd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1152</text:p>
          </table:table-cell>
          <table:table-cell table:style-name="ce5" office:value-type="string" calcext:value-type="string">
            <text:p>N(pi)-Methyl-L-histidine; N-pros-Methyl-L-histidine; 3-Methylhistidine; 1-Methylhistid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1172</text:p>
          </table:table-cell>
          <table:table-cell table:style-name="ce5" office:value-type="string" calcext:value-type="string">
            <text:p>beta-D-Glucose 6-phosphat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1179</text:p>
          </table:table-cell>
          <table:table-cell table:style-name="ce5" office:value-type="string" calcext:value-type="string">
            <text:p>3-(4-Hydroxyphenyl)pyruvate; 4-Hydroxyphenylpyruvate; p-Hydroxyphenylpyruv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1182</text:p>
          </table:table-cell>
          <table:table-cell table:style-name="ce5" office:value-type="string" calcext:value-type="string">
            <text:p>D-Ribulose 1,5-bisphosphate</text:p>
          </table:table-cell>
          <table:table-cell table:style-name="ce7"/>
          <table:table-cell table:number-columns-repeated="1021"/>
        </table:table-row>
        <table:table-row table:style-name="ro9">
          <table:table-cell table:style-name="ce2" office:value-type="string" calcext:value-type="string">
            <text:p>cpd:C01194</text:p>
          </table:table-cell>
          <table:table-cell table:style-name="ce5" office:value-type="string" calcext:value-type="string">
            <text:p>1-Phosphatidyl-D-myo-inositol; 1-Phosphatidyl-1D-myo-inositol; 1-Phosphatidyl-myo-inositol; Phosphatidyl-1D-myo-inositol; (3-Phosphatidyl)-1-D-inositol; 1,2-Diacyl-sn-glycero-3-phosphoinositol; Phosphatidylinositol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1205</text:p>
          </table:table-cell>
          <table:table-cell table:style-name="ce5" office:value-type="string" calcext:value-type="string">
            <text:p>(R)-3-Amino-2-methylpropanoate; (R)-3-Aminoisobutyrate; D-3-Aminoisobutanoate; (R)-beta-Aminoisobutyr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1209</text:p>
          </table:table-cell>
          <table:table-cell table:style-name="ce5" office:value-type="string" calcext:value-type="string">
            <text:p>Malonyl-[acyl-carrier protein]; Malonyl-[acp]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1212</text:p>
          </table:table-cell>
          <table:table-cell table:style-name="ce5" office:value-type="string" calcext:value-type="string">
            <text:p>UDP-N-acetylmuramoyl-L-alanine; UDP-N-acetyl-alpha-D-muramoyl-L-alan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1218</text:p>
          </table:table-cell>
          <table:table-cell table:style-name="ce5" office:value-type="string" calcext:value-type="string">
            <text:p>6-Phospho-2-dehydro-D-gluconate; 2-Dehydro-D-gluconate 6-phosphat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1231</text:p>
          </table:table-cell>
          <table:table-cell table:style-name="ce5" office:value-type="string" calcext:value-type="string">
            <text:p>alpha-D-Glucose 1,6-bisphosphate; alpha-D-Glucose 1,6-biphosphate; D-Glucose 1,6-bisphosph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1233</text:p>
          </table:table-cell>
          <table:table-cell table:style-name="ce5" office:value-type="string" calcext:value-type="string">
            <text:p>sn-Glycero-3-phosphoethanolamine; Glycerophosphoethanolam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1234</text:p>
          </table:table-cell>
          <table:table-cell table:style-name="ce5" office:value-type="string" calcext:value-type="string">
            <text:p>1-Aminocyclopropane-1-carboxylate; 1-Aminocyclopropane-1-carboxylic acid</text:p>
          </table:table-cell>
          <table:table-cell table:style-name="ce7"/>
          <table:table-cell table:number-columns-repeated="1021"/>
        </table:table-row>
        <table:table-row table:style-name="ro6">
          <table:table-cell table:style-name="ce2" office:value-type="string" calcext:value-type="string">
            <text:p>cpd:C01235</text:p>
          </table:table-cell>
          <table:table-cell table:style-name="ce5" office:value-type="string" calcext:value-type="string">
            <text:p>alpha-D-Galactosyl-(1-&amp;gt;3)-1D-myo-inositol; O-alpha-D-Galactosyl-(1-&amp;gt;3)-1D-myo-inositol; 3-O-alpha-D-Galactosyl-1D-myo-inositol; 1-alpha-D-Galactosyl-myo-inositol; Galactinol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1236</text:p>
          </table:table-cell>
          <table:table-cell table:style-name="ce5" office:value-type="string" calcext:value-type="string">
            <text:p>D-Glucono-1,5-lactone 6-phosphate; 6-Phospho-D-glucono-1,5-lactone</text:p>
          </table:table-cell>
          <table:table-cell table:style-name="ce7"/>
          <table:table-cell table:number-columns-repeated="1021"/>
        </table:table-row>
        <table:table-row table:style-name="ro6">
          <table:table-cell table:style-name="ce2" office:value-type="string" calcext:value-type="string">
            <text:p>cpd:C01242</text:p>
          </table:table-cell>
          <table:table-cell table:style-name="ce5" office:value-type="string" calcext:value-type="string">
            <text:p>[Protein]-S8-aminomethyldihydrolipoyllysine; H-protein-S-aminomethyldihydrolipoyllysine; S-Aminomethyldihydrolipoylprotein; [Glycine-cleavage complex H protein]-S-aminomethyl-N6-dihydrolipoyl-L-lysin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1245</text:p>
          </table:table-cell>
          <table:table-cell table:style-name="ce5" office:value-type="string" calcext:value-type="string">
            <text:p>D-myo-Inositol 1,4,5-trisphosphate; 1D-myo-Inositol 1,4,5-trisphosphate; Inositol 1,4,5-trisphosphate; Ins(1,4,5)P3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1251</text:p>
          </table:table-cell>
          <table:table-cell table:style-name="ce5" office:value-type="string" calcext:value-type="string">
            <text:p>(R)-2-Hydroxybutane-1,2,4-tricarboxylate; Homocitrate; Homocitric acid; 3-Hydroxy-3-carboxyadipic acid; (R)-2-Hydroxy-1,2,4-butanetricarboxylic acid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1262</text:p>
          </table:table-cell>
          <table:table-cell table:style-name="ce5" office:value-type="string" calcext:value-type="string">
            <text:p>beta-Alanyl-N(pi)-methyl-L-histidine; Anser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1271</text:p>
          </table:table-cell>
          <table:table-cell table:style-name="ce5" office:value-type="string" calcext:value-type="string">
            <text:p>(3R)-3-Hydroxyacyl-[acyl-carrier protein]; (R)-3-Hydroxyacyl-[acyl-carrier protein]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1273</text:p>
          </table:table-cell>
          <table:table-cell table:style-name="ce5" office:value-type="string" calcext:value-type="string">
            <text:p>2-Hydroxy-6-oxo-6-phenylhexa-2,4-dienoate; 2,6-Dioxo-6-phenylhexa-3-enoat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1279</text:p>
          </table:table-cell>
          <table:table-cell table:style-name="ce5" office:value-type="string" calcext:value-type="string">
            <text:p>4-Amino-5-hydroxymethyl-2-methylpyrimidine; Toxopyrimidine; 4-Amino-2-methyl-5-pyrimidinemethanol; HMP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1300</text:p>
          </table:table-cell>
          <table:table-cell table:style-name="ce5" office:value-type="string" calcext:value-type="string">
            <text:p>6-(Hydroxymethyl)-7,8-dihydropterin; 6-Hydroxymethyl-7,8-dihydropterin; 2-Amino-4-hydroxy-6-hydroxymethyl-7,8-dihydropterid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1322</text:p>
          </table:table-cell>
          <table:table-cell table:style-name="ce5" office:value-type="string" calcext:value-type="string">
            <text:p>RX; Organic halide</text:p>
          </table:table-cell>
          <table:table-cell table:style-name="ce7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pd:C01326</text:p>
          </table:table-cell>
          <table:table-cell table:style-name="ce5" office:value-type="string" calcext:value-type="string">
            <text:p>Hydrogen cyanide; HCN; Cyanide</text:p>
          </table:table-cell>
          <table:table-cell table:style-name="ce7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pd:C01371</text:p>
          </table:table-cell>
          <table:table-cell table:style-name="ce5" office:value-type="string" calcext:value-type="string">
            <text:p>Alkane; RH</text:p>
          </table:table-cell>
          <table:table-cell table:style-name="ce7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pd:C01384</text:p>
          </table:table-cell>
          <table:table-cell table:style-name="ce5" office:value-type="string" calcext:value-type="string">
            <text:p>Maleic acid; Maleate; cis-Butenedio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1417</text:p>
          </table:table-cell>
          <table:table-cell table:style-name="ce5" office:value-type="string" calcext:value-type="string">
            <text:p>Cyanate; Cyan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1419</text:p>
          </table:table-cell>
          <table:table-cell table:style-name="ce5" office:value-type="string" calcext:value-type="string">
            <text:p>Cys-Gly; L-Cysteinylglyc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1438</text:p>
          </table:table-cell>
          <table:table-cell table:style-name="ce5" office:value-type="string" calcext:value-type="string">
            <text:p>Methane; CH4</text:p>
          </table:table-cell>
          <table:table-cell table:style-name="ce7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pd:C01441</text:p>
          </table:table-cell>
          <table:table-cell table:style-name="ce5" office:value-type="string" calcext:value-type="string">
            <text:p>Neamine; Neomycin 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1444</text:p>
          </table:table-cell>
          <table:table-cell table:style-name="ce5" office:value-type="string" calcext:value-type="string">
            <text:p>Oxamate; Oxamic acid; Oxalic monoamid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1456</text:p>
          </table:table-cell>
          <table:table-cell table:style-name="ce5" office:value-type="string" calcext:value-type="string">
            <text:p>Tropate; Tropic acid; alpha-(Hydroxymethyl)phenylacet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1479</text:p>
          </table:table-cell>
          <table:table-cell table:style-name="ce5" office:value-type="string" calcext:value-type="string">
            <text:p>Atropine; dl-Hyoscyamine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1513</text:p>
          </table:table-cell>
          <table:table-cell table:style-name="ce5" office:value-type="string" calcext:value-type="string">
            <text:p>Lupinate; Lupinic acid; 3-[N6-(4-Hydroxyisopentenyl)adeninyl]-L-alanine; (S)-2-Amino-3-{[(E)-4-hydroxy-3-methylbut-2-enylamino]purin-9-yl}propano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1516</text:p>
          </table:table-cell>
          <table:table-cell table:style-name="ce5" office:value-type="string" calcext:value-type="string">
            <text:p>Morph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1528</text:p>
          </table:table-cell>
          <table:table-cell table:style-name="ce5" office:value-type="string" calcext:value-type="string">
            <text:p>Hydrogen selenide; Selenide</text:p>
          </table:table-cell>
          <table:table-cell table:style-name="ce7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pd:C01563</text:p>
          </table:table-cell>
          <table:table-cell table:style-name="ce5" office:value-type="string" calcext:value-type="string">
            <text:p>Carbamate; Carbamic acid; Aminoform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1613</text:p>
          </table:table-cell>
          <table:table-cell table:style-name="ce5" office:value-type="string" calcext:value-type="string">
            <text:p>Stachyos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1674</text:p>
          </table:table-cell>
          <table:table-cell table:style-name="ce5" office:value-type="string" calcext:value-type="string">
            <text:p>Chitobiose; Diacetylchitobiose; N,N'-Diacetylchitobios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1727</text:p>
          </table:table-cell>
          <table:table-cell table:style-name="ce5" office:value-type="string" calcext:value-type="string">
            <text:p>Lumichrome; 7,8-Dimethylalloxaz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1735</text:p>
          </table:table-cell>
          <table:table-cell table:style-name="ce5" office:value-type="string" calcext:value-type="string">
            <text:p>Morphino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1743</text:p>
          </table:table-cell>
          <table:table-cell table:style-name="ce5" office:value-type="string" calcext:value-type="string">
            <text:p>Paromamine; Neomycin 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1759</text:p>
          </table:table-cell>
          <table:table-cell table:style-name="ce5" office:value-type="string" calcext:value-type="string">
            <text:p>Ribostamycin; Vistamycin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1794</text:p>
          </table:table-cell>
          <table:table-cell table:style-name="ce5" office:value-type="string" calcext:value-type="string">
            <text:p>Choloyl-CoA; 3alpha,7alpha,12alpha-Trihydroxy-5beta-cholanoyl-CoA; 3alpha,7alpha,12alpha-Trihydroxy-5beta-cholan-24-one-CoA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1804</text:p>
          </table:table-cell>
          <table:table-cell table:style-name="ce5" office:value-type="string" calcext:value-type="string">
            <text:p>Discadenine; 3-(3-Amino-3-carboxypropyl)-N6-(Delta2-isopentenyl)-aden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1822</text:p>
          </table:table-cell>
          <table:table-cell table:style-name="ce5" office:value-type="string" calcext:value-type="string">
            <text:p>Kanamycin 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1823</text:p>
          </table:table-cell>
          <table:table-cell table:style-name="ce5" office:value-type="string" calcext:value-type="string">
            <text:p>Kanamycin C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1832</text:p>
          </table:table-cell>
          <table:table-cell table:style-name="ce5" office:value-type="string" calcext:value-type="string">
            <text:p>Lauroyl-CoA; Lauroyl coenzyme A; Dodecanoyl-Co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1852</text:p>
          </table:table-cell>
          <table:table-cell table:style-name="ce5" office:value-type="string" calcext:value-type="string">
            <text:p>Secologanin; (-)-Secologanin</text:p>
          </table:table-cell>
          <table:table-cell table:style-name="ce7"/>
          <table:table-cell table:number-columns-repeated="1021"/>
        </table:table-row>
        <table:table-row table:style-name="ro6">
          <table:table-cell table:style-name="ce2" office:value-type="string" calcext:value-type="string">
            <text:p>cpd:C01879</text:p>
          </table:table-cell>
          <table:table-cell table:style-name="ce5" office:value-type="string" calcext:value-type="string">
            <text:p>5-Oxoproline; Pidolic acid; Pyroglutamic acid; 5-Pyrrolidone-2-carboxylic acid; Pyroglutamate; 5-Oxo-L-proline; L-Pyroglutamic acid; L-5-Pyrrolidone-2-carboxylic acid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1885</text:p>
          </table:table-cell>
          <table:table-cell table:style-name="ce5" office:value-type="string" calcext:value-type="string">
            <text:p>1-Acylglycerol; Glyceride; Monoglyceride; Monoacylglycerol; 1-Monoacylglycerol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1898</text:p>
          </table:table-cell>
          <table:table-cell table:style-name="ce5" office:value-type="string" calcext:value-type="string">
            <text:p>Cellodextrin; Cellooligosaccharid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1921</text:p>
          </table:table-cell>
          <table:table-cell table:style-name="ce5" office:value-type="string" calcext:value-type="string">
            <text:p>Glycocholate; Glycocholic acid; 3alpha,7alpha,12alpha-Trihydroxy-5beta-cholan-24-oylglyc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1944</text:p>
          </table:table-cell>
          <table:table-cell table:style-name="ce5" office:value-type="string" calcext:value-type="string">
            <text:p>Octanoyl-CoA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1953</text:p>
          </table:table-cell>
          <table:table-cell table:style-name="ce5" office:value-type="string" calcext:value-type="string">
            <text:p>Pregnenolone; 5-Pregnen-3beta-ol-20-one; 3beta-Hydroxypregn-5-en-20-o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1989</text:p>
          </table:table-cell>
          <table:table-cell table:style-name="ce5" office:value-type="string" calcext:value-type="string">
            <text:p>3-Ethylmal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1990</text:p>
          </table:table-cell>
          <table:table-cell table:style-name="ce5" office:value-type="string" calcext:value-type="string">
            <text:p>3-Oxalomalate; 3-Oxalomalic acid</text:p>
          </table:table-cell>
          <table:table-cell table:style-name="ce7"/>
          <table:table-cell table:number-columns-repeated="1021"/>
        </table:table-row>
        <table:table-row table:style-name="ro6">
          <table:table-cell table:style-name="ce2" office:value-type="string" calcext:value-type="string">
            <text:p>cpd:C02051</text:p>
          </table:table-cell>
          <table:table-cell table:style-name="ce5" office:value-type="string" calcext:value-type="string">
            <text:p>Lipoylprotein; H-Protein-lipoyllysine; [GCSH]-N6-lipoyl-L-lysine; [GcvH]-N6-lipoyl-L-lysine; [Glycine cleavage system H]-N6-lipoyl-L-lysine; [Glycine-cleavage complex H protein]-N6-lipoyl-L-lys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2075</text:p>
          </table:table-cell>
          <table:table-cell table:style-name="ce5" office:value-type="string" calcext:value-type="string">
            <text:p>Retinyl ester; all-trans-Retinyl ester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2090</text:p>
          </table:table-cell>
          <table:table-cell table:style-name="ce5" office:value-type="string" calcext:value-type="string">
            <text:p>Trypanothione; N1,N8-Bis(gamma-L-glutamyl-L-cysteinyl-glycyl)spermidine; N1,N8-Bis(glutathionyl)spermidine; Reduced trypanothio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2091</text:p>
          </table:table-cell>
          <table:table-cell table:style-name="ce5" office:value-type="string" calcext:value-type="string">
            <text:p>(S)-Ureidoglyc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2123</text:p>
          </table:table-cell>
          <table:table-cell table:style-name="ce5" office:value-type="string" calcext:value-type="string">
            <text:p>3-Propylmal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2133</text:p>
          </table:table-cell>
          <table:table-cell table:style-name="ce5" office:value-type="string" calcext:value-type="string">
            <text:p>Acyl phosph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2167</text:p>
          </table:table-cell>
          <table:table-cell table:style-name="ce5" office:value-type="string" calcext:value-type="string">
            <text:p>Maleylpyruvate; Maleylpyruvic acid; 3-Maleylpyruv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2170</text:p>
          </table:table-cell>
          <table:table-cell table:style-name="ce5" office:value-type="string" calcext:value-type="string">
            <text:p>Methylmalonate; Methylmalonic acid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2191</text:p>
          </table:table-cell>
          <table:table-cell table:style-name="ce5" office:value-type="string" calcext:value-type="string">
            <text:p>Protoporphyrin; Protoporphyrin IX; Porphyrinogen IX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2232</text:p>
          </table:table-cell>
          <table:table-cell table:style-name="ce5" office:value-type="string" calcext:value-type="string">
            <text:p>3-Oxoadipyl-CoA; beta-Ketoadipyl-Co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2291</text:p>
          </table:table-cell>
          <table:table-cell table:style-name="ce5" office:value-type="string" calcext:value-type="string">
            <text:p>L-Cystathion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2320</text:p>
          </table:table-cell>
          <table:table-cell table:style-name="ce5" office:value-type="string" calcext:value-type="string">
            <text:p>R-S-Glutathio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2370</text:p>
          </table:table-cell>
          <table:table-cell table:style-name="ce5" office:value-type="string" calcext:value-type="string">
            <text:p>4-Chlorobenzoate; 4-Chlorobenzoic acid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2373</text:p>
          </table:table-cell>
          <table:table-cell table:style-name="ce5" office:value-type="string" calcext:value-type="string">
            <text:p>4-Methylpentanal; Isocaproaldehyde; Isohexanal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2380</text:p>
          </table:table-cell>
          <table:table-cell table:style-name="ce5" office:value-type="string" calcext:value-type="string">
            <text:p>6-Mercaptopurine; Mercaptopur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2430</text:p>
          </table:table-cell>
          <table:table-cell table:style-name="ce5" office:value-type="string" calcext:value-type="string">
            <text:p>L-Methionyl-tRNA; L-Methionyl-tRNA(Met)</text:p>
          </table:table-cell>
          <table:table-cell table:style-name="ce7"/>
          <table:table-cell table:number-columns-repeated="1021"/>
        </table:table-row>
        <table:table-row table:style-name="ro6">
          <table:table-cell table:style-name="ce2" office:value-type="string" calcext:value-type="string">
            <text:p>cpd:C02504</text:p>
          </table:table-cell>
          <table:table-cell table:style-name="ce5" office:value-type="string" calcext:value-type="string">
            <text:p>alpha-Isopropylmalate; (2S)-2-Isopropylmalate; (2S)-2-Hydroxy-2-isopropylsuccinic acid; 2-Isopropylmalic acid; 3-Carboxy-3-hydroxy-4-methylpentanoate; 3-Carboxy-3-hydroxyisocapro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2512</text:p>
          </table:table-cell>
          <table:table-cell table:style-name="ce5" office:value-type="string" calcext:value-type="string">
            <text:p>3-Cyano-L-alanine; L-3-Cyanoalanine; L-beta-Cyanoalan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2514</text:p>
          </table:table-cell>
          <table:table-cell table:style-name="ce5" office:value-type="string" calcext:value-type="string">
            <text:p>3-Fumarylpyruvat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2528</text:p>
          </table:table-cell>
          <table:table-cell table:style-name="ce5" office:value-type="string" calcext:value-type="string">
            <text:p>Chenodeoxycholate; Chenodeoxycholic acid; 3alpha,7alpha-Dihydroxy-5beta-cholanic acid; Chenodiol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2538</text:p>
          </table:table-cell>
          <table:table-cell table:style-name="ce5" office:value-type="string" calcext:value-type="string">
            <text:p>Estrone 3-sulf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2588</text:p>
          </table:table-cell>
          <table:table-cell table:style-name="ce5" office:value-type="string" calcext:value-type="string">
            <text:p>Retinyl palmitate; Vitamin A palmitate; all-trans-Retinyl palmitate; Retinol palmit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2593</text:p>
          </table:table-cell>
          <table:table-cell table:style-name="ce5" office:value-type="string" calcext:value-type="string">
            <text:p>Tetradecanoyl-CoA; Myristoyl-CoA</text:p>
          </table:table-cell>
          <table:table-cell table:style-name="ce7"/>
          <table:table-cell table:number-columns-repeated="1021"/>
        </table:table-row>
        <table:table-row table:style-name="ro9">
          <table:table-cell table:style-name="ce2" office:value-type="string" calcext:value-type="string">
            <text:p>cpd:C02612</text:p>
          </table:table-cell>
          <table:table-cell table:style-name="ce5" office:value-type="string" calcext:value-type="string">
            <text:p>(R)-2-Methylmalate; (R)-2-Methylmalic acid; (R)-Citramalate; (R)-Citramalic acid; (R)-alpha-Hydroxypyrotartaric acid; D-Citramalate; D-Citramalic acid; D-alpha-Hydroxypyrotartaric acid; (2R)-2-Hydroxy-2-methylbutanedioate</text:p>
          </table:table-cell>
          <table:table-cell table:style-name="ce7"/>
          <table:table-cell table:number-columns-repeated="1021"/>
        </table:table-row>
        <table:table-row table:style-name="ro8">
          <table:table-cell table:style-name="ce2" office:value-type="string" calcext:value-type="string">
            <text:p>cpd:C02614</text:p>
          </table:table-cell>
          <table:table-cell table:style-name="ce5" office:value-type="string" calcext:value-type="string">
            <text:p>(S)-2-Methylmalate; (S)-2-Methylmalic acid; (S)-Citramalate; (S)-Citramalic acid; (S)-alpha-Hydroxypyrotartaric acid; L-Citramalate; L-Citramalic acid; L-alpha-Hydroxypyrotartaric acid; (2S)-2-Hydroxy-2-methylbutanedioate; (S)-2-Hydroxy-2-methylsuccin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2627</text:p>
          </table:table-cell>
          <table:table-cell table:style-name="ce5" office:value-type="string" calcext:value-type="string">
            <text:p>2-Deoxystreptam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2630</text:p>
          </table:table-cell>
          <table:table-cell table:style-name="ce5" office:value-type="string" calcext:value-type="string">
            <text:p>2-Hydroxyglutarate; alpha-Hydroxyglutar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2671</text:p>
          </table:table-cell>
          <table:table-cell table:style-name="ce5" office:value-type="string" calcext:value-type="string">
            <text:p>D-Glutamyl-peptide; gamma-D-Glutamyl-peptid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2700</text:p>
          </table:table-cell>
          <table:table-cell table:style-name="ce5" office:value-type="string" calcext:value-type="string">
            <text:p>L-Formylkynurenine; N-Formyl-L-kynurenine; N-Formylkynurenine</text:p>
          </table:table-cell>
          <table:table-cell table:style-name="ce7"/>
          <table:table-cell table:number-columns-repeated="1021"/>
        </table:table-row>
        <table:table-row table:style-name="ro6">
          <table:table-cell table:style-name="ce2" office:value-type="string" calcext:value-type="string">
            <text:p>cpd:C02737</text:p>
          </table:table-cell>
          <table:table-cell table:style-name="ce5" office:value-type="string" calcext:value-type="string">
            <text:p>Phosphatidylserine; Phosphatidyl-L-serine; 1,2-Diacyl-sn-glycerol 3-phospho-L-serine; 3-O-sn-Phosphatidyl-L-serine; O3-Phosphatidyl-L-serine; L-1-Phosphatidylser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2843</text:p>
          </table:table-cell>
          <table:table-cell table:style-name="ce5" office:value-type="string" calcext:value-type="string">
            <text:p>Long-chain acyl-CoA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2916</text:p>
          </table:table-cell>
          <table:table-cell table:style-name="ce5" office:value-type="string" calcext:value-type="string">
            <text:p>(S)-Norlaudanosoline; (S)-Tetrahydropapaverol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2934</text:p>
          </table:table-cell>
          <table:table-cell table:style-name="ce5" office:value-type="string" calcext:value-type="string">
            <text:p>3-Dehydrosphinganine; 3-Dehydro-D-sphingan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2939</text:p>
          </table:table-cell>
          <table:table-cell table:style-name="ce5" office:value-type="string" calcext:value-type="string">
            <text:p>3-Methylbutanoyl-CoA; Isovaleryl-CoA</text:p>
          </table:table-cell>
          <table:table-cell table:style-name="ce7"/>
          <table:table-cell table:number-columns-repeated="1021"/>
        </table:table-row>
        <table:table-row table:style-name="ro6">
          <table:table-cell table:style-name="ce2" office:value-type="string" calcext:value-type="string">
            <text:p>cpd:C02972</text:p>
          </table:table-cell>
          <table:table-cell table:style-name="ce5" office:value-type="string" calcext:value-type="string">
            <text:p>Dihydrolipoylprotein; [H protein]-dihydrolipoyllysine; [GCSH]-N6-[(R)-dihydrolipoyl]-L-lysine; [GcvH]-N6-[(R)-dihydrolipoyl]-L-lysine; [Glycine cleavage system H]-N6-[(R)-dihydrolipoyl]-L-lys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2990</text:p>
          </table:table-cell>
          <table:table-cell table:style-name="ce5" office:value-type="string" calcext:value-type="string">
            <text:p>L-Palmitoylcarnit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2995</text:p>
          </table:table-cell>
          <table:table-cell table:style-name="ce5" office:value-type="string" calcext:value-type="string">
            <text:p>Maltose 6'-phosph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3056</text:p>
          </table:table-cell>
          <table:table-cell table:style-name="ce5" office:value-type="string" calcext:value-type="string">
            <text:p>2,6-Dihydroxypyridin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3090</text:p>
          </table:table-cell>
          <table:table-cell table:style-name="ce5" office:value-type="string" calcext:value-type="string">
            <text:p>5-Phosphoribosylamine; 5-Phospho-beta-D-ribosylamine; 5-Phospho-D-ribosylamine; 5-Phosphoribosyl-1-am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3170</text:p>
          </table:table-cell>
          <table:table-cell table:style-name="ce5" office:value-type="string" calcext:value-type="string">
            <text:p>Trypanothione disulfide; Oxidized trypanothio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3194</text:p>
          </table:table-cell>
          <table:table-cell table:style-name="ce5" office:value-type="string" calcext:value-type="string">
            <text:p>(R)-1-Aminopropan-2-ol; (R)-1-Amino-2-propanol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3196</text:p>
          </table:table-cell>
          <table:table-cell table:style-name="ce5" office:value-type="string" calcext:value-type="string">
            <text:p>(S)-2-Hydroxyglutar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3217</text:p>
          </table:table-cell>
          <table:table-cell table:style-name="ce5" office:value-type="string" calcext:value-type="string">
            <text:p>2-Hydroxy-3-oxoadipate</text:p>
          </table:table-cell>
          <table:table-cell table:style-name="ce7"/>
          <table:table-cell table:number-columns-repeated="1021"/>
        </table:table-row>
        <table:table-row table:style-name="ro6">
          <table:table-cell table:style-name="ce2" office:value-type="string" calcext:value-type="string">
            <text:p>cpd:C03232</text:p>
          </table:table-cell>
          <table:table-cell table:style-name="ce5" office:value-type="string" calcext:value-type="string">
            <text:p>3-Phosphonooxypyruvate; 3-Phosphonooxypyruvic acid; 3-Phosphohydroxypyruvate; 3-Phosphohydroxypyruvic acid; 3-Phosphooxypyruv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3283</text:p>
          </table:table-cell>
          <table:table-cell table:style-name="ce5" office:value-type="string" calcext:value-type="string">
            <text:p>L-2,4-Diaminobutanoate; alpha,gamma-Diaminobutyrate; L-2,4-Diaminobutyrate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3284</text:p>
          </table:table-cell>
          <table:table-cell table:style-name="ce5" office:value-type="string" calcext:value-type="string">
            <text:p>L-3-Aminoisobutanoate; (S)-3-Aminoisobutyrate; L-3-Aminoisobutyrate; (S)-3-Aminoisobutanoate; (S)-3-Amino-2-methylpropanoate; (S)-beta-Aminoisobutyr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3294</text:p>
          </table:table-cell>
          <table:table-cell table:style-name="ce5" office:value-type="string" calcext:value-type="string">
            <text:p>N-Formylmethionyl-tRNA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3300</text:p>
          </table:table-cell>
          <table:table-cell table:style-name="ce5" office:value-type="string" calcext:value-type="string">
            <text:p>O-beta-D-Xylosylzeatin; O-beta-D-Xyloxylzeatin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3309</text:p>
          </table:table-cell>
          <table:table-cell table:style-name="ce5" office:value-type="string" calcext:value-type="string">
            <text:p>Strictosidine aglycone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3323</text:p>
          </table:table-cell>
          <table:table-cell table:style-name="ce5" office:value-type="string" calcext:value-type="string">
            <text:p>(2,1-beta-D-Fructosyl)n; (2,1-beta-D-Fructosyl)n+1; Inulin; (1,2-beta-D-Fructosyl)n; (1,2-beta-D-Fructosyl)m; (1,2-beta-D-Fructosyl)n+1; (1,2-beta-D-Fructosyl)m-1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3344</text:p>
          </table:table-cell>
          <table:table-cell table:style-name="ce5" office:value-type="string" calcext:value-type="string">
            <text:p>2-Methylacetoacetyl-CoA; 2-Methyl-3-acetoacetyl-CoA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3406</text:p>
          </table:table-cell>
          <table:table-cell table:style-name="ce5" office:value-type="string" calcext:value-type="string">
            <text:p>N-(L-Arginino)succinate; 2-(Nomega-L-Arginino)succinate; L-Argininosuccinate; L-Argininosuccinic acid; L-Arginosuccinic acid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3410</text:p>
          </table:table-cell>
          <table:table-cell table:style-name="ce5" office:value-type="string" calcext:value-type="string">
            <text:p>N-Glycoloyl-neuraminate; N-Glycolylneuraminate; Neu5Gc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3423</text:p>
          </table:table-cell>
          <table:table-cell table:style-name="ce5" office:value-type="string" calcext:value-type="string">
            <text:p>O-beta-D-Glucosylzeatin; O-beta-D-Glucosyl-trans-zeatin; trans-Zeatin-O-glucosid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3442</text:p>
          </table:table-cell>
          <table:table-cell table:style-name="ce5" office:value-type="string" calcext:value-type="string">
            <text:p>dTDP-L-dihydrostreptos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3470</text:p>
          </table:table-cell>
          <table:table-cell table:style-name="ce5" office:value-type="string" calcext:value-type="string">
            <text:p>3-alpha(S)-Strictosidine; Strictosid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3492</text:p>
          </table:table-cell>
          <table:table-cell table:style-name="ce5" office:value-type="string" calcext:value-type="string">
            <text:p>D-4'-Phosphopantothenate; (R)-4'-Phosphopantothen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3589</text:p>
          </table:table-cell>
          <table:table-cell table:style-name="ce5" office:value-type="string" calcext:value-type="string">
            <text:p>4-Hydroxy-2-oxopentanoate; 4-Hydroxy-2-oxovalerate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3590</text:p>
          </table:table-cell>
          <table:table-cell table:style-name="ce5" office:value-type="string" calcext:value-type="string">
            <text:p>4-Hydroxyphenylglyoxylate; 4-Hydroxybenzoylformate; 4-Hydroxyphenylglyoxylic acid; 2-(4-Hydroxyphenyl)-2-oxoacet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3652</text:p>
          </table:table-cell>
          <table:table-cell table:style-name="ce5" office:value-type="string" calcext:value-type="string">
            <text:p>(2R,3S)-2,3-Dimethylmal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3656</text:p>
          </table:table-cell>
          <table:table-cell table:style-name="ce5" office:value-type="string" calcext:value-type="string">
            <text:p>(S)-5-Amino-3-oxohexanoic acid; (S)-5-Amino-3-oxohexano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3657</text:p>
          </table:table-cell>
          <table:table-cell table:style-name="ce5" office:value-type="string" calcext:value-type="string">
            <text:p>1,4-Dihydroxy-2-naphthoate; 1,4-Dihydroxy-2-naphtho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3688</text:p>
          </table:table-cell>
          <table:table-cell table:style-name="ce5" office:value-type="string" calcext:value-type="string">
            <text:p>Apo-[acyl-carrier-protein]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3691</text:p>
          </table:table-cell>
          <table:table-cell table:style-name="ce5" office:value-type="string" calcext:value-type="string">
            <text:p>CMP-N-glycoloylneuraminate; CMP-N-glycolylneuraminate; CMP-Neu5Gc</text:p>
          </table:table-cell>
          <table:table-cell table:style-name="ce7"/>
          <table:table-cell table:number-columns-repeated="1021"/>
        </table:table-row>
        <table:table-row table:style-name="ro10">
          <table:table-cell table:style-name="ce2" office:value-type="string" calcext:value-type="string">
            <text:p>cpd:C03692</text:p>
          </table:table-cell>
          <table:table-cell table:style-name="ce5" office:value-type="string" calcext:value-type="string">
            <text:p>1,2-Diacyl-3-beta-D-galactosyl-sn-glycerol; D-Galactosyldiacylglycerol; 3-beta-D-Galactosyl-1,2-diacylglycerol; Monogalactosyldiglyceride; Monogalactosyl-diacylglycerol; MGDG; Galbeta1-&amp;gt;3acyl2Gro; 3-(beta-D-Galactosyl)-1,2-diacyl-sn-glycerol; 1,2-Diacyl-3-O-(beta-D-galactopyranosyl)-sn-glycerol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3740</text:p>
          </table:table-cell>
          <table:table-cell table:style-name="ce5" office:value-type="string" calcext:value-type="string">
            <text:p>(5-L-Glutamyl)-L-amino acid; L-gamma-Glutamyl-L-amino acid; alpha-(gamma-L-Glutamyl)-L-amino acid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3758</text:p>
          </table:table-cell>
          <table:table-cell table:style-name="ce5" office:value-type="string" calcext:value-type="string">
            <text:p>Dopamine; 4-(2-Aminoethyl)-1,2-benzenediol; 4-(2-Aminoethyl)benzene-1,2-diol; 3,4-Dihydroxyphenethylamine; 2-(3,4-Dihydroxyphenyl)ethylam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3765</text:p>
          </table:table-cell>
          <table:table-cell table:style-name="ce5" office:value-type="string" calcext:value-type="string">
            <text:p>4-Hydroxyphenylacetaldehyde; 2-(4-Hydroxyphenyl)acetaldehyd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3785</text:p>
          </table:table-cell>
          <table:table-cell table:style-name="ce5" office:value-type="string" calcext:value-type="string">
            <text:p>D-Tagatose 1,6-bisphosphat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3794</text:p>
          </table:table-cell>
          <table:table-cell table:style-name="ce5" office:value-type="string" calcext:value-type="string">
            <text:p>N6-(1,2-Dicarboxyethyl)-AMP; N6-(1,2-Dicarboxyethyl)AMP; Adenylosuccinate; Adenylosuccinic acid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3912</text:p>
          </table:table-cell>
          <table:table-cell table:style-name="ce5" office:value-type="string" calcext:value-type="string">
            <text:p>(S)-1-Pyrroline-5-carboxylate; L-1-Pyrroline-5-carboxylate; 1-Pyrroline-5-carboxyl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3921</text:p>
          </table:table-cell>
          <table:table-cell table:style-name="ce5" office:value-type="string" calcext:value-type="string">
            <text:p>2-Dehydro-3-deoxy-D-glucar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3933</text:p>
          </table:table-cell>
          <table:table-cell table:style-name="ce5" office:value-type="string" calcext:value-type="string">
            <text:p>5-D-Glutamyl-D-glutamyl-peptide; gamma-D-Glutamyl-D-glutamyl-peptid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3939</text:p>
          </table:table-cell>
          <table:table-cell table:style-name="ce5" office:value-type="string" calcext:value-type="string">
            <text:p>Acetyl-[acyl-carrier protein]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3974</text:p>
          </table:table-cell>
          <table:table-cell table:style-name="ce5" office:value-type="string" calcext:value-type="string">
            <text:p>2-Acyl-sn-glycerol 3-phosphate</text:p>
          </table:table-cell>
          <table:table-cell table:style-name="ce7"/>
          <table:table-cell table:number-columns-repeated="1021"/>
        </table:table-row>
        <table:table-row table:style-name="ro10">
          <table:table-cell table:style-name="ce2" office:value-type="string" calcext:value-type="string">
            <text:p>cpd:C04006</text:p>
          </table:table-cell>
          <table:table-cell table:style-name="ce5" office:value-type="string" calcext:value-type="string">
            <text:p>1D-myo-Inositol 3-phosphate; D-myo-Inositol 3-phosphate; myo-Inositol 3-phosphate; Inositol 3-phosphate; 1D-myo-Inositol 3-monophosphate; D-myo-Inositol 3-monophosphate; myo-Inositol 3-monophosphate; Inositol 3-monophosphate; 1L-myo-Inositol 1-phosphate; L-myo-Inositol 1-phosph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4043</text:p>
          </table:table-cell>
          <table:table-cell table:style-name="ce5" office:value-type="string" calcext:value-type="string">
            <text:p>3,4-Dihydroxyphenylacetaldehyde; Protocatechuatealdehyde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4083</text:p>
          </table:table-cell>
          <table:table-cell table:style-name="ce5" office:value-type="string" calcext:value-type="string">
            <text:p>N6-(Delta2-Isopentenyl)-adenine; N6-(3-Methylbut-2-enyl)adenine; 6-(gamma,gamma-Dimethylallylamino)purine; N6-Dimethylallyladenin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4115</text:p>
          </table:table-cell>
          <table:table-cell table:style-name="ce5" office:value-type="string" calcext:value-type="string">
            <text:p>4-Carboxy-4-hydroxy-2-oxoadipate; 4-Hydroxy-4-carboxymethyl-2-oxoglutarate; 2-Hydroxy-4-oxobutane-1,2,4-tricarboxyl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4122</text:p>
          </table:table-cell>
          <table:table-cell table:style-name="ce5" office:value-type="string" calcext:value-type="string">
            <text:p>D-1-Aminopropan-2-ol O-phosphate; (R)-1-Aminopropan-2-yl phosph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4145</text:p>
          </table:table-cell>
          <table:table-cell table:style-name="ce5" office:value-type="string" calcext:value-type="string">
            <text:p>all-trans-Nonaprenyl diphosphate; Solanesyl pyrophosphate; Solanesyl diphosph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4242</text:p>
          </table:table-cell>
          <table:table-cell table:style-name="ce5" office:value-type="string" calcext:value-type="string">
            <text:p>5-Fluorodeoxyuridine monophosphat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4294</text:p>
          </table:table-cell>
          <table:table-cell table:style-name="ce5" office:value-type="string" calcext:value-type="string">
            <text:p>5-(2-Hydroxyethyl)-4-methylthiazole; 4-Methyl-5-(2'-hydroxyethyl)-thiazole; 4-Methyl-5-(2-hydroxyethyl)thiazole; HET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4302</text:p>
          </table:table-cell>
          <table:table-cell table:style-name="ce5" office:value-type="string" calcext:value-type="string">
            <text:p>N-(5-Phospho-D-ribosyl)anthranilate; N-(5-Phospho-beta-D-ribosyl)anthranilate; N-(5-Phosphoribosyl)anthranilic acid</text:p>
          </table:table-cell>
          <table:table-cell table:style-name="ce7"/>
          <table:table-cell table:number-columns-repeated="1021"/>
        </table:table-row>
        <table:table-row table:style-name="ro6">
          <table:table-cell table:style-name="ce2" office:value-type="string" calcext:value-type="string">
            <text:p>cpd:C04315</text:p>
          </table:table-cell>
          <table:table-cell table:style-name="ce5" office:value-type="string" calcext:value-type="string">
            <text:p>2-Acyl-3-O-(beta-D-galactosyl)-sn-glycerol; Monogalactosyl-monoacylglycerol; Gal-beta1-&amp;gt;3acyl1Gro; Galbeta1-&amp;gt;3acyl1Gro; Mono-beta-D-galactosylacylglycerol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4327</text:p>
          </table:table-cell>
          <table:table-cell table:style-name="ce5" office:value-type="string" calcext:value-type="string">
            <text:p>4-Methyl-5-(2-phosphooxyethyl)thiazole; 4-Methyl-5-(2-phosphonooxyethyl)thiazole; 5-(2-Hydroxyethyl)-4-methylthiazole phosphate; HET-P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4332</text:p>
          </table:table-cell>
          <table:table-cell table:style-name="ce5" office:value-type="string" calcext:value-type="string">
            <text:p>6,7-Dimethyl-8-(D-ribityl)lumazin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4348</text:p>
          </table:table-cell>
          <table:table-cell table:style-name="ce5" office:value-type="string" calcext:value-type="string">
            <text:p>L-Malyl-CoA; (S)-Malyl-CoA; Malyl-CoA; (3S)-3-Carboxy-3-hydroxypropanoyl-CoA; (3S)-3-Carboxy-3-hydroxypropionyl-CoA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4352</text:p>
          </table:table-cell>
          <table:table-cell table:style-name="ce5" office:value-type="string" calcext:value-type="string">
            <text:p>(R)-4'-Phosphopantothenoyl-L-cysteine; N-[(R)-4'-Phosphopantothenoyl]-L-cysteine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4432</text:p>
          </table:table-cell>
          <table:table-cell table:style-name="ce5" office:value-type="string" calcext:value-type="string">
            <text:p>tRNA containing 6-isopentenyladenosine; N6-(3-Methylbut-2-en-1-yl)-adenosine in tRNA; N6-(3-Methylbut-2-en-1-yl)-adenine in tRNA; N6-Dimethylallyladenine in tRNA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4442</text:p>
          </table:table-cell>
          <table:table-cell table:style-name="ce5" office:value-type="string" calcext:value-type="string">
            <text:p>2-Dehydro-3-deoxy-6-phospho-D-gluconate; 6-Phospho-2-dehydro-3-deoxy-D-gluconate; 2-Keto-3-deoxy-6-phosphogluconate; 2-Dehydro-3-deoxy-D-gluconate 6-phosphat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4479</text:p>
          </table:table-cell>
          <table:table-cell table:style-name="ce5" office:value-type="string" calcext:value-type="string">
            <text:p>2-Hydroxy-6-oxonona-2,4-diene-1,9-dioate; (2Z,4E)-2-Hydroxy-6-oxonona-2,4-diene-1,9-dioat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4498</text:p>
          </table:table-cell>
          <table:table-cell table:style-name="ce5" office:value-type="string" calcext:value-type="string">
            <text:p>p-Coumaroylagmatine; N-(4-Guanidinobutyl)-4-hydroxycinnamide; N-(4-Guanidinobutyl)-4-hydroxycinnamamid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4501</text:p>
          </table:table-cell>
          <table:table-cell table:style-name="ce5" office:value-type="string" calcext:value-type="string">
            <text:p>N-Acetyl-alpha-D-glucosamine 1-phosphat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4534</text:p>
          </table:table-cell>
          <table:table-cell table:style-name="ce5" office:value-type="string" calcext:value-type="string">
            <text:p>6-Phospho-beta-D-glucosyl-(1,4)-D-glucose; Cellobiose 6'-phosphate; Cellobiose 6-phosphate</text:p>
          </table:table-cell>
          <table:table-cell table:style-name="ce7"/>
          <table:table-cell table:number-columns-repeated="1021"/>
        </table:table-row>
        <table:table-row table:style-name="ro8">
          <table:table-cell table:style-name="ce2" office:value-type="string" calcext:value-type="string">
            <text:p>cpd:C04637</text:p>
          </table:table-cell>
          <table:table-cell table:style-name="ce5" office:value-type="string" calcext:value-type="string">
            <text:p>1-Phosphatidyl-D-myo-inositol 4,5-bisphosphate; 1-Phosphatidyl-1D-myo-inositol 4,5-bisphosphate; Phosphatidyl-myo-inositol 4,5-bisphosphate; Phosphatidylinositol-4,5-bisphosphate; 1,2-Diacyl-sn-glycero-3-phospho-(1'-myo-inositol-4',5'-bisphosphate)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4646</text:p>
          </table:table-cell>
          <table:table-cell table:style-name="ce5" office:value-type="string" calcext:value-type="string">
            <text:p>6-Thioinosine-5'-monophosphate; 9-(5-Phospho-1-ribofuranosyl)-6-mercaptopurine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4666</text:p>
          </table:table-cell>
          <table:table-cell table:style-name="ce5" office:value-type="string" calcext:value-type="string">
            <text:p>D-erythro-1-(Imidazol-4-yl)glycerol 3-phosphate; D-erythro-Imidazole-glycerol 3-phosphate; D-erythro-Imidazole-glycerol phosphate</text:p>
          </table:table-cell>
          <table:table-cell table:style-name="ce7"/>
          <table:table-cell table:number-columns-repeated="1021"/>
        </table:table-row>
        <table:table-row table:style-name="ro11">
          <table:table-cell table:style-name="ce2" office:value-type="string" calcext:value-type="string">
            <text:p>cpd:C04677</text:p>
          </table:table-cell>
          <table:table-cell table:style-name="ce5" office:value-type="string" calcext:value-type="string">
            <text:p>1-(5'-Phosphoribosyl)-5-amino-4-imidazolecarboxamide; 5'-Phosphoribosyl-5-amino-4-imidazolecarboxamide; 5'-Phospho-ribosyl-5-amino-4-imidazole carboxamide; AICAR; 5-Aminoimidazole-4-carboxamide ribotide; 5-Phosphoribosyl-4-carbamoyl-5-aminoimidazole; 5-Amino-1-(5-phospho-D-ribosyl)imidazole-4-carboxamide; 5-Amino-1-(5-phospho-beta-D-ribosyl)imidazole-4-carboxamide</text:p>
          </table:table-cell>
          <table:table-cell table:style-name="ce7"/>
          <table:table-cell table:number-columns-repeated="1021"/>
        </table:table-row>
        <table:table-row table:style-name="ro9">
          <table:table-cell table:style-name="ce2" office:value-type="string" calcext:value-type="string">
            <text:p>cpd:C04691</text:p>
          </table:table-cell>
          <table:table-cell table:style-name="ce5" office:value-type="string" calcext:value-type="string">
            <text:p>2-Dehydro-3-deoxy-D-arabino-heptonate 7-phosphate; 3-Deoxy-D-arabino-hept-2-ulosonate 7-phosphate; 3-Deoxy-arabino-heptulonate 7-phosphate; 3-Deoxy-D-arabino-heptulosonic acid 7-phosphate; DAHP; 2-Dahp</text:p>
          </table:table-cell>
          <table:table-cell table:style-name="ce7"/>
          <table:table-cell table:number-columns-repeated="1021"/>
        </table:table-row>
        <table:table-row table:style-name="ro6">
          <table:table-cell table:style-name="ce2" office:value-type="string" calcext:value-type="string">
            <text:p>cpd:C04702</text:p>
          </table:table-cell>
          <table:table-cell table:style-name="ce5" office:value-type="string" calcext:value-type="string">
            <text:p>UDPMurNAc(oyl-L-Ala-D-gamma-Glu-L-Lys-D-Ala-D-Ala); UDP-N-acetylmuramoyl-L-alanyl-gamma-D-glutamyl-L-lysyl-D-alanyl-D-alanine; UDP-N-acetylmuramoyl-L-alanyl-D-glutamyl-L-lysyl-D-alanyl-D-alanine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4713</text:p>
          </table:table-cell>
          <table:table-cell table:style-name="ce5" office:value-type="string" calcext:value-type="string">
            <text:p>N6-(delta2-Isopentenyl)-adenosine 5'-monophosphate; N6-(Dimethylallyl)adenosine 5'-phosphate; Isopentenyl-AMP</text:p>
          </table:table-cell>
          <table:table-cell table:style-name="ce7"/>
          <table:table-cell table:number-columns-repeated="1021"/>
        </table:table-row>
        <table:table-row table:style-name="ro9">
          <table:table-cell table:style-name="ce2" office:value-type="string" calcext:value-type="string">
            <text:p>cpd:C04732</text:p>
          </table:table-cell>
          <table:table-cell table:style-name="ce5" office:value-type="string" calcext:value-type="string">
            <text:p>5-Amino-6-(1-D-ribitylamino)uracil; 5-Amino-6-(D-ribitylamino)uracil; 6-(1-D-Ribitylamino)-5-amino-2,4-dihydroxypyrimidine; 6-(1-D-Ribitylamino)-5-aminouracil; 4-(1-D-Ribitylamino)-5-amino-2,6-dihydroxypyrimidin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4752</text:p>
          </table:table-cell>
          <table:table-cell table:style-name="ce5" office:value-type="string" calcext:value-type="string">
            <text:p>4-Amino-5-hydroxymethyl-2-methylpyrimidine diphosphate; 4-Amino-2-methyl-5-(diphosphooxymethyl)pyrimidine; HMP-PP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4767</text:p>
          </table:table-cell>
          <table:table-cell table:style-name="ce5" office:value-type="string" calcext:value-type="string">
            <text:p>O-(1-&amp;gt;4)-alpha-L-Dihydrostreptosyl-streptidine 6-phosphate; alpha-L-Dihydrostreptosyl-(1-&amp;gt;4)-streptidine 6-phosphate</text:p>
          </table:table-cell>
          <table:table-cell table:style-name="ce7"/>
          <table:table-cell table:number-columns-repeated="1021"/>
        </table:table-row>
        <table:table-row table:style-name="ro8">
          <table:table-cell table:style-name="ce2" office:value-type="string" calcext:value-type="string">
            <text:p>cpd:C04807</text:p>
          </table:table-cell>
          <table:table-cell table:style-name="ce5" office:value-type="string" calcext:value-type="string">
            <text:p>6-Hydroxymethyl-7,8-dihydropterin diphosphate; (7,8-Dihydropterin-6-yl)methyl diphosphate; 2-Amino-7,8-dihydro-4-hydroxy-6-(diphosphooxymethyl)pteridine; 2-Amino-4-hydroxy-6-hydroxymethyl-7,8-dihydropteridine diphosphate; 7,8-Dihydropterin pyrophosphat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4874</text:p>
          </table:table-cell>
          <table:table-cell table:style-name="ce5" office:value-type="string" calcext:value-type="string">
            <text:p>7,8-Dihydroneopterin; Dihydroneopterin; 2-Amino-4-hydroxy-6-(D-erythro-1,2,3-trihydroxypropyl)-7,8-dihydropteridine</text:p>
          </table:table-cell>
          <table:table-cell table:style-name="ce7"/>
          <table:table-cell table:number-columns-repeated="1021"/>
        </table:table-row>
        <table:table-row table:style-name="ro11">
          <table:table-cell table:style-name="ce2" office:value-type="string" calcext:value-type="string">
            <text:p>cpd:C04877</text:p>
          </table:table-cell>
          <table:table-cell table:style-name="ce5" office:value-type="string" calcext:value-type="string">
            <text:p>UDP-N-acetylmuramoyl-L-alanyl-gamma-D-glutamyl-meso-2,6-diaminopimelate; UDP-N-acetylmuramoyl-L-alanyl-gamma-D-glutamyl-meso-2,6-diaminoheptanedioate; UDP-N-acetyl-alpha-D-muramoyl-L-alanyl-gamma-D-glutamyl-meso-2,6-diaminoheptanedioate; UDP-N-acetylmuramoyl-L-alanyl-D-gamma-glutamyl-meso-2,6-diaminopimelate; UDP-N-acetylmuramoyl-L-alanyl-D-gamma-glutamyl-meso-2,6-diamino-heptanedioate</text:p>
          </table:table-cell>
          <table:table-cell table:style-name="ce7"/>
          <table:table-cell table:number-columns-repeated="1021"/>
        </table:table-row>
        <table:table-row table:style-name="ro8">
          <table:table-cell table:style-name="ce2" office:value-type="string" calcext:value-type="string">
            <text:p>cpd:C04882</text:p>
          </table:table-cell>
          <table:table-cell table:style-name="ce5" office:value-type="string" calcext:value-type="string">
            <text:p>UDP-N-acetylmuramoyl-L-alanyl-D-glutamyl-6-carboxy-L-lysyl-D-alanyl-D-alanine; UDP-N-acetylmuramoyl-L-alanyl-D-glutamyl-meso-2,6-diaminopimeloyl-D-alanyl-D-alanine; UDP-N-acetylmuramoyl-L-alanyl-D-gamma-glutamyl-6-carboxy-L-lysyl-D-alanyl-D-alanine</text:p>
          </table:table-cell>
          <table:table-cell table:style-name="ce7"/>
          <table:table-cell table:number-columns-repeated="1021"/>
        </table:table-row>
        <table:table-row table:style-name="ro11">
          <table:table-cell table:style-name="ce2" office:value-type="string" calcext:value-type="string">
            <text:p>cpd:C04916</text:p>
          </table:table-cell>
          <table:table-cell table:style-name="ce5" office:value-type="string" calcext:value-type="string">
            <text:p>N-(5'-Phospho-D-1'-ribulosylformimino)-5-amino-1-(5''-phospho-D-ribosyl)-4-imidazolecarboxamide; 5-[(5-Phospho-1-deoxyribulos-1-ylamino)methylideneamino]-1-(5-phosphoribosyl)imidazole-4-carboxamide; Phosphoribulosyl-formimino-AICAR-phosphate; 5-[(5-Phospho-1-deoxy-D-ribulos-1-ylamino)methylideneamino]-1-(5-phospho-beta-D-ribosyl)imidazole-4-carboxamid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5011</text:p>
          </table:table-cell>
          <table:table-cell table:style-name="ce5" office:value-type="string" calcext:value-type="string">
            <text:p>Hydroxytamoxifen; 4-Hydroxytamoxifen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5122</text:p>
          </table:table-cell>
          <table:table-cell table:style-name="ce5" office:value-type="string" calcext:value-type="string">
            <text:p>Taurocholate; Taurocholic acid; Cholyltaur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5125</text:p>
          </table:table-cell>
          <table:table-cell table:style-name="ce5" office:value-type="string" calcext:value-type="string">
            <text:p>2-(alpha-Hydroxyethyl)thiamine diphosphate; 2-Hydroxyethyl-ThPP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5138</text:p>
          </table:table-cell>
          <table:table-cell table:style-name="ce5" office:value-type="string" calcext:value-type="string">
            <text:p>17alpha-Hydroxypregnenolo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5172</text:p>
          </table:table-cell>
          <table:table-cell table:style-name="ce5" office:value-type="string" calcext:value-type="string">
            <text:p>Selenophosphoric acid; Selenophosphat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5176</text:p>
          </table:table-cell>
          <table:table-cell table:style-name="ce5" office:value-type="string" calcext:value-type="string">
            <text:p>(S)-N-Methylcoclaurine; (S)-1,2,3,4-Tetrahydro-1-[(4-hydroxyphenyl)methyl]-6-methoxy-2-methyl-7-isoquinolinol</text:p>
          </table:table-cell>
          <table:table-cell table:style-name="ce7"/>
          <table:table-cell table:number-columns-repeated="1021"/>
        </table:table-row>
        <table:table-row table:style-name="ro6">
          <table:table-cell table:style-name="ce2" office:value-type="string" calcext:value-type="string">
            <text:p>cpd:C05177</text:p>
          </table:table-cell>
          <table:table-cell table:style-name="ce5" office:value-type="string" calcext:value-type="string">
            <text:p>Berbamunine; (1S)-1,2,3,4-Tetrahydro-1-[[4-[2-hydroxy-5-[[(1R)-1,2,3,4-tetrahydro-7-hydroxy-6-methoxy-2-methyl-1-isoquinolinyl]methyl]phenoxy]phenyl]methyl]-6-methoxy-2-methyl-7-isoquinolinol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5223</text:p>
          </table:table-cell>
          <table:table-cell table:style-name="ce5" office:value-type="string" calcext:value-type="string">
            <text:p>Dodecanoyl-[acyl-carrier protein]; Dodecanoyl-[acp]; Lauroyl-[acyl-carrier protein]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5231</text:p>
          </table:table-cell>
          <table:table-cell table:style-name="ce5" office:value-type="string" calcext:value-type="string">
            <text:p>L-3-Aminobutyryl-CoA; L-3-Aminobutanoyl-CoA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5243</text:p>
          </table:table-cell>
          <table:table-cell table:style-name="ce5" office:value-type="string" calcext:value-type="string">
            <text:p>(R)-N-Methylcoclaurine; (R)-1,2,3,4-Tetrahydro-1-[(4-hydroxyphenyl)methyl]-6-methoxy-2-methyl-7-isoquinolinol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5258</text:p>
          </table:table-cell>
          <table:table-cell table:style-name="ce5" office:value-type="string" calcext:value-type="string">
            <text:p>(S)-3-Hydroxyhexadecanoyl-CoA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5259</text:p>
          </table:table-cell>
          <table:table-cell table:style-name="ce5" office:value-type="string" calcext:value-type="string">
            <text:p>3-Oxopalmitoyl-CoA; 3-Ketopalmitoyl-CoA; 3-Oxohexadecanoyl-Co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5260</text:p>
          </table:table-cell>
          <table:table-cell table:style-name="ce5" office:value-type="string" calcext:value-type="string">
            <text:p>(S)-3-Hydroxytetradecanoyl-Co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5261</text:p>
          </table:table-cell>
          <table:table-cell table:style-name="ce5" office:value-type="string" calcext:value-type="string">
            <text:p>3-Oxotetradecanoyl-Co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5262</text:p>
          </table:table-cell>
          <table:table-cell table:style-name="ce5" office:value-type="string" calcext:value-type="string">
            <text:p>(S)-3-Hydroxydodecanoyl-Co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5263</text:p>
          </table:table-cell>
          <table:table-cell table:style-name="ce5" office:value-type="string" calcext:value-type="string">
            <text:p>3-Oxododecanoyl-CoA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5264</text:p>
          </table:table-cell>
          <table:table-cell table:style-name="ce5" office:value-type="string" calcext:value-type="string">
            <text:p>(S)-Hydroxydecanoyl-CoA; (S)-3-Hydroxydecanoyl-Co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5265</text:p>
          </table:table-cell>
          <table:table-cell table:style-name="ce5" office:value-type="string" calcext:value-type="string">
            <text:p>3-Oxodecanoyl-CoA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5266</text:p>
          </table:table-cell>
          <table:table-cell table:style-name="ce5" office:value-type="string" calcext:value-type="string">
            <text:p>(S)-3-Hydroxyoctanoyl-CoA; (S)-3-Hydroxycapryloyl-CoA; (S)-Hydroxyoctanoyl-Co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5267</text:p>
          </table:table-cell>
          <table:table-cell table:style-name="ce5" office:value-type="string" calcext:value-type="string">
            <text:p>3-Oxooctanoyl-CoA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5268</text:p>
          </table:table-cell>
          <table:table-cell table:style-name="ce5" office:value-type="string" calcext:value-type="string">
            <text:p>(S)-Hydroxyhexanoyl-CoA; (S)-3-Hydroxyhexanoyl-Co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5269</text:p>
          </table:table-cell>
          <table:table-cell table:style-name="ce5" office:value-type="string" calcext:value-type="string">
            <text:p>3-Oxohexanoyl-CoA; 3-Ketohexanoyl-Co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5270</text:p>
          </table:table-cell>
          <table:table-cell table:style-name="ce5" office:value-type="string" calcext:value-type="string">
            <text:p>Hexanoyl-Co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5274</text:p>
          </table:table-cell>
          <table:table-cell table:style-name="ce5" office:value-type="string" calcext:value-type="string">
            <text:p>Decanoyl-CoA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5337</text:p>
          </table:table-cell>
          <table:table-cell table:style-name="ce5" office:value-type="string" calcext:value-type="string">
            <text:p>Chenodeoxycholoyl-CoA; 3alpha,7alpha-Dihydroxy-5beta-cholanoyl-Co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5345</text:p>
          </table:table-cell>
          <table:table-cell table:style-name="ce5" office:value-type="string" calcext:value-type="string">
            <text:p>beta-D-Fructose 6-phosph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5361</text:p>
          </table:table-cell>
          <table:table-cell table:style-name="ce5" office:value-type="string" calcext:value-type="string">
            <text:p>Hydraz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5378</text:p>
          </table:table-cell>
          <table:table-cell table:style-name="ce5" office:value-type="string" calcext:value-type="string">
            <text:p>beta-D-Fructose 1,6-bisphosph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5381</text:p>
          </table:table-cell>
          <table:table-cell table:style-name="ce5" office:value-type="string" calcext:value-type="string">
            <text:p>3-Carboxy-1-hydroxypropyl-ThPP; Succinate semialdehyde-thiamin diphosphate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5382</text:p>
          </table:table-cell>
          <table:table-cell table:style-name="ce5" office:value-type="string" calcext:value-type="string">
            <text:p>Sedoheptulose 7-phosphate; D-Sedoheptulose 7-phosphate; D-altro-Heptulose 7-phosphate; altro-Heptulose 7-phosph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5399</text:p>
          </table:table-cell>
          <table:table-cell table:style-name="ce5" office:value-type="string" calcext:value-type="string">
            <text:p>Melibiitol; 6-O-alpha-D-Galactosyl-D-glucitol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5400</text:p>
          </table:table-cell>
          <table:table-cell table:style-name="ce5" office:value-type="string" calcext:value-type="string">
            <text:p>Epimelibiose; 6-O-(alpha-D-Galactopyranosyl)-D-mannopyranos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5401</text:p>
          </table:table-cell>
          <table:table-cell table:style-name="ce5" office:value-type="string" calcext:value-type="string">
            <text:p>3-beta-D-Galactosyl-sn-glycerol; Galactosylglycerol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5402</text:p>
          </table:table-cell>
          <table:table-cell table:style-name="ce5" office:value-type="string" calcext:value-type="string">
            <text:p>Melibiose; 6-O-(alpha-D-Galactopyranosyl)-D-glucopyranose; D-Gal-alpha1-&amp;gt;6D-Glucos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5404</text:p>
          </table:table-cell>
          <table:table-cell table:style-name="ce5" office:value-type="string" calcext:value-type="string">
            <text:p>D-Gal alpha 1-&amp;gt;6D-Gal alpha 1-&amp;gt;6D-Glucose; D-Gal-alpha1-&amp;gt;6D-Gal-alpha1-&amp;gt;6D-Glucose; Manninotrios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5413</text:p>
          </table:table-cell>
          <table:table-cell table:style-name="ce5" office:value-type="string" calcext:value-type="string">
            <text:p>all-trans-Phytoe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5414</text:p>
          </table:table-cell>
          <table:table-cell table:style-name="ce5" office:value-type="string" calcext:value-type="string">
            <text:p>all-trans-Phytoflue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5421</text:p>
          </table:table-cell>
          <table:table-cell table:style-name="ce5" office:value-type="string" calcext:value-type="string">
            <text:p>15-cis-Phytoene; Phytoe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5422</text:p>
          </table:table-cell>
          <table:table-cell table:style-name="ce5" office:value-type="string" calcext:value-type="string">
            <text:p>Dehydroascorbate; Dehydroascorbic acid; L-Dehydroascorbate; L-Dehydroascorb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5427</text:p>
          </table:table-cell>
          <table:table-cell table:style-name="ce5" office:value-type="string" calcext:value-type="string">
            <text:p>Phytyl diphosphat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5465</text:p>
          </table:table-cell>
          <table:table-cell table:style-name="ce5" office:value-type="string" calcext:value-type="string">
            <text:p>Taurochenodeoxycholate; Taurochenodeoxycholic acid; Chenodeoxycholoyltaurin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5466</text:p>
          </table:table-cell>
          <table:table-cell table:style-name="ce5" office:value-type="string" calcext:value-type="string">
            <text:p>Glycochenodeoxycholate; Glycochenodeoxycholic acid; Chenodeoxyglycochol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5499</text:p>
          </table:table-cell>
          <table:table-cell table:style-name="ce5" office:value-type="string" calcext:value-type="string">
            <text:p>17alpha,20alpha-Dihydroxycholesterol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5501</text:p>
          </table:table-cell>
          <table:table-cell table:style-name="ce5" office:value-type="string" calcext:value-type="string">
            <text:p>20alpha,22beta-Dihydroxycholesterol; (22R)-20alpha,22-Dihydroxycholesterol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5519</text:p>
          </table:table-cell>
          <table:table-cell table:style-name="ce5" office:value-type="string" calcext:value-type="string">
            <text:p>L-Allothreonine; L-allo-Threon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5526</text:p>
          </table:table-cell>
          <table:table-cell table:style-name="ce5" office:value-type="string" calcext:value-type="string">
            <text:p>S-Glutathionyl-L-cyste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5552</text:p>
          </table:table-cell>
          <table:table-cell table:style-name="ce5" office:value-type="string" calcext:value-type="string">
            <text:p>Biocytin; N6-D-Biotinyl-L-lysine; epsilon-N-Biotinyl-L-lysine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5556</text:p>
          </table:table-cell>
          <table:table-cell table:style-name="ce5" office:value-type="string" calcext:value-type="string">
            <text:p>delta-(L-2-Aminoadipyl)-L-cysteinyl-D-valine; N-[L-5-Amino-5-carboxypentanoyl]-L-cysteinyl-D-valine; L-delta-(alpha-Aminoadipoyl)-L-cysteinyl-D-valine; ACV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5665</text:p>
          </table:table-cell>
          <table:table-cell table:style-name="ce5" office:value-type="string" calcext:value-type="string">
            <text:p>3-Aminopropanal; beta-Aminopropion aldehyde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05668</text:p>
          </table:table-cell>
          <table:table-cell table:style-name="ce5" office:value-type="string" calcext:value-type="string">
            <text:p>3-Hydroxypropionyl-CoA; 3-Hydroxypropionyl coenzyme A; 3-Hydroxypropanoyl-CoA; 3-Hydroxypropanoyl coenzymeA; beta-Hydroxypropionyl-Co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5688</text:p>
          </table:table-cell>
          <table:table-cell table:style-name="ce5" office:value-type="string" calcext:value-type="string">
            <text:p>L-Selenocyste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5726</text:p>
          </table:table-cell>
          <table:table-cell table:style-name="ce5" office:value-type="string" calcext:value-type="string">
            <text:p>S-Substituted L-cysteine; R-S-Cysteine; L-Cysteine S-conjugat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5727</text:p>
          </table:table-cell>
          <table:table-cell table:style-name="ce5" office:value-type="string" calcext:value-type="string">
            <text:p>S-Substituted N-acetyl-L-cysteine; Mercapturic acid; N-Acetyl-L-cysteine S-conjug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5729</text:p>
          </table:table-cell>
          <table:table-cell table:style-name="ce5" office:value-type="string" calcext:value-type="string">
            <text:p>R-S-Cysteinylglycine; [L-Cysteinylglycine]-S-conjug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5730</text:p>
          </table:table-cell>
          <table:table-cell table:style-name="ce5" office:value-type="string" calcext:value-type="string">
            <text:p>Glutathionylspermidine; N1-(gamma-L-Glutamyl-L-cysteinyl-glycyl)-spermid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5744</text:p>
          </table:table-cell>
          <table:table-cell table:style-name="ce5" office:value-type="string" calcext:value-type="string">
            <text:p>Acetoacetyl-[acp]; Acetoacetyl-[acyl-carrier protein]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5745</text:p>
          </table:table-cell>
          <table:table-cell table:style-name="ce5" office:value-type="string" calcext:value-type="string">
            <text:p>Butyryl-[acp]; Butyryl-[acyl-carrier protein]; Butanoyl-[acp]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5746</text:p>
          </table:table-cell>
          <table:table-cell table:style-name="ce5" office:value-type="string" calcext:value-type="string">
            <text:p>3-Oxohexanoyl-[acp]; 3-Oxohexanoyl-[acyl-carrier protein]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5749</text:p>
          </table:table-cell>
          <table:table-cell table:style-name="ce5" office:value-type="string" calcext:value-type="string">
            <text:p>Hexanoyl-[acp]; Hexanoyl-[acyl-carrier protein]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5750</text:p>
          </table:table-cell>
          <table:table-cell table:style-name="ce5" office:value-type="string" calcext:value-type="string">
            <text:p>3-Oxooctanoyl-[acp]; 3-Oxooctanoyl-[acyl-carrier protein]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5752</text:p>
          </table:table-cell>
          <table:table-cell table:style-name="ce5" office:value-type="string" calcext:value-type="string">
            <text:p>Octanoyl-[acp]; Octanoyl-[acyl-carrier protein]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5753</text:p>
          </table:table-cell>
          <table:table-cell table:style-name="ce5" office:value-type="string" calcext:value-type="string">
            <text:p>3-Oxodecanoyl-[acp]; 3-Oxodecanoyl-[acyl-carrier protein]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5755</text:p>
          </table:table-cell>
          <table:table-cell table:style-name="ce5" office:value-type="string" calcext:value-type="string">
            <text:p>Decanoyl-[acp]; Decanoyl-[acyl-carrier protein]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5756</text:p>
          </table:table-cell>
          <table:table-cell table:style-name="ce5" office:value-type="string" calcext:value-type="string">
            <text:p>3-Oxododecanoyl-[acp]; 3-Oxododecanoyl-[acyl-carrier protein]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5759</text:p>
          </table:table-cell>
          <table:table-cell table:style-name="ce5" office:value-type="string" calcext:value-type="string">
            <text:p>3-Oxotetradecanoyl-[acp]; 3-Oxotetradecanoyl-[acyl-carrier protein]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5761</text:p>
          </table:table-cell>
          <table:table-cell table:style-name="ce5" office:value-type="string" calcext:value-type="string">
            <text:p>Tetradecanoyl-[acp]; Tetradecanoyl-[acyl-carrier protein]; Myristoyl-[acyl-carrier protein]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5762</text:p>
          </table:table-cell>
          <table:table-cell table:style-name="ce5" office:value-type="string" calcext:value-type="string">
            <text:p>3-Oxohexadecanoyl-[acp]; 3-Oxohexadecanoyl-[acyl-carrier protein]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5764</text:p>
          </table:table-cell>
          <table:table-cell table:style-name="ce5" office:value-type="string" calcext:value-type="string">
            <text:p>Hexadecanoyl-[acp]; Hexadecanoyl-[acyl-carrier protein]; Palmitoyl-[acyl-carrier protein]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5770</text:p>
          </table:table-cell>
          <table:table-cell table:style-name="ce5" office:value-type="string" calcext:value-type="string">
            <text:p>Coproporphyrin III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5775</text:p>
          </table:table-cell>
          <table:table-cell table:style-name="ce5" office:value-type="string" calcext:value-type="string">
            <text:p>alpha-Ribazole; N1-(alpha-D-Ribosyl)-5,6-dimethylbenzimidazol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5824</text:p>
          </table:table-cell>
          <table:table-cell table:style-name="ce5" office:value-type="string" calcext:value-type="string">
            <text:p>S-Sulfo-L-cysteine</text:p>
          </table:table-cell>
          <table:table-cell table:style-name="ce7"/>
          <table:table-cell table:number-columns-repeated="1021"/>
        </table:table-row>
        <table:table-row table:style-name="ro6">
          <table:table-cell table:style-name="ce2" office:value-type="string" calcext:value-type="string">
            <text:p>cpd:C05847</text:p>
          </table:table-cell>
          <table:table-cell table:style-name="ce5" office:value-type="string" calcext:value-type="string">
            <text:p>all-trans-Polyprenyl diphosphate; Polyisopentenylpyrophosphate; Polyisopentenyldiphosphate; trans-Polyisopentenyldiphosphate; Polyprenyl diphosphate</text:p>
          </table:table-cell>
          <table:table-cell table:style-name="ce7"/>
          <table:table-cell table:number-columns-repeated="1021"/>
        </table:table-row>
        <table:table-row table:style-name="ro6">
          <table:table-cell table:style-name="ce2" office:value-type="string" calcext:value-type="string">
            <text:p>cpd:C05892</text:p>
          </table:table-cell>
          <table:table-cell table:style-name="ce5" office:value-type="string" calcext:value-type="string">
            <text:p>UDP-N-acetylmuramoyl-L-alanyl-gamma-D-glutamyl-L-lysine; UDP-N-acetylmuramoyl-L-alanyl-D-glutamyl-L-lysine; UDP-N-acetyl-alpha-D-muramoyl-L-alanyl-gamma-D-glutamyl-L-lysin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5897</text:p>
          </table:table-cell>
          <table:table-cell table:style-name="ce5" office:value-type="string" calcext:value-type="string">
            <text:p>Undecaprenyl-diphospho-N-acetylmuramoyl-L-alanyl-D-glutamyl-meso-2,6-diaminopimeloyl-D-alanyl-D-alan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5933</text:p>
          </table:table-cell>
          <table:table-cell table:style-name="ce5" office:value-type="string" calcext:value-type="string">
            <text:p>N(omega)-Hydroxyarginine; N(omega)-Hydroxy-L-arginin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5946</text:p>
          </table:table-cell>
          <table:table-cell table:style-name="ce5" office:value-type="string" calcext:value-type="string">
            <text:p>(4R)-4-Hydroxy-2-oxoglutarate; (R)-2-Hydroxy-4-oxopentanedioate; D-4-Hydroxy-2-oxoglutarat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5980</text:p>
          </table:table-cell>
          <table:table-cell table:style-name="ce5" office:value-type="string" calcext:value-type="string">
            <text:p>Cardiolipin; Diphosphatidylglycerol; 1',3'-Bis(1,2-diacyl-sn-glycero-3-phospho)-sn-glycerol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6001</text:p>
          </table:table-cell>
          <table:table-cell table:style-name="ce5" office:value-type="string" calcext:value-type="string">
            <text:p>(S)-3-Hydroxyisobutyr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6002</text:p>
          </table:table-cell>
          <table:table-cell table:style-name="ce5" office:value-type="string" calcext:value-type="string">
            <text:p>(S)-Methylmalonate semialdehyd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6006</text:p>
          </table:table-cell>
          <table:table-cell table:style-name="ce5" office:value-type="string" calcext:value-type="string">
            <text:p>(S)-2-Aceto-2-hydroxybutanoate; (S)-2-Hydroxy-2-ethyl-3-oxobutanoate</text:p>
          </table:table-cell>
          <table:table-cell table:style-name="ce7"/>
          <table:table-cell table:number-columns-repeated="1021"/>
        </table:table-row>
        <table:table-row table:style-name="ro6">
          <table:table-cell table:style-name="ce2" office:value-type="string" calcext:value-type="string">
            <text:p>cpd:C06027</text:p>
          </table:table-cell>
          <table:table-cell table:style-name="ce5" office:value-type="string" calcext:value-type="string">
            <text:p>L-erythro-3-Methylmalyl-CoA; beta-Methylmalyl-CoA; (2R,3S)-2-Methylmalyl-CoA; L-erythro-beta-Methylmalyl-CoA; (2R,3S)-2-Methyl-3-carboxy-3-hydroxypropanoyl-CoA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6028</text:p>
          </table:table-cell>
          <table:table-cell table:style-name="ce5" office:value-type="string" calcext:value-type="string">
            <text:p>2-Methylfumaryl-CoA; Mesaconyl-CoA; Mesaconyl-C1-CoA; (E)-3-Carboxy-2-methylprop-2-enoyl-CoA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6033</text:p>
          </table:table-cell>
          <table:table-cell table:style-name="ce5" office:value-type="string" calcext:value-type="string">
            <text:p>Parapyruvate; 4-Hydroxy-4-methyl-2-oxoglutarate</text:p>
          </table:table-cell>
          <table:table-cell table:style-name="ce7"/>
          <table:table-cell table:number-columns-repeated="1021"/>
        </table:table-row>
        <table:table-row table:style-name="ro9">
          <table:table-cell table:style-name="ce2" office:value-type="string" calcext:value-type="string">
            <text:p>cpd:C06038</text:p>
          </table:table-cell>
          <table:table-cell table:style-name="ce5" office:value-type="string" calcext:value-type="string">
            <text:p>Acyl1-monogalactosyl-diacylglycerol; Acylmono-beta-D-galactosyldiacylglycerol; acyl1-&amp;gt;6Gal-beta1-&amp;gt;3acyl2Gro; acyl1-&amp;gt;6Galbeta1-&amp;gt;3acyl2Gro; 1,2-Diacyl-3-O-(acyl(1-&amp;gt;6)-O-beta-D-galactosyl)-sn-glycerol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6049</text:p>
          </table:table-cell>
          <table:table-cell table:style-name="ce5" office:value-type="string" calcext:value-type="string">
            <text:p>N-Formylderivatives</text:p>
          </table:table-cell>
          <table:table-cell table:style-name="ce7" office:value-type="string" calcext:value-type="string">
            <text:p>x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cpd:C06098</text:p>
          </table:table-cell>
          <table:table-cell table:style-name="ce5" office:value-type="string" calcext:value-type="string">
            <text:p>Zeaxanthin; (3R,3'R)-beta,beta-Carotene-3,3'-diol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6160</text:p>
          </table:table-cell>
          <table:table-cell table:style-name="ce5" office:value-type="string" calcext:value-type="string">
            <text:p>(S)-Norcoclaurine; 6,7-Dihydroxy-(1S)-[(4-hydroxyphenyl)methyl]-1,2,3,4-tetrahydroisoquinoline</text:p>
          </table:table-cell>
          <table:table-cell table:style-name="ce7"/>
          <table:table-cell table:number-columns-repeated="1021"/>
        </table:table-row>
        <table:table-row table:style-name="ro6">
          <table:table-cell table:style-name="ce2" office:value-type="string" calcext:value-type="string">
            <text:p>cpd:C06161</text:p>
          </table:table-cell>
          <table:table-cell table:style-name="ce5" office:value-type="string" calcext:value-type="string">
            <text:p>(S)-Coclaurine; Coclaurine; (S)-1,2,3,4-Tetrahydro-1-[(4-hydroxyphenyl)methyl]-6-methoxy-7-isoquinolinol; 1-(p-Hydroxybenzyl)-6-methoxy-7-hydroxy-1,2,3,4-tetrahydroisoquinol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6174</text:p>
          </table:table-cell>
          <table:table-cell table:style-name="ce5" office:value-type="string" calcext:value-type="string">
            <text:p>Codeine; (5alpha,6alpha)-7,8-Didehydro-4,5-epoxy-3-methoxy-17-methylmorphinan-6-ol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6215</text:p>
          </table:table-cell>
          <table:table-cell table:style-name="ce5" office:value-type="string" calcext:value-type="string">
            <text:p>Levan; (2,6-beta-D-Fructosyl)n; Levan n; 2,6-beta-D-Fructan; (2,6-beta-D-Fructosyl)n+1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6441</text:p>
          </table:table-cell>
          <table:table-cell table:style-name="ce5" office:value-type="string" calcext:value-type="string">
            <text:p>L-Xylulose 1-phosph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6481</text:p>
          </table:table-cell>
          <table:table-cell table:style-name="ce5" office:value-type="string" calcext:value-type="string">
            <text:p>L-Seryl-tRNA(Sec)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6482</text:p>
          </table:table-cell>
          <table:table-cell table:style-name="ce5" office:value-type="string" calcext:value-type="string">
            <text:p>L-Selenocysteinyl-tRNA(Sec)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6507</text:p>
          </table:table-cell>
          <table:table-cell table:style-name="ce5" office:value-type="string" calcext:value-type="string">
            <text:p>Adenosyl cobyrinate hexaamide; Adenosylcobyr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6508</text:p>
          </table:table-cell>
          <table:table-cell table:style-name="ce5" office:value-type="string" calcext:value-type="string">
            <text:p>Adenosyl cobinamide; Adenosylcobinamid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6509</text:p>
          </table:table-cell>
          <table:table-cell table:style-name="ce5" office:value-type="string" calcext:value-type="string">
            <text:p>Adenosyl cobinamide phosphate; Adenosylcobinamide phosph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6510</text:p>
          </table:table-cell>
          <table:table-cell table:style-name="ce5" office:value-type="string" calcext:value-type="string">
            <text:p>Adenosine-GDP-cobinamide; Adenosylcobinamide-GDP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6512</text:p>
          </table:table-cell>
          <table:table-cell table:style-name="ce5" office:value-type="string" calcext:value-type="string">
            <text:p>2'-Norberbamun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6587</text:p>
          </table:table-cell>
          <table:table-cell table:style-name="ce5" office:value-type="string" calcext:value-type="string">
            <text:p>2-Hydroxy-6-oxo-6-(4'-chlorophenyl)-hexa-2,4-dieno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6604</text:p>
          </table:table-cell>
          <table:table-cell table:style-name="ce5" office:value-type="string" calcext:value-type="string">
            <text:p>Parathion; O,O-Diethyl O-p-nitrophenyl phosphorothioate; Thiophos; DNTP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6606</text:p>
          </table:table-cell>
          <table:table-cell table:style-name="ce5" office:value-type="string" calcext:value-type="string">
            <text:p>Paraoxon; O,O-Diethyl-O-p-nitrophenylphosphor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6607</text:p>
          </table:table-cell>
          <table:table-cell table:style-name="ce5" office:value-type="string" calcext:value-type="string">
            <text:p>Diethylthiophosphoric acid; DETP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6608</text:p>
          </table:table-cell>
          <table:table-cell table:style-name="ce5" office:value-type="string" calcext:value-type="string">
            <text:p>Diethylphosphoric acid; O,O-Diethylphosphoric acid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6655</text:p>
          </table:table-cell>
          <table:table-cell table:style-name="ce5" office:value-type="string" calcext:value-type="string">
            <text:p>L-N2-(2-Carboxyethyl)arginine; N2-(2-Carboxyethyl)-L-argin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6735</text:p>
          </table:table-cell>
          <table:table-cell table:style-name="ce5" office:value-type="string" calcext:value-type="string">
            <text:p>Aminoacetaldehyde; 2-Aminoacetaldehyd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6762</text:p>
          </table:table-cell>
          <table:table-cell table:style-name="ce5" office:value-type="string" calcext:value-type="string">
            <text:p>4-Hydroxy-2-oxohexanoic acid; 4-Hydroxy-2-oxohexano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6868</text:p>
          </table:table-cell>
          <table:table-cell table:style-name="ce5" office:value-type="string" calcext:value-type="string">
            <text:p>Carbamazepin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6893</text:p>
          </table:table-cell>
          <table:table-cell table:style-name="ce5" office:value-type="string" calcext:value-type="string">
            <text:p>2-Deoxy-5-keto-D-gluconic acid 6-phosphate; 6-Phospho-5-dehydro-2-deoxy-D-gluconate; DKHP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7044</text:p>
          </table:table-cell>
          <table:table-cell table:style-name="ce5" office:value-type="string" calcext:value-type="string">
            <text:p>Hydroxyurea; Hydroxycarbamid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7054</text:p>
          </table:table-cell>
          <table:table-cell table:style-name="ce5" office:value-type="string" calcext:value-type="string">
            <text:p>Isoniaz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7073</text:p>
          </table:table-cell>
          <table:table-cell table:style-name="ce5" office:value-type="string" calcext:value-type="string">
            <text:p>Lidoca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7087</text:p>
          </table:table-cell>
          <table:table-cell table:style-name="ce5" office:value-type="string" calcext:value-type="string">
            <text:p>2-Hydroxy-6-oxoocta-2,4,7-trieno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7108</text:p>
          </table:table-cell>
          <table:table-cell table:style-name="ce5" office:value-type="string" calcext:value-type="string">
            <text:p>Tamoxifen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7118</text:p>
          </table:table-cell>
          <table:table-cell table:style-name="ce5" office:value-type="string" calcext:value-type="string">
            <text:p>Benzoylacetyl-CoA; Benzoylacetyl coenzyme 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7304</text:p>
          </table:table-cell>
          <table:table-cell table:style-name="ce5" office:value-type="string" calcext:value-type="string">
            <text:p>Deacetylisoipecosid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7307</text:p>
          </table:table-cell>
          <table:table-cell table:style-name="ce5" office:value-type="string" calcext:value-type="string">
            <text:p>Deacetylipecosid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07330</text:p>
          </table:table-cell>
          <table:table-cell table:style-name="ce5" office:value-type="string" calcext:value-type="string">
            <text:p>3-Methyl-2-butenal; 3-Methylbut-2-enal; 3,3-Dimethyl-acrylaldehyde; Senecialdehyde; Prenal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7446</text:p>
          </table:table-cell>
          <table:table-cell table:style-name="ce5" office:value-type="string" calcext:value-type="string">
            <text:p>Isonicotin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7447</text:p>
          </table:table-cell>
          <table:table-cell table:style-name="ce5" office:value-type="string" calcext:value-type="string">
            <text:p>Acetylhydraz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7496</text:p>
          </table:table-cell>
          <table:table-cell table:style-name="ce5" office:value-type="string" calcext:value-type="string">
            <text:p>Carbamazepine-10,11-epoxide; Carbamazepine epoxid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7535</text:p>
          </table:table-cell>
          <table:table-cell table:style-name="ce5" office:value-type="string" calcext:value-type="string">
            <text:p>Benzo[a]pyrene; Benzpyre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7572</text:p>
          </table:table-cell>
          <table:table-cell table:style-name="ce5" office:value-type="string" calcext:value-type="string">
            <text:p>Citalopram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7585</text:p>
          </table:table-cell>
          <table:table-cell table:style-name="ce5" office:value-type="string" calcext:value-type="string">
            <text:p>N-Acetylisoniazid; (N)1-Acetylisoniaz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7648</text:p>
          </table:table-cell>
          <table:table-cell table:style-name="ce5" office:value-type="string" calcext:value-type="string">
            <text:p>Thioguan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7649</text:p>
          </table:table-cell>
          <table:table-cell table:style-name="ce5" office:value-type="string" calcext:value-type="string">
            <text:p>5-FU; Fluorouracil; 5-Fluorouracil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8062</text:p>
          </table:table-cell>
          <table:table-cell table:style-name="ce5" office:value-type="string" calcext:value-type="string">
            <text:p>2-Hydroxy-6-oxo-(2'-aminophenyl)-hexa-2,4-dieno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09306</text:p>
          </table:table-cell>
          <table:table-cell table:style-name="ce5" office:value-type="string" calcext:value-type="string">
            <text:p>Sulfur dioxide</text:p>
          </table:table-cell>
          <table:table-cell table:style-name="ce7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pd:C09816</text:p>
          </table:table-cell>
          <table:table-cell table:style-name="ce5" office:value-type="string" calcext:value-type="string">
            <text:p>Benzylsuccinate; (R)-2-Benzylsuccin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09817</text:p>
          </table:table-cell>
          <table:table-cell table:style-name="ce5" office:value-type="string" calcext:value-type="string">
            <text:p>Benzylsuccinyl-CoA; (R)-2-Benzylsuccinyl-Co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1173</text:p>
          </table:table-cell>
          <table:table-cell table:style-name="ce5" office:value-type="string" calcext:value-type="string">
            <text:p>SN-38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1354</text:p>
          </table:table-cell>
          <table:table-cell table:style-name="ce5" office:value-type="string" calcext:value-type="string">
            <text:p>2-Hydroxy-cis-hex-2,4-dieno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1437</text:p>
          </table:table-cell>
          <table:table-cell table:style-name="ce5" office:value-type="string" calcext:value-type="string">
            <text:p>1-Deoxy-D-xylulose 5-phosph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1481</text:p>
          </table:table-cell>
          <table:table-cell table:style-name="ce5" office:value-type="string" calcext:value-type="string">
            <text:p>HSO3-; Hydrogen sulfite; Bisulfite</text:p>
          </table:table-cell>
          <table:table-cell table:style-name="ce7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pd:C11537</text:p>
          </table:table-cell>
          <table:table-cell table:style-name="ce5" office:value-type="string" calcext:value-type="string">
            <text:p>(2R)-3-Sulfolactate; (R)-3-Sulfolact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1632</text:p>
          </table:table-cell>
          <table:table-cell table:style-name="ce5" office:value-type="string" calcext:value-type="string">
            <text:p>Polyneuridine aldehyd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1633</text:p>
          </table:table-cell>
          <table:table-cell table:style-name="ce5" office:value-type="string" calcext:value-type="string">
            <text:p>16-Epivellosim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1736</text:p>
          </table:table-cell>
          <table:table-cell table:style-name="ce5" office:value-type="string" calcext:value-type="string">
            <text:p>5-Fluorodeoxyuridine; Floxurid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12211</text:p>
          </table:table-cell>
          <table:table-cell table:style-name="ce5" office:value-type="string" calcext:value-type="string">
            <text:p>UDP-kanosamine; UDP-D-kanosamine; UDP-alpha-D-kanosam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2323</text:p>
          </table:table-cell>
          <table:table-cell table:style-name="ce5" office:value-type="string" calcext:value-type="string">
            <text:p>L-4-Hydroxyphenylglyc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12441</text:p>
          </table:table-cell>
          <table:table-cell table:style-name="ce5" office:value-type="string" calcext:value-type="string">
            <text:p>18-Carbamoyl-3,5,7,9,11,13,15,17-octaoxooctadecanoyl-[acp]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2458</text:p>
          </table:table-cell>
          <table:table-cell table:style-name="ce5" office:value-type="string" calcext:value-type="string">
            <text:p>3-Dimethylallyl-4-hydroxybenzo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2468</text:p>
          </table:table-cell>
          <table:table-cell table:style-name="ce5" office:value-type="string" calcext:value-type="string">
            <text:p>3-Amino-4,7-dihydroxycoumarin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2474</text:p>
          </table:table-cell>
          <table:table-cell table:style-name="ce5" office:value-type="string" calcext:value-type="string">
            <text:p>Novobioc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2475</text:p>
          </table:table-cell>
          <table:table-cell table:style-name="ce5" office:value-type="string" calcext:value-type="string">
            <text:p>Demethyldecarbamoylnovobiocin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12481</text:p>
          </table:table-cell>
          <table:table-cell table:style-name="ce5" office:value-type="string" calcext:value-type="string">
            <text:p>dTDP-5-dimethyl-L-lyxose; dTDP-4-O-demethyl-beta-L-novios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12624</text:p>
          </table:table-cell>
          <table:table-cell table:style-name="ce5" office:value-type="string" calcext:value-type="string">
            <text:p>2-Hydroxy-6-ketononatrienedioate; (2Z,4E,7E)-2-Hydroxy-6-oxonona-2,4,7-triene-1,9-dioat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12650</text:p>
          </table:table-cell>
          <table:table-cell table:style-name="ce5" office:value-type="string" calcext:value-type="string">
            <text:p>Capecitabine; (1-(5-Deoxy-beta-D-ribofuranosyl)-5-fluoro-1,2-dihydro-2-oxo-4-pyrimidinyl)-carbamic acid pentyl ester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2739</text:p>
          </table:table-cell>
          <table:table-cell table:style-name="ce5" office:value-type="string" calcext:value-type="string">
            <text:p>5'-Deoxy-5-fluorouridine; Doxiflurid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13309</text:p>
          </table:table-cell>
          <table:table-cell table:style-name="ce5" office:value-type="string" calcext:value-type="string">
            <text:p>2-Phytyl-1,4-naphthoquinone; Demethylphylloquino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14144</text:p>
          </table:table-cell>
          <table:table-cell table:style-name="ce5" office:value-type="string" calcext:value-type="string">
            <text:p>5-Carboxy-2-pentenoyl-CoA; 2,3-Didehydroadipyl-CoA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14786</text:p>
          </table:table-cell>
          <table:table-cell table:style-name="ce5" office:value-type="string" calcext:value-type="string">
            <text:p>(1R,2S)-Naphthalene 1,2-oxide; (1R,2S)-Naphthalene epoxid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14787</text:p>
          </table:table-cell>
          <table:table-cell table:style-name="ce5" office:value-type="string" calcext:value-type="string">
            <text:p>(1S,2R)-Naphthalene 1,2-oxide; (1S,2R)-Naphthalene epoxid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4818</text:p>
          </table:table-cell>
          <table:table-cell table:style-name="ce5" office:value-type="string" calcext:value-type="string">
            <text:p>Fe2+; Fe(II); Ferrous ion; Iron(2+)</text:p>
          </table:table-cell>
          <table:table-cell table:style-name="ce7" office:value-type="string" calcext:value-type="string">
            <text:p>x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cpd:C14849</text:p>
          </table:table-cell>
          <table:table-cell table:style-name="ce5" office:value-type="string" calcext:value-type="string">
            <text:p>Benzo[a]pyrene-9,10-oxide; Benzo[a]pyrene-9,10-epoxid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14850</text:p>
          </table:table-cell>
          <table:table-cell table:style-name="ce5" office:value-type="string" calcext:value-type="string">
            <text:p>Benzo[a]pyrene-7,8-oxide; Benzo[a]pyrene-7,8-epoxid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14851</text:p>
          </table:table-cell>
          <table:table-cell table:style-name="ce5" office:value-type="string" calcext:value-type="string">
            <text:p>Benzo[a]pyrene-4,5-oxide; Benzo[a]pyrene-4,5-epoxide</text:p>
          </table:table-cell>
          <table:table-cell table:style-name="ce7"/>
          <table:table-cell table:number-columns-repeated="1021"/>
        </table:table-row>
        <table:table-row table:style-name="ro9">
          <table:table-cell table:style-name="ce2" office:value-type="string" calcext:value-type="string">
            <text:p>cpd:C15522</text:p>
          </table:table-cell>
          <table:table-cell table:style-name="ce5" office:value-type="string" calcext:value-type="string">
            <text:p>4a-Hydroxytetrahydrobiopterin; 4a-Hydroxy-5,6,4,8-tetrahydrobiopterin; (6R)-6-(L-erythro-1,2-Dihydroxypropyl)-5,6,7,8-tetrahydro-4a-hydroxypterin; 6-[(1R,2S)-1,2-Dihydroxypropyl]-5,6,7,8-tetrahydro-4a-hydroxypterin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5532</text:p>
          </table:table-cell>
          <table:table-cell table:style-name="ce5" office:value-type="string" calcext:value-type="string">
            <text:p>N-Acetyl-L-citrull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15545</text:p>
          </table:table-cell>
          <table:table-cell table:style-name="ce5" office:value-type="string" calcext:value-type="string">
            <text:p>cis-Zeatin; (Z)-2-Methyl-4-(1H-purin-6-ylamino)but-2-en-1-ol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15546</text:p>
          </table:table-cell>
          <table:table-cell table:style-name="ce5" office:value-type="string" calcext:value-type="string">
            <text:p>O-beta-D-Glucopyranosyl-cis-zeatin; cis-Zeatin-O-glucosid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15556</text:p>
          </table:table-cell>
          <table:table-cell table:style-name="ce5" office:value-type="string" calcext:value-type="string">
            <text:p>L-3,4-Dihydroxybutan-2-one 4-phosphate; 1-Deoxy-L-glycero-tetrulose 4-phosphate; 2-Hydroxy-3-oxobutyl phosph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5607</text:p>
          </table:table-cell>
          <table:table-cell table:style-name="ce5" office:value-type="string" calcext:value-type="string">
            <text:p>3-Oxo-3-ureidopropanoate; Malonuric acid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15809</text:p>
          </table:table-cell>
          <table:table-cell table:style-name="ce5" office:value-type="string" calcext:value-type="string">
            <text:p>Iminoglycine; Iminoacetic acid; 2-Iminoacet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5811</text:p>
          </table:table-cell>
          <table:table-cell table:style-name="ce5" office:value-type="string" calcext:value-type="string">
            <text:p>[Enzyme]-cyste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5812</text:p>
          </table:table-cell>
          <table:table-cell table:style-name="ce5" office:value-type="string" calcext:value-type="string">
            <text:p>[Enzyme]-S-sulfanylcyste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15813</text:p>
          </table:table-cell>
          <table:table-cell table:style-name="ce5" office:value-type="string" calcext:value-type="string">
            <text:p>Adenylyl-[sulfur-carrier protein]; [Sulfur-carrier protein]-Gly-Gly-AMP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15814</text:p>
          </table:table-cell>
          <table:table-cell table:style-name="ce5" office:value-type="string" calcext:value-type="string">
            <text:p>Thiocarboxy-[sulfur-carrier protein]; [Sulfur-carrier protein]-Gly-NH-CH2-C(O)SH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15882</text:p>
          </table:table-cell>
          <table:table-cell table:style-name="ce5" office:value-type="string" calcext:value-type="string">
            <text:p>2-Methyl-6-phytylquinol; 2-Methyl-6-phytyl-1,4-hydroquinone; 2-Methyl-6-phytylbenzene-1,4-diol; 2-Methyl-6-phytyl-1,4-benzoquinol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15972</text:p>
          </table:table-cell>
          <table:table-cell table:style-name="ce5" office:value-type="string" calcext:value-type="string">
            <text:p>Enzyme N6-(lipoyl)lysine; Lipoamide-E; [E2 protein]-N6-lipoyl-L-lysine; [Lipoyl-carrier protein E2]-N6-lipoyl-L-lysine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15973</text:p>
          </table:table-cell>
          <table:table-cell table:style-name="ce5" office:value-type="string" calcext:value-type="string">
            <text:p>Enzyme N6-(dihydrolipoyl)lysine; Dihydrolipoamide-E; [E2 protein]-N6-[(R)-dihydrolipoyl]-L-lysine; [Lipoyl-carrier protein E2]-N6-[(R)-dihydrolipoyl]-L-lys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15974</text:p>
          </table:table-cell>
          <table:table-cell table:style-name="ce5" office:value-type="string" calcext:value-type="string">
            <text:p>3-Methyl-1-hydroxybutyl-ThPP; 3-Methyl-1-hydroxybutyl-TPP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15975</text:p>
          </table:table-cell>
          <table:table-cell table:style-name="ce5" office:value-type="string" calcext:value-type="string">
            <text:p>[Dihydrolipoyllysine-residue (2-methylpropanoyl)transferase] S-(3-methylbutanoyl)dihydrolipoyllysine; S-(3-Methylbutanoyl)-dihydrolipoamide-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15976</text:p>
          </table:table-cell>
          <table:table-cell table:style-name="ce5" office:value-type="string" calcext:value-type="string">
            <text:p>2-Methyl-1-hydroxypropyl-ThPP; 2-Methyl-1-hydroxypropyl-TPP</text:p>
          </table:table-cell>
          <table:table-cell table:style-name="ce7"/>
          <table:table-cell table:number-columns-repeated="1021"/>
        </table:table-row>
        <table:table-row table:style-name="ro8">
          <table:table-cell table:style-name="ce2" office:value-type="string" calcext:value-type="string">
            <text:p>cpd:C15977</text:p>
          </table:table-cell>
          <table:table-cell table:style-name="ce5" office:value-type="string" calcext:value-type="string">
            <text:p>[Dihydrolipoyllysine-residue (2-methylpropanoyl)transferase] S-(2-methylpropanoyl)dihydrolipoyllysine; S-(2-Methylpropanoyl)-dihydrolipoamide-E; S-(2-Methylpropionyl)-dihydrolipoamide-E; Enzyme N6-(S-[2-methylpropanoyl]dihydrolipoyl)lys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15978</text:p>
          </table:table-cell>
          <table:table-cell table:style-name="ce5" office:value-type="string" calcext:value-type="string">
            <text:p>2-Methyl-1-hydroxybutyl-ThPP; 2-Methyl-1-hydroxybutyl-TPP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15979</text:p>
          </table:table-cell>
          <table:table-cell table:style-name="ce5" office:value-type="string" calcext:value-type="string">
            <text:p>[Dihydrolipoyllysine-residue (2-methylpropanoyl)transferase] S-(2-methylbutanoyl)dihydrolipoyllysine; S-(2-Methylbutanoyl)-dihydrolipoamide-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5980</text:p>
          </table:table-cell>
          <table:table-cell table:style-name="ce5" office:value-type="string" calcext:value-type="string">
            <text:p>(S)-2-Methylbutanoyl-CoA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15986</text:p>
          </table:table-cell>
          <table:table-cell table:style-name="ce5" office:value-type="string" calcext:value-type="string">
            <text:p>2,6-Dihydroxypseudooxynicotine; 1-(2,6-Dihydroxypyridin-3-yl)-4-(methylamino)butan-1-o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15987</text:p>
          </table:table-cell>
          <table:table-cell table:style-name="ce5" office:value-type="string" calcext:value-type="string">
            <text:p>4-Methylaminobutyrate; gamma-N-Methylaminobutyrat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16219</text:p>
          </table:table-cell>
          <table:table-cell table:style-name="ce5" office:value-type="string" calcext:value-type="string">
            <text:p>3-Oxostearoyl-[acp]; 3-Oxooctadecanoyl-[acp]; beta-Ketostearoyl-[acp]; 3-Ketostearoyl-[acp]</text:p>
          </table:table-cell>
          <table:table-cell table:style-name="ce7"/>
          <table:table-cell table:number-columns-repeated="1021"/>
        </table:table-row>
        <table:table-row table:style-name="ro6">
          <table:table-cell table:style-name="ce2" office:value-type="string" calcext:value-type="string">
            <text:p>cpd:C16254</text:p>
          </table:table-cell>
          <table:table-cell table:style-name="ce5" office:value-type="string" calcext:value-type="string">
            <text:p>[Dihydrolipoyllysine-residue succinyltransferase] S-succinyldihydrolipoyllysine; S-Succinyldihydrolipoamide-E; Enzyme N6-(S-succinyldihydrolipoyl)lysine</text:p>
          </table:table-cell>
          <table:table-cell table:style-name="ce7"/>
          <table:table-cell table:number-columns-repeated="1021"/>
        </table:table-row>
        <table:table-row table:style-name="ro6">
          <table:table-cell table:style-name="ce2" office:value-type="string" calcext:value-type="string">
            <text:p>cpd:C16255</text:p>
          </table:table-cell>
          <table:table-cell table:style-name="ce5" office:value-type="string" calcext:value-type="string">
            <text:p>[Dihydrolipoyllysine-residue acetyltransferase] S-acetyldihydrolipoyllysine; S-Acetyldihydrolipoamide-E; Enzyme N6-(S-acetyldihydrolipoyl)lys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6269</text:p>
          </table:table-cell>
          <table:table-cell table:style-name="ce5" office:value-type="string" calcext:value-type="string">
            <text:p>(+)-epi-Isozizaen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16424</text:p>
          </table:table-cell>
          <table:table-cell table:style-name="ce5" office:value-type="string" calcext:value-type="string">
            <text:p>Isopentenyladenosine-5'-triphosphate; Isopentenyl-ATP; N6-(Dimethylallyl)adenosine 5'-triphosphat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16426</text:p>
          </table:table-cell>
          <table:table-cell table:style-name="ce5" office:value-type="string" calcext:value-type="string">
            <text:p>Isopentenyladenosine-5'-diphosphate; Isopentenyl-ADP; N6-(Dimethylallyl)adenosine 5'-diphosph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6545</text:p>
          </table:table-cell>
          <table:table-cell table:style-name="ce5" office:value-type="string" calcext:value-type="string">
            <text:p>Tamoxifen N-oxid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6560</text:p>
          </table:table-cell>
          <table:table-cell table:style-name="ce5" office:value-type="string" calcext:value-type="string">
            <text:p>3-Hydroxylidoca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6561</text:p>
          </table:table-cell>
          <table:table-cell table:style-name="ce5" office:value-type="string" calcext:value-type="string">
            <text:p>Monoethylglycinexylidid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6562</text:p>
          </table:table-cell>
          <table:table-cell table:style-name="ce5" office:value-type="string" calcext:value-type="string">
            <text:p>Glutathionylsperm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6565</text:p>
          </table:table-cell>
          <table:table-cell table:style-name="ce5" office:value-type="string" calcext:value-type="string">
            <text:p>Aminopropylcadaver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6566</text:p>
          </table:table-cell>
          <table:table-cell table:style-name="ce5" office:value-type="string" calcext:value-type="string">
            <text:p>Glutathionylaminopropylcadaver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6578</text:p>
          </table:table-cell>
          <table:table-cell table:style-name="ce5" office:value-type="string" calcext:value-type="string">
            <text:p>Morphine-6-glucuronid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6607</text:p>
          </table:table-cell>
          <table:table-cell table:style-name="ce5" office:value-type="string" calcext:value-type="string">
            <text:p>Citalopram N-oxid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6608</text:p>
          </table:table-cell>
          <table:table-cell table:style-name="ce5" office:value-type="string" calcext:value-type="string">
            <text:p>Demethylcitalopram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6612</text:p>
          </table:table-cell>
          <table:table-cell table:style-name="ce5" office:value-type="string" calcext:value-type="string">
            <text:p>Citalopram aldehyd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6613</text:p>
          </table:table-cell>
          <table:table-cell table:style-name="ce5" office:value-type="string" calcext:value-type="string">
            <text:p>6-Thiourate; 6-Thiouric acid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16614</text:p>
          </table:table-cell>
          <table:table-cell table:style-name="ce5" office:value-type="string" calcext:value-type="string">
            <text:p>6-Methylmercaptopurine; Thiopurine S-methylether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6619</text:p>
          </table:table-cell>
          <table:table-cell table:style-name="ce5" office:value-type="string" calcext:value-type="string">
            <text:p>6-Thioguanosine monophosph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16630</text:p>
          </table:table-cell>
          <table:table-cell table:style-name="ce5" office:value-type="string" calcext:value-type="string">
            <text:p>5,6-Dihydro-5-fluorouracil; 5-Fluorodihydrouracil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6633</text:p>
          </table:table-cell>
          <table:table-cell table:style-name="ce5" office:value-type="string" calcext:value-type="string">
            <text:p>5-Fluorourid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6634</text:p>
          </table:table-cell>
          <table:table-cell table:style-name="ce5" office:value-type="string" calcext:value-type="string">
            <text:p>5-Fluorouridine monophosph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6635</text:p>
          </table:table-cell>
          <table:table-cell table:style-name="ce5" office:value-type="string" calcext:value-type="string">
            <text:p>5'-Deoxy-5-fluorocytid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6638</text:p>
          </table:table-cell>
          <table:table-cell table:style-name="ce5" office:value-type="string" calcext:value-type="string">
            <text:p>O-Phosphoseryl-tRNA(Sec)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6641</text:p>
          </table:table-cell>
          <table:table-cell table:style-name="ce5" office:value-type="string" calcext:value-type="string">
            <text:p>Irinotecan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6643</text:p>
          </table:table-cell>
          <table:table-cell table:style-name="ce5" office:value-type="string" calcext:value-type="string">
            <text:p>Morphine-3-glucuronide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16688</text:p>
          </table:table-cell>
          <table:table-cell table:style-name="ce5" office:value-type="string" calcext:value-type="string">
            <text:p>Sucrose 6-phosphate; 6-Phosphosucrose; 6-O-Phosphonosucrose; beta-D-Fructofuranosyl-6-O-phosphono-alpha-D-glucopyranosid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16826</text:p>
          </table:table-cell>
          <table:table-cell table:style-name="ce5" office:value-type="string" calcext:value-type="string">
            <text:p>2-cis,6-trans-Farnesyl diphosphate; (2Z,6E)-Farnesyl diphosph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16848</text:p>
          </table:table-cell>
          <table:table-cell table:style-name="ce5" office:value-type="string" calcext:value-type="string">
            <text:p>6-Deoxy-5-ketofructose 1-phosphate; 1-Deoxy-D-threo-hexo-2,5-diulose 6-phosph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16850</text:p>
          </table:table-cell>
          <table:table-cell table:style-name="ce5" office:value-type="string" calcext:value-type="string">
            <text:p>2-Amino-3,7-dideoxy-D-threo-hept-6-ulosonic acid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17366</text:p>
          </table:table-cell>
          <table:table-cell table:style-name="ce5" office:value-type="string" calcext:value-type="string">
            <text:p>(2S,5S)-trans-Carboxymethylproline; (2S,5S)-5-Carboxymethylprolin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17556</text:p>
          </table:table-cell>
          <table:table-cell table:style-name="ce5" office:value-type="string" calcext:value-type="string">
            <text:p>di-trans,poly-cis-Undecaprenyl phosphate; Undecaprenyl phosphate; ditrans,octacis-Undecaprenyl phosphate</text:p>
          </table:table-cell>
          <table:table-cell table:style-name="ce7"/>
          <table:table-cell table:number-columns-repeated="1021"/>
        </table:table-row>
        <table:table-row table:style-name="ro6">
          <table:table-cell table:style-name="ce2" office:value-type="string" calcext:value-type="string">
            <text:p>cpd:C17570</text:p>
          </table:table-cell>
          <table:table-cell table:style-name="ce5" office:value-type="string" calcext:value-type="string">
            <text:p>2-Methyl-6-solanyl-1,4-benzoquinol; 2-Methyl-6-nonaprenyl-benzene-1,4-diol; 2-Methyl-6-all-trans-nonaprenylbenzene-1,4-diol; 2-Methyl-6-solanesylbenzene-1,4-diol; MSBQ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7582</text:p>
          </table:table-cell>
          <table:table-cell table:style-name="ce5" office:value-type="string" calcext:value-type="string">
            <text:p>2'-N-Acetylparomam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17587</text:p>
          </table:table-cell>
          <table:table-cell table:style-name="ce5" office:value-type="string" calcext:value-type="string">
            <text:p>2'''-N-Acetyl-6'''-deamino-6'''-hydroxyneomycin C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7953</text:p>
          </table:table-cell>
          <table:table-cell table:style-name="ce5" office:value-type="string" calcext:value-type="string">
            <text:p>(5S)-Albaflavenol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7954</text:p>
          </table:table-cell>
          <table:table-cell table:style-name="ce5" office:value-type="string" calcext:value-type="string">
            <text:p>Albaflaveno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7955</text:p>
          </table:table-cell>
          <table:table-cell table:style-name="ce5" office:value-type="string" calcext:value-type="string">
            <text:p>(5R)-Albaflavenol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8005</text:p>
          </table:table-cell>
          <table:table-cell table:style-name="ce5" office:value-type="string" calcext:value-type="string">
            <text:p>gamma-L-Glutamyl-butirosin B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18006</text:p>
          </table:table-cell>
          <table:table-cell table:style-name="ce5" office:value-type="string" calcext:value-type="string">
            <text:p>gamma-L-Glutamyl-[acp]; gamma-L-Glutamyl-[acyl carrier protein]; gamma-L-Glutamyl-ACP</text:p>
          </table:table-cell>
          <table:table-cell table:style-name="ce7"/>
          <table:table-cell table:number-columns-repeated="1021"/>
        </table:table-row>
        <table:table-row table:style-name="ro9">
          <table:table-cell table:style-name="ce2" office:value-type="string" calcext:value-type="string">
            <text:p>cpd:C18009</text:p>
          </table:table-cell>
          <table:table-cell table:style-name="ce5" office:value-type="string" calcext:value-type="string">
            <text:p>4-(gamma-L-Glutamylamino)-(2S)-2-hydroxybutanoyl-[acp]; gamma-L-Glutamyl-4-amino-2-hydroxybutyryl-[acp]; gamma-L-Glutamyl-4-amino-2-hydroxybutyryl-[acyl carrier protein]; gamma-L-Glutamyl-4-amino-2-hydroxybutyryl-ACP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8049</text:p>
          </table:table-cell>
          <table:table-cell table:style-name="ce5" office:value-type="string" calcext:value-type="string">
            <text:p>N-Acyl-L-homoserine lacto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8131</text:p>
          </table:table-cell>
          <table:table-cell table:style-name="ce5" office:value-type="string" calcext:value-type="string">
            <text:p>Geranyl-hydroxybenzo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18172</text:p>
          </table:table-cell>
          <table:table-cell table:style-name="ce5" office:value-type="string" calcext:value-type="string">
            <text:p>Carboxyspermidine; 2-Amino-4-[(4-aminobutyl)amino]-butano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8174</text:p>
          </table:table-cell>
          <table:table-cell table:style-name="ce5" office:value-type="string" calcext:value-type="string">
            <text:p>Carboxynorspermid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18217</text:p>
          </table:table-cell>
          <table:table-cell table:style-name="ce5" office:value-type="string" calcext:value-type="string">
            <text:p>16-Feruloyloxypalmitate; 16-Feruloyloxypalmitic acid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18218</text:p>
          </table:table-cell>
          <table:table-cell table:style-name="ce5" office:value-type="string" calcext:value-type="string">
            <text:p>16-Hydroxypalmitate; 16-Hydroxypalmit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8325</text:p>
          </table:table-cell>
          <table:table-cell table:style-name="ce5" office:value-type="string" calcext:value-type="string">
            <text:p>Feruloylagmat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8911</text:p>
          </table:table-cell>
          <table:table-cell table:style-name="ce5" office:value-type="string" calcext:value-type="string">
            <text:p>(R)-4-Phosphopanto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19631</text:p>
          </table:table-cell>
          <table:table-cell table:style-name="ce5" office:value-type="string" calcext:value-type="string">
            <text:p>6-Hydroxy-3-succinoylpyridine; 4-(6-Hydroxypyridin-3-yl)-4-oxobutano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19673</text:p>
          </table:table-cell>
          <table:table-cell table:style-name="ce5" office:value-type="string" calcext:value-type="string">
            <text:p>Malonyl-[acp] methyl ester; Malonyl-[acyl-carrier protein] methyl ester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9692</text:p>
          </table:table-cell>
          <table:table-cell table:style-name="ce5" office:value-type="string" calcext:value-type="string">
            <text:p>Polysulfide; (Sulfide)n; Polysulfan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19731</text:p>
          </table:table-cell>
          <table:table-cell table:style-name="ce5" office:value-type="string" calcext:value-type="string">
            <text:p>(3S)-3-Hydroxycyclocitral; 3beta-Hydroxy-beta-cyclocitral; (4R)-4-Hydroxy-2,6,6-trimethylcyclohex-1-en-1-carboxaldehyd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9760</text:p>
          </table:table-cell>
          <table:table-cell table:style-name="ce5" office:value-type="string" calcext:value-type="string">
            <text:p>(2Z,6Z)-Farnesyl diphosph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9794</text:p>
          </table:table-cell>
          <table:table-cell table:style-name="ce5" office:value-type="string" calcext:value-type="string">
            <text:p>CDP-1L-myo-inositol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19799</text:p>
          </table:table-cell>
          <table:table-cell table:style-name="ce5" office:value-type="string" calcext:value-type="string">
            <text:p>Bis(1L-myo-inositol)-3,1'-phosphate 1-phosph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19847</text:p>
          </table:table-cell>
          <table:table-cell table:style-name="ce5" office:value-type="string" calcext:value-type="string">
            <text:p>Demethylmenaquinol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19945</text:p>
          </table:table-cell>
          <table:table-cell table:style-name="ce5" office:value-type="string" calcext:value-type="string">
            <text:p>3-Oxo-5,6-dehydrosuberyl-CoA; 3-Oxo-5,6-didehydrosuberoyl-CoA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20199</text:p>
          </table:table-cell>
          <table:table-cell table:style-name="ce5" office:value-type="string" calcext:value-type="string">
            <text:p>3-[(3aS,4S,7aS)-7a-Methyl-1,5-dioxo-octahydro-1H-inden-4-yl]propanoate; 9,17-Dioxo-1,2,3,4,10,19-hexanorandrostan-5-oic acid; DOHNAA; HIP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20231</text:p>
          </table:table-cell>
          <table:table-cell table:style-name="ce5" office:value-type="string" calcext:value-type="string">
            <text:p>(Z)-3-Ureidoacrylate peracid; Ureidoperacryl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20237</text:p>
          </table:table-cell>
          <table:table-cell table:style-name="ce5" office:value-type="string" calcext:value-type="string">
            <text:p>alpha-Maltose 1-phosph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20246</text:p>
          </table:table-cell>
          <table:table-cell table:style-name="ce5" office:value-type="string" calcext:value-type="string">
            <text:p>2-[(2R,5Z)-2-Carboxy-4-methylthiazol-5(2H)-ylidene]ethyl phosphate; cThz*-P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20247</text:p>
          </table:table-cell>
          <table:table-cell table:style-name="ce5" office:value-type="string" calcext:value-type="string">
            <text:p>2-(2-Carboxy-4-methylthiazol-5-yl)ethyl phosphate; 4-Methyl-5-[2-(phosphonooxy)ethyl]-1,3-thiazole-2-carboxylate; cThz-P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20249</text:p>
          </table:table-cell>
          <table:table-cell table:style-name="ce5" office:value-type="string" calcext:value-type="string">
            <text:p>(Z)-3-Peroxyaminoacryl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20253</text:p>
          </table:table-cell>
          <table:table-cell table:style-name="ce5" office:value-type="string" calcext:value-type="string">
            <text:p>Aminoacrylate; (Z)-3-Aminoacryl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20254</text:p>
          </table:table-cell>
          <table:table-cell table:style-name="ce5" office:value-type="string" calcext:value-type="string">
            <text:p>Ureidoacrylate; (Z)-3-Ureidoacrylate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20258</text:p>
          </table:table-cell>
          <table:table-cell table:style-name="ce5" office:value-type="string" calcext:value-type="string">
            <text:p>(2S,4S)-4-Hydroxy-2,3,4,5-tetrahydrodipicolinate; (2S,4S)-4-Hydroxy-2,3,4,5-tetrahydropyridine-2,6-dicarboxylate; HTP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20350</text:p>
          </table:table-cell>
          <table:table-cell table:style-name="ce5" office:value-type="string" calcext:value-type="string">
            <text:p>2'-Deamino-2'-hydroxyneami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20353</text:p>
          </table:table-cell>
          <table:table-cell table:style-name="ce5" office:value-type="string" calcext:value-type="string">
            <text:p>2'-Deamino-2'-hydroxyparomamin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20372</text:p>
          </table:table-cell>
          <table:table-cell table:style-name="ce5" office:value-type="string" calcext:value-type="string">
            <text:p>3-Ketoglutaryl-[acp] methyl ester; 3-Ketoglutaryl-[acyl-carrier protein] methyl ester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20375</text:p>
          </table:table-cell>
          <table:table-cell table:style-name="ce5" office:value-type="string" calcext:value-type="string">
            <text:p>Glutaryl-[acp] methyl ester; Glutaryl-[acyl-carrier protein] methyl ester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20376</text:p>
          </table:table-cell>
          <table:table-cell table:style-name="ce5" office:value-type="string" calcext:value-type="string">
            <text:p>3-Ketopimeloyl-[acp] methyl ester; 3-Ketopimeloyl-[acyl-carrier protein] methyl ester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20423</text:p>
          </table:table-cell>
          <table:table-cell table:style-name="ce5" office:value-type="string" calcext:value-type="string">
            <text:p>alpha-D-Ribose 1-methylphosphonate 5-phosphat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20440</text:p>
          </table:table-cell>
          <table:table-cell table:style-name="ce5" office:value-type="string" calcext:value-type="string">
            <text:p>alpha-D-Ribose 1,2-cyclic phosphate 5-phosphate; 5-Phospho-alpha-D-ribose 1,2-cyclic phosph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20559</text:p>
          </table:table-cell>
          <table:table-cell table:style-name="ce5" office:value-type="string" calcext:value-type="string">
            <text:p>4-(beta-D-Ribofuranosyl)aniline 5'-phosph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20562</text:p>
          </table:table-cell>
          <table:table-cell table:style-name="ce5" office:value-type="string" calcext:value-type="string">
            <text:p>N-[(7,8-Dihydropterin-6-yl)methyl]-4-(beta-D-ribofuranosyl)aniline 5'-phosph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20614</text:p>
          </table:table-cell>
          <table:table-cell table:style-name="ce5" office:value-type="string" calcext:value-type="string">
            <text:p>Kanamycin X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20629</text:p>
          </table:table-cell>
          <table:table-cell table:style-name="ce5" office:value-type="string" calcext:value-type="string">
            <text:p>8-Demethylnovobiocic acid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20639</text:p>
          </table:table-cell>
          <table:table-cell table:style-name="ce5" office:value-type="string" calcext:value-type="string">
            <text:p>O-Ureido-L-serine; (2S)-2-Amino-3-[(carbamoylamino)oxy]propanoate; (2S)-2-Amino-3-(carbamoylamino)oxypropano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20666</text:p>
          </table:table-cell>
          <table:table-cell table:style-name="ce5" office:value-type="string" calcext:value-type="string">
            <text:p>5-Oxo-delta-bilirubin; delta-Staphylobilin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20683</text:p>
          </table:table-cell>
          <table:table-cell table:style-name="ce5" office:value-type="string" calcext:value-type="string">
            <text:p>Long-chain acyl-[acyl-carrier protein]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20737</text:p>
          </table:table-cell>
          <table:table-cell table:style-name="ce5" office:value-type="string" calcext:value-type="string">
            <text:p>6-Geranylgeranyl-2-methylbenzene-1,4-diol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20784</text:p>
          </table:table-cell>
          <table:table-cell table:style-name="ce5" office:value-type="string" calcext:value-type="string">
            <text:p>ADP-5-ethyl-4-methylthiazole-2-carboxylate; Adenosine diphospho-5-beta-ethyl-4-methylthiazole-2-carboxyl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20846</text:p>
          </table:table-cell>
          <table:table-cell table:style-name="ce5" office:value-type="string" calcext:value-type="string">
            <text:p>3-Oxo-3-ureidoisobutyrate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 calcext:value-type="string">
            <text:p>cpd:C20854</text:p>
          </table:table-cell>
          <table:table-cell table:style-name="ce5" office:value-type="string" calcext:value-type="string">
            <text:p>Monacolin J acid; (3R,5R)-7-[(1S,2S,6R,8S,8aR)-8-Hydroxy-2,6-dimethyl-1,2,6,7,8,8a-hexahydronaphthalen-1-yl]-3,5-dihydroxyheptano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20876</text:p>
          </table:table-cell>
          <table:table-cell table:style-name="ce5" office:value-type="string" calcext:value-type="string">
            <text:p>Very-long-chain acyl-Co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20877</text:p>
          </table:table-cell>
          <table:table-cell table:style-name="ce5" office:value-type="string" calcext:value-type="string">
            <text:p>Very-long-chain 3-oxoacyl-Co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20879</text:p>
          </table:table-cell>
          <table:table-cell table:style-name="ce5" office:value-type="string" calcext:value-type="string">
            <text:p>Very-long-chain trans-2,3-dehydroacyl-CoA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 calcext:value-type="string">
            <text:p>cpd:C20894</text:p>
          </table:table-cell>
          <table:table-cell table:style-name="ce5" office:value-type="string" calcext:value-type="string">
            <text:p>beta-Citraurin; 3-Hydroxy-beta-apo-8'-carotenal; 3beta-Hydroxy-8'-apo-beta-carotenal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21017</text:p>
          </table:table-cell>
          <table:table-cell table:style-name="ce5" office:value-type="string" calcext:value-type="string">
            <text:p>2-(alpha-Hydroxypropyl)thiamine diphosphate; 2-Hydroxypropyl-ThPP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21018</text:p>
          </table:table-cell>
          <table:table-cell table:style-name="ce5" office:value-type="string" calcext:value-type="string">
            <text:p>Enzyme N6-(S-propyldihydrolipoyl)lysine; S-Propyldihydrolipoamide-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21107</text:p>
          </table:table-cell>
          <table:table-cell table:style-name="ce5" office:value-type="string" calcext:value-type="string">
            <text:p>4-(beta-D-Ribofuranosyl)phenol 5'-phosph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21129</text:p>
          </table:table-cell>
          <table:table-cell table:style-name="ce5" office:value-type="string" calcext:value-type="string">
            <text:p>(S)-2-Methylbutanoyl-[acp]; (S)-2-Methylbutanoyl-[acyl-carrier protein]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21130</text:p>
          </table:table-cell>
          <table:table-cell table:style-name="ce5" office:value-type="string" calcext:value-type="string">
            <text:p>Lovastatin acid; Mevinolinic acid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21216</text:p>
          </table:table-cell>
          <table:table-cell table:style-name="ce5" office:value-type="string" calcext:value-type="string">
            <text:p>Validamine 7-phosph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21219</text:p>
          </table:table-cell>
          <table:table-cell table:style-name="ce5" office:value-type="string" calcext:value-type="string">
            <text:p>Validoxylamine A 7'-phosph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21284</text:p>
          </table:table-cell>
          <table:table-cell table:style-name="ce5" office:value-type="string" calcext:value-type="string">
            <text:p>Fe-coproporphyrin III; Coproheme III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21368</text:p>
          </table:table-cell>
          <table:table-cell table:style-name="ce5" office:value-type="string" calcext:value-type="string">
            <text:p>GDP-valienol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21430</text:p>
          </table:table-cell>
          <table:table-cell table:style-name="ce5" office:value-type="string" calcext:value-type="string">
            <text:p>Malonamoyl-[acyl-carrier protein]; Malonamoyl-[acp]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21453</text:p>
          </table:table-cell>
          <table:table-cell table:style-name="ce5" office:value-type="string" calcext:value-type="string">
            <text:p>2-Aminobenzoylacetat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21489</text:p>
          </table:table-cell>
          <table:table-cell table:style-name="ce5" office:value-type="string" calcext:value-type="string">
            <text:p>S-Octanoyl-L-cysteinyl-protein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21490</text:p>
          </table:table-cell>
          <table:table-cell table:style-name="ce5" office:value-type="string" calcext:value-type="string">
            <text:p>1-(2-Aminophenyl)decane-1,3-dione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21723</text:p>
          </table:table-cell>
          <table:table-cell table:style-name="ce5" office:value-type="string" calcext:value-type="string">
            <text:p>Biliverdin-IX-delt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21724</text:p>
          </table:table-cell>
          <table:table-cell table:style-name="ce5" office:value-type="string" calcext:value-type="string">
            <text:p>Biliverdin-IX-beta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pd:C21754</text:p>
          </table:table-cell>
          <table:table-cell table:style-name="ce5" office:value-type="string" calcext:value-type="string">
            <text:p>Isonicotinoyl radical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21804</text:p>
          </table:table-cell>
          <table:table-cell table:style-name="ce5" office:value-type="string" calcext:value-type="string">
            <text:p>8-Carboxy-8-demethylriboflavin 5'-phosphate; 8-Demethyl-8-carboxyriboflavin 5'-phosph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21805</text:p>
          </table:table-cell>
          <table:table-cell table:style-name="ce5" office:value-type="string" calcext:value-type="string">
            <text:p>8-Amino-8-demethylriboflavin 5'-phosphate; 8-Demethyl-8-aminoriboflavin 5'-phosphate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 calcext:value-type="string">
            <text:p>cpd:C22039</text:p>
          </table:table-cell>
          <table:table-cell table:style-name="ce5" office:value-type="string" calcext:value-type="string">
            <text:p>2-Carboxy-1,4-naphthoquinone; 1,4-Dioxo-2-naphthoic acid</text:p>
          </table:table-cell>
          <table:table-cell table:style-name="ce7"/>
          <table:table-cell table:number-columns-repeated="1021"/>
        </table:table-row>
        <table:table-row table:style-name="ro2" table:number-rows-repeated="104784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pdexcluded2.C2:cpdexcluded2.C735">
            <calcext:condition calcext:apply-style-name="Error" calcext:value="=&quot;x&quot;" calcext:base-cell-address="cpdexcluded2.C2"/>
            <calcext:condition calcext:apply-style-name="Good" calcext:value="=&quot;&quot;" calcext:base-cell-address="cpdexcluded2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11-30T16:54:07.377601174</dc:date>
    <meta:editing-duration>PT4M2S</meta:editing-duration>
    <meta:editing-cycles>2</meta:editing-cycles>
    <meta:generator>LibreOffice/6.3.6.2$Linux_X86_64 LibreOffice_project/30$Build-2</meta:generator>
    <meta:document-statistic meta:table-count="1" meta:cell-count="1498" meta:object-count="0"/>
  </office:meta>
</office:document-meta>
</file>